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4.317cm" table:align="center"/>
    </style:style>
    <style:style style:name="Table4.A" style:family="table-column">
      <style:table-column-properties style:column-width="3.115cm"/>
    </style:style>
    <style:style style:name="Table4.B" style:family="table-column">
      <style:table-column-properties style:column-width="1.903cm"/>
    </style:style>
    <style:style style:name="Table4.C" style:family="table-column">
      <style:table-column-properties style:column-width="1.939cm"/>
    </style:style>
    <style:style style:name="Table4.D" style:family="table-column">
      <style:table-column-properties style:column-width="1.794cm"/>
    </style:style>
    <style:style style:name="Table4.F" style:family="table-column">
      <style:table-column-properties style:column-width="1.953cm"/>
    </style:style>
    <style:style style:name="Table4.G" style:family="table-column">
      <style:table-column-properties style:column-width="1.82cm"/>
    </style:style>
    <style:style style:name="Table4.A1" style:family="table-cell">
      <style:table-cell-properties style:vertical-align="bottom" fo:padding="0.049cm" fo:border="1pt solid #000000"/>
    </style:style>
    <style:style style:name="Table4.B1" style:family="table-cell">
      <style:table-cell-properties style:vertical-align="bottom" fo:padding-left="0cm" fo:padding-right="0.049cm" fo:padding-top="0.049cm" fo:padding-bottom="0.049cm" fo:border-left="none" fo:border-right="1pt solid #000000" fo:border-top="1pt solid #000000" fo:border-bottom="1pt solid #000000"/>
    </style:style>
    <style:style style:name="Table4.A2" style:family="table-cell">
      <style:table-cell-properties style:vertical-align="bottom" fo:padding-left="0.049cm" fo:padding-right="0.049cm" fo:padding-top="0cm" fo:padding-bottom="0.049cm" fo:border-left="1pt solid #000000" fo:border-right="1pt solid #000000" fo:border-top="none" fo:border-bottom="1pt solid #000000"/>
    </style:style>
    <style:style style:name="Table4.B2" style:family="table-cell">
      <style:table-cell-properties style:vertical-align="bottom" fo:padding-left="0cm" fo:padding-right="0.049cm" fo:padding-top="0cm" fo:padding-bottom="0.049cm" fo:border-left="none" fo:border-right="1pt solid #000000" fo:border-top="none" fo:border-bottom="1pt solid #000000"/>
    </style:style>
    <style:style style:name="Table4.A4" style:family="table-cell">
      <style:table-cell-properties style:vertical-align="bottom" fo:background-color="#dddddd" fo:padding-left="0.049cm" fo:padding-right="0.049cm" fo:padding-top="0cm" fo:padding-bottom="0.049cm" fo:border-left="1pt solid #000000" fo:border-right="1pt solid #000000" fo:border-top="none" fo:border-bottom="1pt solid #000000">
        <style:background-image/>
      </style:table-cell-properties>
    </style:style>
    <style:style style:name="Table4.B4" style:family="table-cell">
      <style:table-cell-properties style:vertical-align="bottom" fo:background-color="#dddddd" fo:padding-left="0cm" fo:padding-right="0.049cm" fo:padding-top="0cm" fo:padding-bottom="0.049cm" fo:border-left="none" fo:border-right="1pt solid #000000" fo:border-top="none" fo:border-bottom="1pt solid #000000">
        <style:background-image/>
      </style:table-cell-properties>
    </style:style>
    <style:style style:name="Table6" style:family="table">
      <style:table-properties style:width="17cm" style:rel-width="100%" table:align="left"/>
    </style:style>
    <style:style style:name="Table6.A" style:family="table-column">
      <style:table-column-properties style:column-width="0.54cm" style:rel-column-width="2080*"/>
    </style:style>
    <style:style style:name="Table6.B" style:family="table-column">
      <style:table-column-properties style:column-width="16.461cm" style:rel-column-width="63455*"/>
    </style:style>
    <style:style style:name="P1" style:family="paragraph" style:parent-style-name="Table_20_Contents">
      <style:paragraph-properties fo:margin-top="0cm" fo:margin-bottom="0.499cm" loext:contextual-spacing="false"/>
      <style:text-properties style:font-name="Times New Roman" fo:font-size="11pt" style:font-size-asian="11pt" style:font-size-complex="11pt"/>
    </style:style>
    <style:style style:name="P2" style:family="paragraph" style:parent-style-name="Table_20_Contents">
      <style:paragraph-properties fo:margin-top="0cm" fo:margin-bottom="0.499cm" loext:contextual-spacing="false" fo:text-align="end" style:justify-single-word="false"/>
      <style:text-properties style:font-name="Times New Roman" fo:font-size="11pt" style:font-size-asian="11pt" style:font-size-complex="11pt"/>
    </style:style>
    <style:style style:name="P3" style:family="paragraph" style:parent-style-name="Table_20_Contents">
      <style:paragraph-properties fo:margin-top="0cm" fo:margin-bottom="0.499cm" loext:contextual-spacing="false"/>
      <style:text-properties style:font-name="Times New Roman" fo:font-size="11pt" officeooo:paragraph-rsid="00180695" style:font-size-asian="11pt" style:font-size-complex="11pt"/>
    </style:style>
    <style:style style:name="P4" style:family="paragraph" style:parent-style-name="Table_20_Contents">
      <style:text-properties style:font-name="Times New Roman" fo:font-size="11pt" style:font-size-asian="11pt" style:font-size-complex="11pt"/>
    </style:style>
    <style:style style:name="P5" style:family="paragraph" style:parent-style-name="Table_20_Contents">
      <style:text-properties style:font-name="Times New Roman" fo:font-size="11pt" officeooo:rsid="002053bd" style:font-size-asian="11pt" style:font-size-complex="11pt"/>
    </style:style>
    <style:style style:name="P6" style:family="paragraph" style:parent-style-name="Table_20_Contents">
      <style:paragraph-properties fo:text-align="center" style:justify-single-word="false"/>
      <style:text-properties style:font-name="Times New Roman" fo:font-size="11pt" officeooo:rsid="002053bd" officeooo:paragraph-rsid="002053bd" style:font-size-asian="11pt" style:font-size-complex="11pt"/>
    </style:style>
    <style:style style:name="P7" style:family="paragraph" style:parent-style-name="Table_20_Contents">
      <style:text-properties style:font-name="Times New Roman" fo:font-size="11pt" officeooo:rsid="002053bd" officeooo:paragraph-rsid="002053bd" style:font-size-asian="11pt" style:font-size-complex="11pt"/>
    </style:style>
    <style:style style:name="P8" style:family="paragraph" style:parent-style-name="Table_20_Contents">
      <style:paragraph-properties fo:margin-top="0cm" fo:margin-bottom="0cm" loext:contextual-spacing="false"/>
      <style:text-properties fo:color="#000000" style:font-name="Times New Roman" fo:font-size="11pt" style:font-size-asian="11pt" style:font-size-complex="11pt"/>
    </style:style>
    <style:style style:name="P9" style:family="paragraph" style:parent-style-name="Table_20_Contents">
      <style:paragraph-properties fo:margin-top="0cm" fo:margin-bottom="0cm" loext:contextual-spacing="false" fo:text-align="end" style:justify-single-word="false"/>
      <style:text-properties fo:color="#000000" style:font-name="Times New Roman" fo:font-size="11pt" style:font-size-asian="11pt" style:font-size-complex="11pt"/>
    </style:style>
    <style:style style:name="P10" style:family="paragraph" style:parent-style-name="Table_20_Contents">
      <loext:graphic-properties draw:fill="solid" draw:fill-color="#dddddd" draw:opacity="100%"/>
      <style:paragraph-properties fo:margin-top="0cm" fo:margin-bottom="0cm" loext:contextual-spacing="false" fo:text-align="end" style:justify-single-word="false" fo:background-color="#dddddd"/>
      <style:text-properties fo:color="#000000" style:font-name="Times New Roman" fo:font-size="11pt" style:font-size-asian="11pt" style:font-size-complex="11pt"/>
    </style:style>
    <style:style style:name="P11" style:family="paragraph" style:parent-style-name="Table_20_Contents">
      <loext:graphic-properties draw:fill="solid" draw:fill-color="#dddddd" draw:opacity="100%"/>
      <style:paragraph-properties fo:margin-top="0cm" fo:margin-bottom="0cm" loext:contextual-spacing="false" fo:background-color="#dddddd"/>
      <style:text-properties fo:color="#000000" style:font-name="Times New Roman" fo:font-size="11pt" style:font-size-asian="11pt" style:font-size-complex="11pt"/>
    </style:style>
    <style:style style:name="P12" style:family="paragraph" style:parent-style-name="Text_20_body">
      <style:paragraph-properties fo:margin-left="0cm" fo:margin-right="0cm" fo:text-indent="0cm" style:auto-text-indent="false"/>
      <style:text-properties style:font-name="Times New Roman" fo:font-size="11pt" style:font-size-asian="11pt" style:font-size-complex="11pt"/>
    </style:style>
    <style:style style:name="P13" style:family="paragraph" style:parent-style-name="Text_20_body">
      <style:paragraph-properties fo:margin-left="0cm" fo:margin-right="0cm" fo:text-indent="0cm" style:auto-text-indent="false"/>
      <style:text-properties style:font-name="Times New Roman" fo:font-size="11pt" officeooo:paragraph-rsid="000ecb72" style:font-size-asian="11pt" style:font-size-complex="11pt"/>
    </style:style>
    <style:style style:name="P14" style:family="paragraph" style:parent-style-name="Text_20_body">
      <style:paragraph-properties fo:margin-left="0cm" fo:margin-right="0cm" fo:text-indent="0cm" style:auto-text-indent="false"/>
      <style:text-properties style:font-name="Times New Roman" fo:font-size="11pt" officeooo:paragraph-rsid="001d2102" style:font-size-asian="11pt" style:font-size-complex="11pt"/>
    </style:style>
    <style:style style:name="P15" style:family="paragraph" style:parent-style-name="Text_20_body">
      <style:paragraph-properties fo:margin-left="0cm" fo:margin-right="0cm" fo:text-indent="0cm" style:auto-text-indent="false"/>
      <style:text-properties style:font-name="Times New Roman" fo:font-size="11pt" officeooo:paragraph-rsid="001f63d2" style:font-size-asian="11pt" style:font-size-complex="11pt"/>
    </style:style>
    <style:style style:name="P16" style:family="paragraph" style:parent-style-name="Text_20_body">
      <style:paragraph-properties fo:margin-left="0cm" fo:margin-right="0cm" fo:text-indent="0cm" style:auto-text-indent="false"/>
      <style:text-properties style:font-name="Times New Roman" fo:font-size="11pt" officeooo:paragraph-rsid="002053bd" style:font-size-asian="11pt" style:font-size-complex="11pt"/>
    </style:style>
    <style:style style:name="P17" style:family="paragraph" style:parent-style-name="Text_20_body">
      <style:paragraph-properties fo:margin-left="0cm" fo:margin-right="0cm" fo:text-indent="0cm" style:auto-text-indent="false"/>
      <style:text-properties style:font-name="Times New Roman" fo:font-size="11pt" officeooo:paragraph-rsid="0021c143" style:font-size-asian="11pt" style:font-size-complex="11pt"/>
    </style:style>
    <style:style style:name="P18" style:family="paragraph" style:parent-style-name="Text_20_body">
      <style:paragraph-properties fo:margin-left="0cm" fo:margin-right="0cm" fo:text-indent="0cm" style:auto-text-indent="false"/>
      <style:text-properties style:font-name="Times New Roman" fo:font-size="11pt" fo:font-weight="bold" style:font-size-asian="11pt" style:font-size-complex="11pt"/>
    </style:style>
    <style:style style:name="P19" style:family="paragraph" style:parent-style-name="Text_20_body">
      <style:paragraph-properties fo:margin-left="0cm" fo:margin-right="0cm" fo:text-indent="0cm" style:auto-text-indent="false"/>
      <style:text-properties style:font-name="Times New Roman" fo:font-size="11pt" fo:background-color="#66ff00" style:font-size-asian="11pt" style:font-size-complex="11pt"/>
    </style:style>
    <style:style style:name="P20" style:family="paragraph" style:parent-style-name="Text_20_body">
      <style:paragraph-properties fo:margin-left="0cm" fo:margin-right="0cm" fo:text-indent="0cm" style:auto-text-indent="false"/>
      <style:text-properties style:font-name="Times New Roman" fo:font-size="11pt" officeooo:rsid="001f63d2" officeooo:paragraph-rsid="001f63d2" fo:background-color="transparent" style:font-size-asian="11pt" style:font-size-complex="11pt"/>
    </style:style>
    <style:style style:name="P21" style:family="paragraph" style:parent-style-name="Text_20_body">
      <style:text-properties fo:color="#000000" style:font-name="Times New Roman" fo:font-size="11pt" fo:font-weight="bold" style:font-size-asian="11pt" style:font-size-complex="11pt"/>
    </style:style>
    <style:style style:name="P22" style:family="paragraph" style:parent-style-name="Text_20_body">
      <style:text-properties fo:color="#000000" style:font-name="Times New Roman" fo:font-size="11pt" style:text-underline-style="solid" style:text-underline-width="auto" style:text-underline-color="font-color" style:font-size-asian="11pt" style:font-size-complex="11pt"/>
    </style:style>
    <style:style style:name="P23" style:family="paragraph" style:parent-style-name="Text_20_body">
      <style:paragraph-properties fo:text-align="center" style:justify-single-word="false"/>
      <style:text-properties fo:color="#000000" style:font-name="Times New Roman" fo:font-size="11pt" officeooo:paragraph-rsid="0020cd40" style:font-size-asian="11pt" style:font-size-complex="11pt"/>
    </style:style>
    <style:style style:name="P24" style:family="paragraph" style:parent-style-name="Text_20_body">
      <style:text-properties style:text-line-through-style="none" style:text-line-through-type="none" style:font-name="Times New Roman" fo:font-size="11pt" style:text-underline-style="none" style:text-blinking="false" style:font-size-asian="11pt" style:font-size-complex="11pt"/>
    </style:style>
    <style:style style:name="P25" style:family="paragraph" style:parent-style-name="Text_20_body">
      <style:text-properties style:font-name="Times New Roman" fo:font-size="11pt" style:font-size-asian="11pt" style:font-size-complex="11pt"/>
    </style:style>
    <style:style style:name="P26" style:family="paragraph" style:parent-style-name="Text_20_body">
      <style:text-properties style:font-name="Times New Roman" fo:font-size="11pt" officeooo:paragraph-rsid="000f0996" style:font-size-asian="11pt" style:font-size-complex="11pt"/>
    </style:style>
    <style:style style:name="P27" style:family="paragraph" style:parent-style-name="Text_20_body">
      <style:text-properties style:font-name="Times New Roman" fo:font-size="11pt" officeooo:paragraph-rsid="00104606" style:font-size-asian="11pt" style:font-size-complex="11pt"/>
    </style:style>
    <style:style style:name="P28" style:family="paragraph" style:parent-style-name="Text_20_body">
      <style:text-properties style:font-name="Times New Roman" fo:font-size="11pt" officeooo:paragraph-rsid="001f63d2" style:font-size-asian="11pt" style:font-size-complex="11pt"/>
    </style:style>
    <style:style style:name="P29" style:family="paragraph" style:parent-style-name="Text_20_body">
      <style:text-properties style:font-name="Times New Roman" fo:font-size="11pt" officeooo:paragraph-rsid="002053bd" style:font-size-asian="11pt" style:font-size-complex="11pt"/>
    </style:style>
    <style:style style:name="P30" style:family="paragraph" style:parent-style-name="Text_20_body">
      <style:text-properties style:font-name="Times New Roman" fo:font-size="11pt" fo:font-weight="bold" style:font-size-asian="11pt" style:font-size-complex="11pt"/>
    </style:style>
    <style:style style:name="P31" style:family="paragraph" style:parent-style-name="Text_20_body">
      <style:text-properties style:font-name="Times New Roman" fo:font-size="11pt" fo:font-weight="bold" officeooo:rsid="001b5f55" officeooo:paragraph-rsid="001b5f55" style:font-size-asian="11pt" style:font-size-complex="11pt"/>
    </style:style>
    <style:style style:name="P32" style:family="paragraph" style:parent-style-name="Text_20_body">
      <style:text-properties style:font-name="Times New Roman" fo:font-size="11pt" fo:font-weight="bold" officeooo:paragraph-rsid="001f63d2" style:font-size-asian="11pt" style:font-size-complex="11pt"/>
    </style:style>
    <style:style style:name="P33" style:family="paragraph" style:parent-style-name="Text_20_body">
      <style:text-properties style:font-name="Times New Roman" fo:font-size="11pt" fo:font-weight="bold" officeooo:rsid="00180695" officeooo:paragraph-rsid="00180695" style:font-size-asian="11pt" style:font-weight-asian="bold" style:font-size-complex="11pt" style:font-weight-complex="bold"/>
    </style:style>
    <style:style style:name="P34" style:family="paragraph" style:parent-style-name="Text_20_body">
      <style:text-properties style:font-name="Times New Roman" fo:font-size="11pt" fo:font-weight="normal" officeooo:rsid="001b5f55" officeooo:paragraph-rsid="001b5f55" style:font-size-asian="11pt" style:font-weight-asian="normal" style:font-size-complex="11pt" style:font-weight-complex="normal"/>
    </style:style>
    <style:style style:name="P35" style:family="paragraph" style:parent-style-name="Text_20_body">
      <style:text-properties style:font-name="Times New Roman" fo:font-size="11pt" fo:font-weight="normal" officeooo:rsid="001b5f55" officeooo:paragraph-rsid="001b5f55" fo:background-color="#00ff66" style:font-size-asian="11pt" style:font-weight-asian="normal" style:font-size-complex="11pt" style:font-weight-complex="normal"/>
    </style:style>
    <style:style style:name="P36" style:family="paragraph" style:parent-style-name="Text_20_body">
      <style:text-properties style:font-name="Times New Roman" fo:font-size="11pt" style:text-underline-style="solid" style:text-underline-width="auto" style:text-underline-color="font-color" fo:font-weight="bold" officeooo:rsid="0020cd40" officeooo:paragraph-rsid="0020cd40" style:font-size-asian="11pt" style:font-size-complex="11pt"/>
    </style:style>
    <style:style style:name="P37" style:family="paragraph" style:parent-style-name="Text_20_body">
      <style:paragraph-properties fo:margin-left="0.847cm" fo:margin-right="0cm" fo:text-indent="-0.847cm" style:auto-text-indent="false"/>
      <style:text-properties style:font-name="Times New Roman" fo:font-size="11pt" style:font-size-asian="11pt" style:font-size-complex="11pt"/>
    </style:style>
    <style:style style:name="P38" style:family="paragraph" style:parent-style-name="Text_20_body">
      <style:paragraph-properties fo:margin-left="0.847cm" fo:margin-right="0cm" fo:text-indent="-0.847cm" style:auto-text-indent="false"/>
      <style:text-properties style:font-name="Times New Roman" officeooo:paragraph-rsid="0021c143"/>
    </style:style>
    <style:style style:name="P39" style:family="paragraph" style:parent-style-name="Table_20_Contents">
      <style:paragraph-properties fo:margin-left="0.247cm" fo:margin-right="0.247cm" fo:margin-top="0cm" fo:margin-bottom="0cm" loext:contextual-spacing="false" fo:text-align="center" style:justify-single-word="false" fo:text-indent="0cm" style:auto-text-indent="false"/>
      <style:text-properties officeooo:paragraph-rsid="00180695"/>
    </style:style>
    <style:style style:name="P40" style:family="paragraph" style:parent-style-name="Table_20_Contents">
      <style:paragraph-properties fo:margin-left="0.247cm" fo:margin-right="0.247cm" fo:margin-top="0cm" fo:margin-bottom="0cm" loext:contextual-spacing="false" fo:text-align="center" style:justify-single-word="false" fo:text-indent="0cm" style:auto-text-indent="false"/>
      <style:text-properties fo:color="#000000" style:font-name="Times New Roman1" officeooo:paragraph-rsid="00180695"/>
    </style:style>
    <style:style style:name="P41" style:family="paragraph" style:parent-style-name="Table_20_Contents">
      <style:paragraph-properties fo:margin-left="0.247cm" fo:margin-right="0.247cm" fo:margin-top="0cm" fo:margin-bottom="0cm" loext:contextual-spacing="false" fo:text-align="center" style:justify-single-word="false" fo:text-indent="0cm" style:auto-text-indent="false"/>
      <style:text-properties fo:color="#000000" style:font-name="Times New Roman1" fo:font-size="12pt" officeooo:paragraph-rsid="00180695" style:font-size-asian="12pt" style:font-size-complex="12pt"/>
    </style:style>
    <style:style style:name="P42" style:family="paragraph" style:parent-style-name="Table_20_Contents">
      <style:paragraph-properties fo:margin-left="0.247cm" fo:margin-right="0.247cm" fo:margin-top="0cm" fo:margin-bottom="0cm" loext:contextual-spacing="false" fo:text-align="center" style:justify-single-word="false" fo:text-indent="0cm" style:auto-text-indent="false"/>
      <style:text-properties fo:color="#000000" style:font-name="Times New Roman1" fo:font-size="12pt" officeooo:rsid="0012c39a" officeooo:paragraph-rsid="00180695" style:font-size-asian="12pt" style:font-size-complex="12pt"/>
    </style:style>
    <style:style style:name="P43" style:family="paragraph" style:parent-style-name="Table_20_Contents">
      <style:paragraph-properties fo:margin-left="0.247cm" fo:margin-right="0.247cm" fo:margin-top="0cm" fo:margin-bottom="0cm" loext:contextual-spacing="false" fo:text-align="center" style:justify-single-word="false" fo:text-indent="0cm" style:auto-text-indent="false"/>
      <style:text-properties fo:color="#000000" style:font-name="Times New Roman1" fo:font-size="10pt" officeooo:paragraph-rsid="00180695" style:font-size-asian="10pt" style:font-size-complex="10pt"/>
    </style:style>
    <style:style style:name="P44" style:family="paragraph" style:parent-style-name="Table_20_Contents">
      <style:paragraph-properties fo:margin-left="0.247cm" fo:margin-right="0.247cm" fo:margin-top="0cm" fo:margin-bottom="0cm" loext:contextual-spacing="false" fo:text-align="center" style:justify-single-word="false" fo:text-indent="0cm" style:auto-text-indent="false"/>
      <style:text-properties style:font-name="Times New Roman1" fo:font-size="10pt" fo:font-style="italic" fo:font-weight="bold" officeooo:paragraph-rsid="00180695" style:font-size-asian="10pt" style:font-size-complex="10pt"/>
    </style:style>
    <style:style style:name="P45" style:family="paragraph" style:parent-style-name="Table_20_Contents">
      <style:paragraph-properties fo:margin-left="0.247cm" fo:margin-right="0.247cm" fo:margin-top="0cm" fo:margin-bottom="0.499cm" loext:contextual-spacing="false" fo:text-align="center" style:justify-single-word="false" fo:text-indent="0cm" style:auto-text-indent="false"/>
      <style:text-properties fo:color="#000000" style:font-name="Times New Roman1" fo:font-size="18pt" fo:font-weight="bold" officeooo:paragraph-rsid="00180695" style:font-size-asian="18pt" style:font-size-complex="18pt"/>
    </style:style>
    <style:style style:name="P46" style:family="paragraph" style:parent-style-name="Footnote">
      <style:text-properties officeooo:rsid="00180695" officeooo:paragraph-rsid="00180695"/>
    </style:style>
    <style:style style:name="P47" style:family="paragraph" style:parent-style-name="Text_20_body" style:list-style-name="L1">
      <style:text-properties style:font-name="Times New Roman" fo:font-size="11pt" style:font-size-asian="11pt" style:font-size-complex="11pt"/>
    </style:style>
    <style:style style:name="P48" style:family="paragraph" style:parent-style-name="Text_20_body" style:list-style-name="L1">
      <style:text-properties style:font-name="Times New Roman" fo:font-size="11pt" officeooo:paragraph-rsid="0020cd40" style:font-size-asian="11pt" style:font-size-complex="11pt"/>
    </style:style>
    <style:style style:name="P49" style:family="paragraph" style:parent-style-name="Text_20_body" style:list-style-name="L1">
      <style:text-properties style:font-name="Times New Roman" fo:font-size="11pt" officeooo:rsid="0020cd40" officeooo:paragraph-rsid="0020cd40" style:font-size-asian="11pt" style:font-size-complex="11pt"/>
    </style:style>
    <style:style style:name="P50" style:family="paragraph" style:parent-style-name="Text_20_body">
      <style:text-properties style:font-name="Times New Roman" fo:font-size="11pt" fo:font-weight="bold" officeooo:rsid="00180695" officeooo:paragraph-rsid="00180695" fo:background-color="#ffffff" style:font-size-asian="11pt" style:font-weight-asian="bold" style:font-size-complex="11pt" style:font-weight-complex="bold"/>
    </style:style>
    <style:style style:name="P51" style:family="paragraph" style:parent-style-name="Text_20_body">
      <style:text-properties fo:color="#000000" style:font-name="Times New Roman" fo:font-size="11pt" style:text-underline-style="none" fo:font-weight="normal" officeooo:rsid="001f63d2" officeooo:paragraph-rsid="001f63d2" fo:background-color="#66ffff" style:font-size-asian="11pt" style:font-weight-asian="normal" style:font-size-complex="11pt" style:font-weight-complex="normal"/>
    </style:style>
    <style:style style:name="P52" style:family="paragraph" style:parent-style-name="Text_20_body">
      <style:paragraph-properties fo:margin-left="0cm" fo:margin-right="0cm" fo:text-indent="0cm" style:auto-text-indent="false"/>
      <style:text-properties fo:font-variant="normal" fo:text-transform="none" style:font-name="Times New Roman" fo:font-size="11pt" fo:font-style="normal" fo:font-weight="bold" officeooo:paragraph-rsid="001f63d2" fo:background-color="#ffffff" style:font-size-asian="11pt" style:font-size-complex="11pt"/>
    </style:style>
    <style:style style:name="P53" style:family="paragraph" style:parent-style-name="Text_20_body">
      <style:paragraph-properties fo:margin-left="0cm" fo:margin-right="0cm" fo:text-indent="0cm" style:auto-text-indent="false"/>
      <style:text-properties fo:font-variant="normal" fo:text-transform="none" fo:color="#000000" style:font-name="Times New Roman" fo:font-size="11pt" fo:font-style="normal" style:text-underline-style="solid" style:text-underline-width="auto" style:text-underline-color="font-color" fo:font-weight="bold" officeooo:rsid="001f63d2" officeooo:paragraph-rsid="001f63d2" fo:background-color="#66ffff" style:font-size-asian="11pt" style:font-weight-asian="normal" style:font-size-complex="11pt" style:font-weight-complex="normal"/>
    </style:style>
    <style:style style:name="P54" style:family="paragraph" style:parent-style-name="Text_20_body">
      <style:paragraph-properties fo:margin-left="0cm" fo:margin-right="0cm" fo:text-indent="0cm" style:auto-text-indent="false"/>
      <style:text-properties style:font-name="Times New Roman" fo:font-size="11pt" fo:font-weight="bold" officeooo:paragraph-rsid="001f63d2" fo:background-color="#ffffff" style:font-size-asian="11pt" style:font-size-complex="11pt"/>
    </style:style>
    <style:style style:name="P55" style:family="paragraph" style:parent-style-name="Text_20_body">
      <style:paragraph-properties fo:margin-left="0cm" fo:margin-right="0cm" fo:text-indent="0cm" style:auto-text-indent="false"/>
      <style:text-properties style:font-name="Times New Roman" fo:font-size="11pt" officeooo:paragraph-rsid="001f63d2" fo:background-color="#ffffff" style:font-size-asian="11pt" style:font-size-complex="11pt"/>
    </style:style>
    <style:style style:name="P56" style:family="paragraph" style:parent-style-name="Text_20_body">
      <style:paragraph-properties fo:margin-left="0cm" fo:margin-right="0cm" fo:text-indent="0cm" style:auto-text-indent="false"/>
      <style:text-properties fo:color="#000000" style:font-name="Times New Roman" fo:font-size="11pt" style:text-underline-style="none" officeooo:paragraph-rsid="001f63d2" fo:background-color="#ffffff" style:font-size-asian="11pt" style:font-size-complex="11pt"/>
    </style:style>
    <style:style style:name="P57" style:family="paragraph" style:parent-style-name="Heading_20_1">
      <style:text-properties style:font-name="Times New Roman" fo:font-size="11pt" style:font-size-asian="11pt" style:font-size-complex="11pt"/>
    </style:style>
    <style:style style:name="P58" style:family="paragraph" style:parent-style-name="Heading_20_2">
      <style:paragraph-properties fo:line-height="115%"/>
      <style:text-properties style:font-name="Times New Roman" fo:font-size="11pt" fo:font-weight="bold" officeooo:paragraph-rsid="001f63d2" style:font-size-asian="11pt" style:font-weight-asian="bold" style:font-size-complex="11pt" style:font-weight-complex="bold"/>
    </style:style>
    <style:style style:name="P59" style:family="paragraph" style:parent-style-name="Heading_20_2">
      <style:paragraph-properties fo:line-height="115%"/>
      <style:text-properties style:font-name="Times New Roman" fo:font-size="11pt" style:font-size-asian="11pt" style:font-size-complex="11pt"/>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text-position="0% 100%"/>
    </style:style>
    <style:style style:name="T4" style:family="text">
      <style:text-properties fo:color="#000000" style:text-position="0% 100%" style:text-underline-style="none"/>
    </style:style>
    <style:style style:name="T5" style:family="text">
      <style:text-properties fo:color="#000000" style:text-position="0% 100%" style:text-underline-style="none" officeooo:rsid="0021c143"/>
    </style:style>
    <style:style style:name="T6" style:family="text">
      <style:text-properties fo:color="#000000" style:text-position="0% 100%" fo:background-color="#ffffff" loext:char-shading-value="0"/>
    </style:style>
    <style:style style:name="T7" style:family="text">
      <style:text-properties fo:color="#000000" style:text-position="0% 100%" fo:background-color="#ffffff" loext:char-shading-value="0"/>
    </style:style>
    <style:style style:name="T8" style:family="text">
      <style:text-properties fo:color="#000000" fo:font-weight="normal" officeooo:rsid="002053bd" style:font-weight-asian="normal" style:font-weight-complex="normal"/>
    </style:style>
    <style:style style:name="T9" style:family="text">
      <style:text-properties fo:color="#000000" style:font-name="Times New Roman" fo:font-size="11pt" style:font-size-asian="11pt" style:font-size-complex="11pt"/>
    </style:style>
    <style:style style:name="T10" style:family="text">
      <style:text-properties fo:color="#000000"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T11" style:family="text">
      <style:text-properties fo:color="#000000" style:font-name="Times New Roman" fo:font-size="11pt" style:text-underline-style="solid" style:text-underline-width="auto" style:text-underline-color="font-color" fo:font-weight="bold" officeooo:rsid="0020cd40" style:font-size-asian="11pt" style:font-weight-asian="bold" style:font-size-complex="11pt" style:font-weight-complex="bold"/>
    </style:style>
    <style:style style:name="T12" style:family="text">
      <style:text-properties fo:color="#000000" style:font-name="Times New Roman" fo:font-size="11pt" fo:font-style="italic" style:font-size-asian="11pt" style:font-size-complex="11pt"/>
    </style:style>
    <style:style style:name="T13" style:family="text">
      <style:text-properties fo:color="#000000" style:font-name="Times New Roman" fo:font-size="11pt" fo:font-weight="bold" style:font-size-asian="11pt" style:font-size-complex="11pt"/>
    </style:style>
    <style:style style:name="T14" style:family="text">
      <style:text-properties fo:color="#000000" fo:background-color="transparent" loext:char-shading-value="0"/>
    </style:style>
    <style:style style:name="T15" style:family="text">
      <style:text-properties fo:color="#000000" officeooo:rsid="0020cd40" fo:background-color="transparent" loext:char-shading-value="0"/>
    </style:style>
    <style:style style:name="T16" style:family="text">
      <style:text-properties fo:color="#000000" officeooo:rsid="001f63d2"/>
    </style:style>
    <style:style style:name="T17" style:family="text">
      <style:text-properties fo:color="#000000" officeooo:rsid="002053bd"/>
    </style:style>
    <style:style style:name="T18" style:family="text">
      <style:text-properties fo:color="#000000" officeooo:rsid="0020cd40"/>
    </style:style>
    <style:style style:name="T19" style:family="text">
      <style:text-properties fo:color="#000000" officeooo:rsid="0020cd40" fo:background-color="#ffff00" loext:char-shading-value="0"/>
    </style:style>
    <style:style style:name="T20" style:family="text">
      <style:text-properties fo:color="#000000" style:text-underline-style="none"/>
    </style:style>
    <style:style style:name="T21" style:family="text">
      <style:text-properties fo:color="#000000" fo:background-color="#ffffff" loext:char-shading-value="0"/>
    </style:style>
    <style:style style:name="T22" style:family="text">
      <style:text-properties fo:color="#000000" fo:background-color="#ffffff" loext:char-shading-value="0"/>
    </style:style>
    <style:style style:name="T23" style:family="text">
      <style:text-properties style:font-name="Times New Roman1" fo:font-style="italic" fo:font-weight="bold"/>
    </style:style>
    <style:style style:name="T24" style:family="text">
      <style:text-properties style:font-name="Times New Roman1" fo:font-weight="normal" style:font-weight-asian="normal" style:font-weight-complex="normal"/>
    </style:style>
    <style:style style:name="T25" style:family="text">
      <style:text-properties style:font-name="Times New Roman1" fo:font-weight="normal" officeooo:rsid="001cc932" style:font-weight-asian="normal" style:font-weight-complex="normal"/>
    </style:style>
    <style:style style:name="T26" style:family="text">
      <style:text-properties fo:color="#1155cc" style:font-name="Times New Roman1" fo:font-size="10pt" style:font-size-asian="10pt" style:font-size-complex="10pt"/>
    </style:style>
    <style:style style:name="T27" style:family="text">
      <style:text-properties fo:color="#1155cc" style:font-name="Times New Roman" fo:font-size="11pt" style:font-size-asian="11pt" style:font-size-complex="11pt"/>
    </style:style>
    <style:style style:name="T28" style:family="text">
      <style:text-properties fo:color="#1155cc" fo:font-size="10pt" style:font-size-asian="10pt" style:font-size-complex="10pt"/>
    </style:style>
    <style:style style:name="T29" style:family="text">
      <style:text-properties fo:background-color="#00ff00" loext:char-shading-value="0"/>
    </style:style>
    <style:style style:name="T30" style:family="text">
      <style:text-properties officeooo:rsid="0015e9d6" fo:background-color="#00ff00" loext:char-shading-value="0"/>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weight="bold"/>
    </style:style>
    <style:style style:name="T34" style:family="text">
      <style:text-properties fo:font-weight="bold" officeooo:rsid="001e4b1d"/>
    </style:style>
    <style:style style:name="T35" style:family="text">
      <style:text-properties fo:font-weight="bold" officeooo:rsid="001f63d2"/>
    </style:style>
    <style:style style:name="T36" style:family="text">
      <style:text-properties fo:font-weight="bold" officeooo:rsid="0020cd40"/>
    </style:style>
    <style:style style:name="T37" style:family="text">
      <style:text-properties fo:font-variant="normal" fo:text-transform="none" fo:font-style="normal"/>
    </style:style>
    <style:style style:name="T38" style:family="text">
      <style:text-properties fo:font-variant="normal" fo:text-transform="none" fo:font-style="normal" fo:font-weight="bold"/>
    </style:style>
    <style:style style:name="T39" style:family="text">
      <style:text-properties fo:font-variant="normal" fo:text-transform="none" fo:font-style="normal" fo:font-weight="bold" officeooo:rsid="001f63d2"/>
    </style:style>
    <style:style style:name="T40" style:family="text">
      <style:text-properties fo:font-variant="normal" fo:text-transform="none" fo:font-style="normal" fo:font-weight="bold" fo:background-color="#ffffff" loext:char-shading-value="0"/>
    </style:style>
    <style:style style:name="T41" style:family="text">
      <style:text-properties fo:font-variant="normal" fo:text-transform="none" fo:font-style="normal" fo:font-weight="bold" fo:background-color="#ffffff" loext:char-shading-value="0"/>
    </style:style>
    <style:style style:name="T42" style:family="text">
      <style:text-properties fo:font-variant="normal" fo:text-transform="none" fo:font-style="normal" officeooo:rsid="000ecb72"/>
    </style:style>
    <style:style style:name="T43" style:family="text">
      <style:text-properties fo:font-variant="normal" fo:text-transform="none" fo:font-style="normal" fo:background-color="transparent" loext:char-shading-value="0"/>
    </style:style>
    <style:style style:name="T44" style:family="text">
      <style:text-properties fo:font-variant="normal" fo:text-transform="none" fo:font-style="normal" officeooo:rsid="001d2102" fo:background-color="transparent" loext:char-shading-value="0"/>
    </style:style>
    <style:style style:name="T45" style:family="text">
      <style:text-properties fo:font-variant="normal" fo:text-transform="none" fo:font-style="normal" officeooo:rsid="001d2102"/>
    </style:style>
    <style:style style:name="T46" style:family="text">
      <style:text-properties fo:font-variant="normal" fo:text-transform="none" fo:font-style="normal" fo:background-color="#ffffff" loext:char-shading-value="0"/>
    </style:style>
    <style:style style:name="T47" style:family="text">
      <style:text-properties fo:font-variant="normal" fo:text-transform="none" fo:font-style="normal" officeooo:rsid="000ecb72" fo:background-color="#ffffff" loext:char-shading-value="0"/>
    </style:style>
    <style:style style:name="T48" style:family="text">
      <style:text-properties fo:font-variant="normal" fo:text-transform="none" fo:font-style="normal" officeooo:rsid="000ecb72" fo:background-color="#ffffff" loext:char-shading-value="0"/>
    </style:style>
    <style:style style:name="T49" style:family="text">
      <style:text-properties fo:font-variant="normal" fo:text-transform="none" fo:font-style="normal" fo:background-color="#ffffff" loext:char-shading-value="0"/>
    </style:style>
    <style:style style:name="T50" style:family="text">
      <style:text-properties fo:font-variant="normal" fo:text-transform="none" fo:font-style="normal" officeooo:rsid="001d2102" fo:background-color="#ffffff" loext:char-shading-value="0"/>
    </style:style>
    <style:style style:name="T51" style:family="text">
      <style:text-properties fo:font-variant="normal" fo:text-transform="none" fo:font-style="normal" officeooo:rsid="001d2102" fo:background-color="#ffffff" loext:char-shading-value="0"/>
    </style:style>
    <style:style style:name="T52" style:family="text">
      <style:text-properties fo:font-variant="normal" fo:text-transform="none" style:text-position="0% 100%" fo:font-style="normal"/>
    </style:style>
    <style:style style:name="T53" style:family="text">
      <style:text-properties fo:font-variant="normal" fo:text-transform="none" style:text-position="0% 100%" fo:font-style="normal" officeooo:rsid="000ecb72"/>
    </style:style>
    <style:style style:name="T54" style:family="text">
      <style:text-properties fo:font-variant="normal" fo:text-transform="none" style:text-position="0% 100%" fo:font-style="normal" officeooo:rsid="0021c143"/>
    </style:style>
    <style:style style:name="T55" style:family="text">
      <style:text-properties fo:font-variant="normal" fo:text-transform="none" style:text-position="0% 100%" fo:font-style="normal" fo:background-color="#ffffff" loext:char-shading-value="0"/>
    </style:style>
    <style:style style:name="T56" style:family="text">
      <style:text-properties fo:font-variant="normal" fo:text-transform="none" style:text-position="0% 100%" fo:font-style="normal" officeooo:rsid="000ecb72" fo:background-color="#ffffff" loext:char-shading-value="0"/>
    </style:style>
    <style:style style:name="T57" style:family="text">
      <style:text-properties fo:font-variant="normal" fo:text-transform="none" style:text-position="0% 100%" fo:font-style="normal" officeooo:rsid="000ecb72" fo:background-color="#ffffff" loext:char-shading-value="0"/>
    </style:style>
    <style:style style:name="T58" style:family="text">
      <style:text-properties fo:font-variant="normal" fo:text-transform="none" style:text-position="0% 100%" fo:font-style="normal" officeooo:rsid="0021c143" fo:background-color="#ffffff" loext:char-shading-value="0"/>
    </style:style>
    <style:style style:name="T59" style:family="text">
      <style:text-properties fo:font-variant="normal" fo:text-transform="none" style:text-position="0% 100%" fo:font-style="normal" officeooo:rsid="0021c143" fo:background-color="#ffffff" loext:char-shading-value="0"/>
    </style:style>
    <style:style style:name="T60" style:family="text">
      <style:text-properties fo:font-variant="normal" fo:text-transform="none" style:text-position="0% 100%" fo:font-style="normal" fo:background-color="#ffffff" loext:char-shading-value="0"/>
    </style:style>
    <style:style style:name="T61" style:family="text">
      <style:text-properties fo:font-variant="normal" fo:text-transform="none" fo:color="#333333" style:font-name="Times New Roman" fo:font-size="11pt" fo:letter-spacing="normal" fo:font-style="normal" style:font-size-asian="11pt" style:font-size-complex="11pt"/>
    </style:style>
    <style:style style:name="T62" style:family="text">
      <style:text-properties fo:background-color="#ff0000" loext:char-shading-value="0"/>
    </style:style>
    <style:style style:name="T63" style:family="text">
      <style:text-properties style:text-position="0% 100%"/>
    </style:style>
    <style:style style:name="T64" style:family="text">
      <style:text-properties style:text-position="0% 100%" fo:background-color="#ffffff" loext:char-shading-value="0"/>
    </style:style>
    <style:style style:name="T65" style:family="text">
      <style:text-properties style:text-position="0% 100%" officeooo:rsid="0021c143" fo:background-color="#ffffff" loext:char-shading-value="0"/>
    </style:style>
    <style:style style:name="T66" style:family="text">
      <style:text-properties style:text-position="0% 100%" officeooo:rsid="0021c143" fo:background-color="#ffffff" loext:char-shading-value="0"/>
    </style:style>
    <style:style style:name="T67" style:family="text">
      <style:text-properties style:text-position="0% 100%" fo:background-color="#ffffff" loext:char-shading-value="0"/>
    </style:style>
    <style:style style:name="T68" style:family="text">
      <style:text-properties style:text-position="0% 100%" officeooo:rsid="001cc932" fo:background-color="#ffffff" loext:char-shading-value="0"/>
    </style:style>
    <style:style style:name="T69" style:family="text">
      <style:text-properties style:text-position="0% 100%" officeooo:rsid="001cc932" fo:background-color="#ffffff" loext:char-shading-value="0"/>
    </style:style>
    <style:style style:name="T70" style:family="text">
      <style:text-properties style:text-position="0% 100%" officeooo:rsid="001cc932"/>
    </style:style>
    <style:style style:name="T71" style:family="text">
      <style:text-properties style:text-position="0% 100%" officeooo:rsid="0021c143"/>
    </style:style>
    <style:style style:name="T72" style:family="text">
      <style:text-properties fo:background-color="#9933ff" loext:char-shading-value="0"/>
    </style:style>
    <style:style style:name="T73" style:family="text">
      <style:text-properties officeooo:rsid="000edd04"/>
    </style:style>
    <style:style style:name="T74" style:family="text">
      <style:text-properties officeooo:rsid="000f0996"/>
    </style:style>
    <style:style style:name="T75" style:family="text">
      <style:text-properties officeooo:rsid="00113f7b"/>
    </style:style>
    <style:style style:name="T76" style:family="text">
      <style:text-properties officeooo:rsid="0012c39a"/>
    </style:style>
    <style:style style:name="T77" style:family="text">
      <style:text-properties officeooo:rsid="001451b1"/>
    </style:style>
    <style:style style:name="T78" style:family="text">
      <style:text-properties fo:font-weight="normal"/>
    </style:style>
    <style:style style:name="T79" style:family="text">
      <style:text-properties style:font-name="Times New Roman" fo:font-size="11pt" style:font-size-asian="11pt" style:font-size-complex="11pt"/>
    </style:style>
    <style:style style:name="T80" style:family="text">
      <style:text-properties style:font-name="Times New Roman" fo:font-size="11pt" style:text-underline-style="solid" style:text-underline-width="auto" style:text-underline-color="font-color" fo:font-weight="bold" officeooo:rsid="0020cd40" style:font-size-asian="11pt" style:font-weight-asian="bold" style:font-size-complex="11pt" style:font-weight-complex="bold"/>
    </style:style>
    <style:style style:name="T81" style:family="text">
      <style:text-properties style:text-position="sub 58%" officeooo:rsid="001451b1"/>
    </style:style>
    <style:style style:name="T82" style:family="text">
      <style:text-properties style:text-position="sub 58%" fo:font-size="10pt" officeooo:rsid="001451b1" style:font-size-asian="10pt" style:font-size-complex="10pt"/>
    </style:style>
    <style:style style:name="T83" style:family="text">
      <style:text-properties officeooo:rsid="0015e9d6"/>
    </style:style>
    <style:style style:name="T84" style:family="text">
      <style:text-properties fo:background-color="transparent" loext:char-shading-value="0"/>
    </style:style>
    <style:style style:name="T85" style:family="text">
      <style:text-properties officeooo:rsid="0015e9d6" fo:background-color="transparent" loext:char-shading-value="0"/>
    </style:style>
    <style:style style:name="T86" style:family="text">
      <style:text-properties officeooo:rsid="001cc932" fo:background-color="transparent" loext:char-shading-value="0"/>
    </style:style>
    <style:style style:name="T87" style:family="text">
      <style:text-properties officeooo:rsid="001932cb" fo:background-color="transparent" loext:char-shading-value="0"/>
    </style:style>
    <style:style style:name="T88" style:family="text">
      <style:text-properties officeooo:rsid="001d2102" fo:background-color="transparent" loext:char-shading-value="0"/>
    </style:style>
    <style:style style:name="T89" style:family="text">
      <style:text-properties officeooo:rsid="001f63d2" fo:background-color="transparent" loext:char-shading-value="0"/>
    </style:style>
    <style:style style:name="T90" style:family="text">
      <style:text-properties officeooo:rsid="0023c365" fo:background-color="transparent" loext:char-shading-value="0"/>
    </style:style>
    <style:style style:name="T91" style:family="text">
      <style:text-properties fo:background-color="#ffff66" loext:char-shading-value="0"/>
    </style:style>
    <style:style style:name="T92" style:family="text">
      <style:text-properties fo:font-size="10pt" style:font-size-asian="10pt" style:font-size-complex="10pt"/>
    </style:style>
    <style:style style:name="T93" style:family="text">
      <style:text-properties officeooo:rsid="001932cb"/>
    </style:style>
    <style:style style:name="T94" style:family="text">
      <style:text-properties officeooo:rsid="001ac6b0"/>
    </style:style>
    <style:style style:name="T95" style:family="text">
      <style:text-properties fo:background-color="#ffffff" loext:char-shading-value="0"/>
    </style:style>
    <style:style style:name="T96" style:family="text">
      <style:text-properties officeooo:rsid="001ac6b0" fo:background-color="#ffffff" loext:char-shading-value="0"/>
    </style:style>
    <style:style style:name="T97" style:family="text">
      <style:text-properties fo:background-color="#ffffff" loext:char-shading-value="0"/>
    </style:style>
    <style:style style:name="T98" style:family="text">
      <style:text-properties officeooo:rsid="0023c365" fo:background-color="#ffffff" loext:char-shading-value="0"/>
    </style:style>
    <style:style style:name="T99" style:family="text">
      <style:text-properties officeooo:rsid="0023c365" fo:background-color="#ffffff" loext:char-shading-value="0"/>
    </style:style>
    <style:style style:name="T100" style:family="text">
      <style:text-properties officeooo:rsid="001b5f55" fo:background-color="#ffffff" loext:char-shading-value="0"/>
    </style:style>
    <style:style style:name="T101" style:family="text">
      <style:text-properties officeooo:rsid="001b5f55" fo:background-color="#ffffff" loext:char-shading-value="0"/>
    </style:style>
    <style:style style:name="T102" style:family="text">
      <style:text-properties officeooo:rsid="000f0996" fo:background-color="#ffffff" loext:char-shading-value="0"/>
    </style:style>
    <style:style style:name="T103" style:family="text">
      <style:text-properties officeooo:rsid="000f0996" fo:background-color="#ffffff" loext:char-shading-value="0"/>
    </style:style>
    <style:style style:name="T104" style:family="text">
      <style:text-properties officeooo:rsid="001cc932" fo:background-color="#ffffff" loext:char-shading-value="0"/>
    </style:style>
    <style:style style:name="T105" style:family="text">
      <style:text-properties officeooo:rsid="001cc932" fo:background-color="#ffffff" loext:char-shading-value="0"/>
    </style:style>
    <style:style style:name="T106" style:family="text">
      <style:text-properties officeooo:rsid="001b5f55"/>
    </style:style>
    <style:style style:name="T107" style:family="text">
      <style:text-properties fo:background-color="#00ff66" loext:char-shading-value="0"/>
    </style:style>
    <style:style style:name="T108" style:family="text">
      <style:text-properties officeooo:rsid="0015e9d6" fo:background-color="#00ff66" loext:char-shading-value="0"/>
    </style:style>
    <style:style style:name="T109" style:family="text">
      <style:text-properties officeooo:rsid="001cc932"/>
    </style:style>
    <style:style style:name="T110" style:family="text">
      <style:text-properties officeooo:rsid="001f63d2"/>
    </style:style>
    <style:style style:name="T111" style:family="text">
      <style:text-properties officeooo:rsid="001fb44b"/>
    </style:style>
    <style:style style:name="T112" style:family="text">
      <style:text-properties officeooo:rsid="002053bd"/>
    </style:style>
    <style:style style:name="T113" style:family="text">
      <style:text-properties officeooo:rsid="0020cd40"/>
    </style:style>
    <style:style style:name="T114" style:family="text">
      <style:text-properties officeooo:rsid="0021c143"/>
    </style:style>
    <style:style style:name="T115" style:family="text">
      <style:text-properties fo:font-size="11pt" style:font-size-asian="11pt" style:font-size-complex="11pt"/>
    </style:style>
    <style:style style:name="T116" style:family="text">
      <style:text-properties fo:font-size="11pt" officeooo:rsid="0021c143" style:font-size-asian="11pt" style:font-size-complex="11pt"/>
    </style:style>
    <style:style style:name="T117" style:family="text">
      <style:text-properties officeooo:rsid="0021c143" fo:background-color="#ffff00" loext:char-shading-value="0"/>
    </style:style>
    <style:style style:name="T118" style:family="text">
      <style:text-properties officeooo:rsid="0023c36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 cerebrovascular tortuosity quantification toolbox with additional simulation-based metric validation tool</text:p>
      <text:p text:style-name="P41"><text:span text:style-name="T76">William M. Baker Morrison</text:span><text:span text:style-name="T81">a</text:span><text:span text:style-name="T76"> and Richard G. Wise</text:span><text:span text:style-name="T81">a</text:span><text:line-break/><text:span text:style-name="T82">a</text:span><text:span text:style-name="T92">Cardiff University Brain Research Imaging Centre (CUBRIC), Cardiff University, Park Place, Cardiff,  CF10 3AT, UK </text:span></text:p>
      <text:p text:style-name="P40"><text:a xlink:type="simple" xlink:href="mailto:willbakermorrison@gmail.com" text:style-name="Internet_20_link" text:visited-style-name="Visited_20_Internet_20_Link"><text:span text:style-name="T28">willbakermorrison@gmail.com</text:span></text:a></text:p>
      <text:p text:style-name="P40"><text:a xlink:type="simple" xlink:href="mailto:Wise.RG@cardiff.ac.uk" text:style-name="Internet_20_link" text:visited-style-name="Visited_20_Internet_20_Link"><text:span text:style-name="T28">Wise.RG@cardiff.ac.uk</text:span></text:a></text:p>
      <text:p text:style-name="P41"/>
      <text:p text:style-name="P42">Emma Hart<text:span text:style-name="T81">b</text:span></text:p>
      <text:p text:style-name="P43"><text:span text:style-name="T81">b</text:span>Clinical Research Imaging Centre (CRIC), University of Bristol, 60 St Michael’s Hill, Bristol, BS2 8DX, UK</text:p>
      <text:p text:style-name="P39"><text:a xlink:type="simple" xlink:href="mailto:emma.hart@bristol.ac.uk" text:style-name="Internet_20_link" text:visited-style-name="Visited_20_Internet_20_Link"><text:span text:style-name="T26">emma.hart@bristol.ac.uk</text:span></text:a></text:p>
      <text:p text:style-name="P44"/>
      <text:p text:style-name="P3"><text:span text:style-name="T23">Abstract<text:line-break/></text:span><text:span text:style-name="T24">Determining cerebrovascular structural abnormalities has many important clinical implications. Vessel tortuosity has been suggested as a possible relevant parameter in many cerebrovascular disorders. This article outlines a Matlab based toolbox – Toolbox for Quantifying the Tortuosity of blood Vessels (TQTV) – which provides a method of tubular analysis upon magnetic resonance angiograms (MRA). The toolbox contains vessel selection tools to isolate a specific vessel in 3D and incorporates three tortuosity measures: distance metric, sum of angles metric, inflection count metric. Although these metrics were chosen, others could be incorporated relatively easily given proficiency in Matlab script writing. The tool was validated through computer simulated vessel centrelines, modulating the centreline</text:span><text:span text:style-name="T25">'</text:span><text:span text:style-name="T24">s contributing parameters across ranges to investigate their applicability to real vessels and determining associated errors in the toolbox</text:span><text:span text:style-name="T25">'</text:span><text:span text:style-name="T24">s incorporated methods.</text:span></text:p>
      <text:p text:style-name="P25"><text:span text:style-name="T33">Keywords: </text:span><text:span text:style-name="T1">cerebrovascular tortuosity, vessel quantification, vessel length, vessel centreline, Matlab toolbox</text:span></text:p>
      <text:p text:style-name="P33"><text:span text:style-name="T1">Abbreviatio</text:span><text:span text:style-name="T22">ns</text:span><text:span text:style-name="T22"><text:note text:id="ftn1" text:note-class="footnote"><text:note-citation>1</text:note-citation><text:note-body><text:p text:style-name="P46">TQTV – Toolbox for <text:span text:style-name="T109">Q</text:span>uantifying the <text:span text:style-name="T109">T</text:span>ortuosity of blood <text:span text:style-name="T109">V</text:span>essels, MRA – <text:span text:style-name="T109">M</text:span>agnetic <text:span text:style-name="T109">R</text:span>esonance <text:span text:style-name="T109">A</text:span>ngiograms</text:p></text:note-body></text:note></text:span></text:p>
      <text:p text:style-name="P50"><text:span text:style-name="T1">Permanent address</text:span><text:span text:style-name="T1"><text:note text:id="ftn2" text:note-class="footnote"><text:note-citation>2</text:note-citation><text:note-body><text:p text:style-name="P46">William Baker Morrison, current address Liebigstra<text:span text:style-name="T109">ss</text:span>e 1C, Berlin, 10247, Germany</text:p></text:note-body></text:note></text:span></text:p>
      <text:p text:style-name="P12"><text:span text:style-name="T33">1.</text:span><text:span text:style-name="T34">1</text:span><text:span text:style-name="T33"> Introduction</text:span><text:span text:style-name="T2"><text:line-break/></text:span><text:span text:style-name="T1">Cerebral angiograms have many valuable clinical applications and with ever advancing computing capacity, knowledge about specific variables amongst cerebrovascular architecture is giving us new insights into vascular disease. Here in particular, vascular tortuosity has been identified as a measurable abnormality parameter</text:span><text:span text:style-name="T22"> </text:span><text:reference-mark-start text:name="ADDIN CSL_CITATION {&quot;mendeley&quot;: {&quot;formattedCitation&quot;: &quot;(Desai and Toole, n.d.; Turior, 2012)&quot;, &quot;plainTextFormattedCitation&quot;: &quot;(Desai and Toole, n.d.; Turior, 2012)&quot;, &quot;previouslyFormattedCitation&quot;: &quot;(Desai and Toole, n.d.; Turior, 2012)&quot;}, &quot;schema&quot;: &quot;https://github.com/citation-style-language/schema/raw/master/csl-citation.json&quot;, &quot;citationItems&quot;: [{&quot;itemData&quot;: {&quot;volume&quot;: &quot;2&quot;, &quot;title&quot;: &quot;Curvature-based Tortuosity Evaluation for Infant Retinal Images&quot;, &quot;issue&quot;: &quot;8&quot;, &quot;type&quot;: &quot;article-journal&quot;, &quot;issued&quot;: {&quot;date-parts&quot;: [[&quot;2012&quot;]]}, &quot;author&quot;: [{&quot;suffix&quot;: &quot;&quot;, &quot;parse-names&quot;: false, &quot;given&quot;: &quot;Rashmi&quot;, &quot;non-dropping-particle&quot;: &quot;&quot;, &quot;family&quot;: &quot;Turior&quot;, &quot;dropping-particle&quot;: &quot;&quot;}], &quot;id&quot;: &quot;ITEM-1&quot;, &quot;page&quot;: &quot;9-18&quot;}, &quot;id&quot;: &quot;ITEM-1&quot;, &quot;uris&quot;: [&quot;http://www.mendeley.com/documents/?uuid=858028d9-d52c-4c05-8adb-e9e7f88b752b&quot;]}, {&quot;itemData&quot;: {&quot;volume&quot;: &quot;6&quot;, &quot;PMID&quot;: &quot;1198629&quot;, &quot;container-title&quot;: &quot;Stroke; a journal of cerebral circulation&quot;, &quot;issue&quot;: &quot;6&quot;, &quot;DOI&quot;: &quot;10.1161/01.STR.6.6.649&quot;, &quot;type&quot;: &quot;article-journal&quot;, &quot;issued&quot;: {&quot;date-parts&quot;: [[&quot;0&quot;]]}, &quot;abstract&quot;: &quot;Kinking and coiling of the internal carotid artery (ICA) sometimes may result in symptomatic cerebrovascular disease, but indisputable evidence linking the two conditions is lacking. However, there is enough evidence to warrant careful consideration of surgical correction in patients who have features of the carotid artery syndrome and kinking of the ICA as shown on angiography. Kinking or buckling of the artery is due to atherosclerosis and is to be distinguished from coiling, which is ascribed to embryological causes. Definite recommendations regarding the advisability of surgery for infants who are discovered to have coils cannot be made, but coiling is generally asymptomatic. Adults with kinks in their carotid arteries who have recurrent transient ischemic attacks (TIAs) benefit most from surgical correction, particularly if symptoms are aggravated on head rotation, which may cause the kink to obstruct.&quot;, &quot;author&quot;: [{&quot;suffix&quot;: &quot;&quot;, &quot;parse-names&quot;: false, &quot;given&quot;: &quot;B&quot;, &quot;non-dropping-particle&quot;: &quot;&quot;, &quot;family&quot;: &quot;Desai&quot;, &quot;dropping-particle&quot;: &quot;&quot;}, {&quot;suffix&quot;: &quot;&quot;, &quot;parse-names&quot;: false, &quot;given&quot;: &quot;J F&quot;, &quot;non-dropping-particle&quot;: &quot;&quot;, &quot;family&quot;: &quot;Toole&quot;, &quot;dropping-particle&quot;: &quot;&quot;}], &quot;id&quot;: &quot;ITEM-2&quot;, &quot;title&quot;: &quot;Kinks, coils, and carotids: a review.&quot;, &quot;page&quot;: &quot;649-653&quot;, &quot;ISSN&quot;: &quot;0039-2499&quot;}, &quot;id&quot;: &quot;ITEM-2&quot;, &quot;uris&quot;: [&quot;http://www.mendeley.com/documents/?uuid=ead4e04a-8c7f-442f-89fa-4c0489b56f6d&quot;]}], &quot;properties&quot;: {&quot;noteIndex&quot;: 0}} RNDYDiia7WsCe"/><text:span text:style-name="T22">(Desai and Toole, n.d.; Turior, 2012)</text:span><text:reference-mark-end text:name="ADDIN CSL_CITATION {&quot;mendeley&quot;: {&quot;formattedCitation&quot;: &quot;(Desai and Toole, n.d.; Turior, 2012)&quot;, &quot;plainTextFormattedCitation&quot;: &quot;(Desai and Toole, n.d.; Turior, 2012)&quot;, &quot;previouslyFormattedCitation&quot;: &quot;(Desai and Toole, n.d.; Turior, 2012)&quot;}, &quot;schema&quot;: &quot;https://github.com/citation-style-language/schema/raw/master/csl-citation.json&quot;, &quot;citationItems&quot;: [{&quot;itemData&quot;: {&quot;volume&quot;: &quot;2&quot;, &quot;title&quot;: &quot;Curvature-based Tortuosity Evaluation for Infant Retinal Images&quot;, &quot;issue&quot;: &quot;8&quot;, &quot;type&quot;: &quot;article-journal&quot;, &quot;issued&quot;: {&quot;date-parts&quot;: [[&quot;2012&quot;]]}, &quot;author&quot;: [{&quot;suffix&quot;: &quot;&quot;, &quot;parse-names&quot;: false, &quot;given&quot;: &quot;Rashmi&quot;, &quot;non-dropping-particle&quot;: &quot;&quot;, &quot;family&quot;: &quot;Turior&quot;, &quot;dropping-particle&quot;: &quot;&quot;}], &quot;id&quot;: &quot;ITEM-1&quot;, &quot;page&quot;: &quot;9-18&quot;}, &quot;id&quot;: &quot;ITEM-1&quot;, &quot;uris&quot;: [&quot;http://www.mendeley.com/documents/?uuid=858028d9-d52c-4c05-8adb-e9e7f88b752b&quot;]}, {&quot;itemData&quot;: {&quot;volume&quot;: &quot;6&quot;, &quot;PMID&quot;: &quot;1198629&quot;, &quot;container-title&quot;: &quot;Stroke; a journal of cerebral circulation&quot;, &quot;issue&quot;: &quot;6&quot;, &quot;DOI&quot;: &quot;10.1161/01.STR.6.6.649&quot;, &quot;type&quot;: &quot;article-journal&quot;, &quot;issued&quot;: {&quot;date-parts&quot;: [[&quot;0&quot;]]}, &quot;abstract&quot;: &quot;Kinking and coiling of the internal carotid artery (ICA) sometimes may result in symptomatic cerebrovascular disease, but indisputable evidence linking the two conditions is lacking. However, there is enough evidence to warrant careful consideration of surgical correction in patients who have features of the carotid artery syndrome and kinking of the ICA as shown on angiography. Kinking or buckling of the artery is due to atherosclerosis and is to be distinguished from coiling, which is ascribed to embryological causes. Definite recommendations regarding the advisability of surgery for infants who are discovered to have coils cannot be made, but coiling is generally asymptomatic. Adults with kinks in their carotid arteries who have recurrent transient ischemic attacks (TIAs) benefit most from surgical correction, particularly if symptoms are aggravated on head rotation, which may cause the kink to obstruct.&quot;, &quot;author&quot;: [{&quot;suffix&quot;: &quot;&quot;, &quot;parse-names&quot;: false, &quot;given&quot;: &quot;B&quot;, &quot;non-dropping-particle&quot;: &quot;&quot;, &quot;family&quot;: &quot;Desai&quot;, &quot;dropping-particle&quot;: &quot;&quot;}, {&quot;suffix&quot;: &quot;&quot;, &quot;parse-names&quot;: false, &quot;given&quot;: &quot;J F&quot;, &quot;non-dropping-particle&quot;: &quot;&quot;, &quot;family&quot;: &quot;Toole&quot;, &quot;dropping-particle&quot;: &quot;&quot;}], &quot;id&quot;: &quot;ITEM-2&quot;, &quot;title&quot;: &quot;Kinks, coils, and carotids: a review.&quot;, &quot;page&quot;: &quot;649-653&quot;, &quot;ISSN&quot;: &quot;0039-2499&quot;}, &quot;id&quot;: &quot;ITEM-2&quot;, &quot;uris&quot;: [&quot;http://www.mendeley.com/documents/?uuid=ead4e04a-8c7f-442f-89fa-4c0489b56f6d&quot;]}], &quot;properties&quot;: {&quot;noteIndex&quot;: 0}} RNDYDiia7WsCe"/><text:span text:style-name="T7">⁠</text:span><text:span text:style-name="T97">, especially in age related disease</text:span><text:reference-mark-start text:name="ADDIN CSL_CITATION {&quot;mendeley&quot;: {&quot;formattedCitation&quot;: &quot;(Popa-Wagner et al., 2012)&quot;, &quot;plainTextFormattedCitation&quot;: &quot;(Popa-Wagner et al., 2012)&quot;, &quot;previouslyFormattedCitation&quot;: &quot;(Popa-Wagner et al., 2012)&quot;}, &quot;schema&quot;: &quot;https://github.com/citation-style-language/schema/raw/master/csl-citation.json&quot;, &quot;citationItems&quot;: [{&quot;itemData&quot;: {&quot;volume&quot;: &quot;2012&quot;, &quot;page&quot;: &quot;128146&quot;, &quot;PMID&quot;: &quot;22523684&quot;, &quot;container-title&quot;: &quot;Journal of aging research&quot;, &quot;DOI&quot;: &quot;10.1155/2012/128146&quot;, &quot;type&quot;: &quot;article-journal&quot;, &quot;issued&quot;: {&quot;date-parts&quot;: [[&quot;2012&quot;]]}, &quot;author&quot;: [{&quot;suffix&quot;: &quot;&quot;, &quot;parse-names&quot;: false, &quot;given&quot;: &quot;Aurel&quot;, &quot;non-dropping-particle&quot;: &quot;&quot;, &quot;family&quot;: &quot;Popa-Wagner&quot;, &quot;dropping-particle&quot;: &quot;&quot;}, {&quot;suffix&quot;: &quot;&quot;, &quot;parse-names&quot;: false, &quot;given&quot;: &quot;Ana-Maria&quot;, &quot;non-dropping-particle&quot;: &quot;&quot;, &quot;family&quot;: &quot;Buga&quot;, &quot;dropping-particle&quot;: &quot;&quot;}, {&quot;suffix&quot;: &quot;&quot;, &quot;parse-names&quot;: false, &quot;given&quot;: &quot;Ryan C&quot;, &quot;non-dropping-particle&quot;: &quot;&quot;, &quot;family&quot;: &quot;Turner&quot;, &quot;dropping-particle&quot;: &quot;&quot;}, {&quot;suffix&quot;: &quot;&quot;, &quot;parse-names&quot;: false, &quot;given&quot;: &quot;Charles L&quot;, &quot;non-dropping-particle&quot;: &quot;&quot;, &quot;family&quot;: &quot;Rosen&quot;, &quot;dropping-particle&quot;: &quot;&quot;}, {&quot;suffix&quot;: &quot;&quot;, &quot;parse-names&quot;: false, &quot;given&quot;: &quot;Emil&quot;, &quot;non-dropping-particle&quot;: &quot;&quot;, &quot;family&quot;: &quot;Toescu&quot;, &quot;dropping-particle&quot;: &quot;&quot;}], &quot;id&quot;: &quot;ITEM-1&quot;, &quot;title&quot;: &quot;Cerebrovascular disorders: role of aging.&quot;, &quot;ISSN&quot;: &quot;2090-2212&quot;}, &quot;id&quot;: &quot;ITEM-1&quot;, &quot;uris&quot;: [&quot;http://www.mendeley.com/documents/?uuid=60a9671c-fb40-4851-bbf8-40ae75719ab6&quot;]}], &quot;properties&quot;: {&quot;noteIndex&quot;: 0}} RNDglAlumPk5K"/><text:span text:style-name="T67">(Popa-Wagner et al., 2012)</text:span><text:reference-mark-end text:name="ADDIN CSL_CITATION {&quot;mendeley&quot;: {&quot;formattedCitation&quot;: &quot;(Popa-Wagner et al., 2012)&quot;, &quot;plainTextFormattedCitation&quot;: &quot;(Popa-Wagner et al., 2012)&quot;, &quot;previouslyFormattedCitation&quot;: &quot;(Popa-Wagner et al., 2012)&quot;}, &quot;schema&quot;: &quot;https://github.com/citation-style-language/schema/raw/master/csl-citation.json&quot;, &quot;citationItems&quot;: [{&quot;itemData&quot;: {&quot;volume&quot;: &quot;2012&quot;, &quot;page&quot;: &quot;128146&quot;, &quot;PMID&quot;: &quot;22523684&quot;, &quot;container-title&quot;: &quot;Journal of aging research&quot;, &quot;DOI&quot;: &quot;10.1155/2012/128146&quot;, &quot;type&quot;: &quot;article-journal&quot;, &quot;issued&quot;: {&quot;date-parts&quot;: [[&quot;2012&quot;]]}, &quot;author&quot;: [{&quot;suffix&quot;: &quot;&quot;, &quot;parse-names&quot;: false, &quot;given&quot;: &quot;Aurel&quot;, &quot;non-dropping-particle&quot;: &quot;&quot;, &quot;family&quot;: &quot;Popa-Wagner&quot;, &quot;dropping-particle&quot;: &quot;&quot;}, {&quot;suffix&quot;: &quot;&quot;, &quot;parse-names&quot;: false, &quot;given&quot;: &quot;Ana-Maria&quot;, &quot;non-dropping-particle&quot;: &quot;&quot;, &quot;family&quot;: &quot;Buga&quot;, &quot;dropping-particle&quot;: &quot;&quot;}, {&quot;suffix&quot;: &quot;&quot;, &quot;parse-names&quot;: false, &quot;given&quot;: &quot;Ryan C&quot;, &quot;non-dropping-particle&quot;: &quot;&quot;, &quot;family&quot;: &quot;Turner&quot;, &quot;dropping-particle&quot;: &quot;&quot;}, {&quot;suffix&quot;: &quot;&quot;, &quot;parse-names&quot;: false, &quot;given&quot;: &quot;Charles L&quot;, &quot;non-dropping-particle&quot;: &quot;&quot;, &quot;family&quot;: &quot;Rosen&quot;, &quot;dropping-particle&quot;: &quot;&quot;}, {&quot;suffix&quot;: &quot;&quot;, &quot;parse-names&quot;: false, &quot;given&quot;: &quot;Emil&quot;, &quot;non-dropping-particle&quot;: &quot;&quot;, &quot;family&quot;: &quot;Toescu&quot;, &quot;dropping-particle&quot;: &quot;&quot;}], &quot;id&quot;: &quot;ITEM-1&quot;, &quot;title&quot;: &quot;Cerebrovascular disorders: role of aging.&quot;, &quot;ISSN&quot;: &quot;2090-2212&quot;}, &quot;id&quot;: &quot;ITEM-1&quot;, &quot;uris&quot;: [&quot;http://www.mendeley.com/documents/?uuid=60a9671c-fb40-4851-bbf8-40ae75719ab6&quot;]}], &quot;properties&quot;: {&quot;noteIndex&quot;: 0}} RNDglAlumPk5K"/><text:span text:style-name="T97">⁠. </text:span><text:span text:style-name="T22">However, clinician’s tortuosity labelling is often time consuming and subjective. Considering the multitudinous nature of a human population study, an efficient &amp; accurate tortuosity quantification tool is desirable to understand the relationships between tortuosity and cerebrovascular disease. However, abnormality definitions are conditional and limited, and as a result various tortuosity metrics have been proposed</text:span><text:span text:style-name="T97"> </text:span><text:reference-mark-start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p0EbDdIGjm"/><text:span text:style-name="T67">(Bullitt et al., 200</text:span><text:span text:style-name="T66">3</text:span><text:span text:style-name="T67">)</text:span><text:reference-mark-end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p0EbDdIGjm"/><text:span text:style-name="T97">⁠, of which none have been outlined as definitive. Although previous tortuosity quantification software exists, often they only use the simplest tortuosity metrics</text:span><text:reference-mark-start text:name="ADDIN CSL_CITATION {&quot;mendeley&quot;: {&quot;formattedCitation&quot;: &quot;(\u201cGeometric Analysis | vmtk - the Vascular Modelling Toolkit,\u201d n.d.)&quot;, &quot;plainTextFormattedCitation&quot;: &quot;(\u201cGeometric Analysis | vmtk - the Vascular Modelling Toolkit,\u201d n.d.)&quot;, &quot;previouslyFormattedCitation&quot;: &quot;(\u201cGeometric Analysis | vmtk - the Vascular Modelling Toolkit,\u201d n.d.)&quot;}, &quot;schema&quot;: &quot;https://github.com/citation-style-language/schema/raw/master/csl-citation.json&quot;, &quot;citationItems&quot;: [{&quot;itemData&quot;: {&quot;URL&quot;: &quot;http://www.vmtk.org/tutorials/GeometricAnalysis.html&quot;, &quot;title&quot;: &quot;Geometric Analysis | vmtk - the Vascular Modelling Toolkit&quot;, &quot;accessed&quot;: {&quot;date-parts&quot;: [[&quot;2015&quot;, &quot;8&quot;, &quot;6&quot;]]}, &quot;type&quot;: &quot;webpage&quot;, &quot;issued&quot;: {&quot;date-parts&quot;: [[&quot;0&quot;]]}, &quot;id&quot;: &quot;ITEM-1&quot;}, &quot;id&quot;: &quot;ITEM-1&quot;, &quot;uris&quot;: [&quot;http://www.mendeley.com/documents/?uuid=f75c1070-2dd2-4c66-a6fe-31d5c6ef4dca&quot;]}], &quot;properties&quot;: {&quot;noteIndex&quot;: 0}} RNDE133ZWCBNj"/><text:span text:style-name="T67">(“Geometric Analysis | </text:span><text:span text:style-name="T69">VMTK – </text:span><text:span text:style-name="T67">the Vascular Modelling </text:span><text:span text:style-name="T69">Tool-kit</text:span><text:span text:style-name="T67">,” n.d.)</text:span><text:reference-mark-end text:name="ADDIN CSL_CITATION {&quot;mendeley&quot;: {&quot;formattedCitation&quot;: &quot;(\u201cGeometric Analysis | vmtk - the Vascular Modelling Toolkit,\u201d n.d.)&quot;, &quot;plainTextFormattedCitation&quot;: &quot;(\u201cGeometric Analysis | vmtk - the Vascular Modelling Toolkit,\u201d n.d.)&quot;, &quot;previouslyFormattedCitation&quot;: &quot;(\u201cGeometric Analysis | vmtk - the Vascular Modelling Toolkit,\u201d n.d.)&quot;}, &quot;schema&quot;: &quot;https://github.com/citation-style-language/schema/raw/master/csl-citation.json&quot;, &quot;citationItems&quot;: [{&quot;itemData&quot;: {&quot;URL&quot;: &quot;http://www.vmtk.org/tutorials/GeometricAnalysis.html&quot;, &quot;title&quot;: &quot;Geometric Analysis | vmtk - the Vascular Modelling Toolkit&quot;, &quot;accessed&quot;: {&quot;date-parts&quot;: [[&quot;2015&quot;, &quot;8&quot;, &quot;6&quot;]]}, &quot;type&quot;: &quot;webpage&quot;, &quot;issued&quot;: {&quot;date-parts&quot;: [[&quot;0&quot;]]}, &quot;id&quot;: &quot;ITEM-1&quot;}, &quot;id&quot;: &quot;ITEM-1&quot;, &quot;uris&quot;: [&quot;http://www.mendeley.com/documents/?uuid=f75c1070-2dd2-4c66-a6fe-31d5c6ef4dca&quot;]}], &quot;properties&quot;: {&quot;noteIndex&quot;: 0}} RNDE133ZWCBNj"/><text:span text:style-name="T97">⁠ , are not open-source </text:span><text:reference-mark-start text:name="ADDIN CSL_CITATION {&quot;mendeley&quot;: {&quot;formattedCitation&quot;: &quot;(Marchenko et al., 2010)&quot;, &quot;plainTextFormattedCitation&quot;: &quot;(Marchenko et al., 2010)&quot;, &quot;previouslyFormattedCitation&quot;: &quot;(Marchenko et al., 2010)&quot;}, &quot;schema&quot;: &quot;https://github.com/citation-style-language/schema/raw/master/csl-citation.json&quot;, &quot;citationItems&quot;: [{&quot;itemData&quot;: {&quot;volume&quot;: &quot;23&quot;, &quot;PMID&quot;: &quot;19350326&quot;, &quot;container-title&quot;: &quot;Journal of Digital Imaging&quot;, &quot;issue&quot;: &quot;4&quot;, &quot;DOI&quot;: &quot;10.1007/s10278-009-9194-8&quot;, &quot;type&quot;: &quot;article-journal&quot;, &quot;issued&quot;: {&quot;date-parts&quot;: [[&quot;2010&quot;]]}, &quot;abstract&quot;: &quot;Modern imaging techniques are able to generate high-resolution multimodal angiographic scans. The analysis of vasculature using numerous 2D tomographic images is time consuming and tedious, while 3D modeling and visualization enable presentation of the vasculature in a more convenient and intuitive way. This calls for development of interactive tools facilitating processing of angiographic scans and enabling creation, editing, and manipulation of 3D vascular models. Our objective is to develop a vascular editor (VE) which provides a suitable environment for experts to create and manipulate 3D vascular models correlated with surrounding anatomy. The architecture, functionality, and user interface of the VE are presented. The VE includes numerous interactive tools for building a vascular model from multimodal angiographic scans, editing, labeling, and manipulation of the resulting 3D model. It also provides comprehensive tools for vessel visualization, correlation of 2D and 3D representations, and tracing of small vessels of subpixel size. Education, research, and clinical applications of the VE are discussed, including the atlas of cerebral vasculature. To our best knowledge, there are no other systems offering similar functionality as the VE does.&quot;, &quot;author&quot;: [{&quot;suffix&quot;: &quot;&quot;, &quot;parse-names&quot;: false, &quot;given&quot;: &quot;Yevgen&quot;, &quot;non-dropping-particle&quot;: &quot;&quot;, &quot;family&quot;: &quot;Marchenko&quot;, &quot;dropping-particle&quot;: &quot;&quot;}, {&quot;suffix&quot;: &quot;&quot;, &quot;parse-names&quot;: false, &quot;given&quot;: &quot;Ihar&quot;, &quot;non-dropping-particle&quot;: &quot;&quot;, &quot;family&quot;: &quot;Volkau&quot;, &quot;dropping-particle&quot;: &quot;&quot;}, {&quot;suffix&quot;: &quot;&quot;, &quot;parse-names&quot;: false, &quot;given&quot;: &quot;Wieslaw L.&quot;, &quot;non-dropping-particle&quot;: &quot;&quot;, &quot;family&quot;: &quot;Nowinski&quot;, &quot;dropping-particle&quot;: &quot;&quot;}], &quot;ISBN&quot;: &quot;1027800991948&quot;, &quot;id&quot;: &quot;ITEM-1&quot;, &quot;title&quot;: &quot;Vascular editor: From angiographic images to 3D vascular models&quot;, &quot;page&quot;: &quot;386-398&quot;, &quot;ISSN&quot;: &quot;08971889&quot;}, &quot;id&quot;: &quot;ITEM-1&quot;, &quot;uris&quot;: [&quot;http://www.mendeley.com/documents/?uuid=d5db4be9-15b0-44c5-8b65-d2fdd588d80f&quot;]}], &quot;properties&quot;: {&quot;noteIndex&quot;: 0}} RNDlcp8U1BGK3"/><text:span text:style-name="T67">(Marchenko et al., 2010)</text:span><text:reference-mark-end text:name="ADDIN CSL_CITATION {&quot;mendeley&quot;: {&quot;formattedCitation&quot;: &quot;(Marchenko et al., 2010)&quot;, &quot;plainTextFormattedCitation&quot;: &quot;(Marchenko et al., 2010)&quot;, &quot;previouslyFormattedCitation&quot;: &quot;(Marchenko et al., 2010)&quot;}, &quot;schema&quot;: &quot;https://github.com/citation-style-language/schema/raw/master/csl-citation.json&quot;, &quot;citationItems&quot;: [{&quot;itemData&quot;: {&quot;volume&quot;: &quot;23&quot;, &quot;PMID&quot;: &quot;19350326&quot;, &quot;container-title&quot;: &quot;Journal of Digital Imaging&quot;, &quot;issue&quot;: &quot;4&quot;, &quot;DOI&quot;: &quot;10.1007/s10278-009-9194-8&quot;, &quot;type&quot;: &quot;article-journal&quot;, &quot;issued&quot;: {&quot;date-parts&quot;: [[&quot;2010&quot;]]}, &quot;abstract&quot;: &quot;Modern imaging techniques are able to generate high-resolution multimodal angiographic scans. The analysis of vasculature using numerous 2D tomographic images is time consuming and tedious, while 3D modeling and visualization enable presentation of the vasculature in a more convenient and intuitive way. This calls for development of interactive tools facilitating processing of angiographic scans and enabling creation, editing, and manipulation of 3D vascular models. Our objective is to develop a vascular editor (VE) which provides a suitable environment for experts to create and manipulate 3D vascular models correlated with surrounding anatomy. The architecture, functionality, and user interface of the VE are presented. The VE includes numerous interactive tools for building a vascular model from multimodal angiographic scans, editing, labeling, and manipulation of the resulting 3D model. It also provides comprehensive tools for vessel visualization, correlation of 2D and 3D representations, and tracing of small vessels of subpixel size. Education, research, and clinical applications of the VE are discussed, including the atlas of cerebral vasculature. To our best knowledge, there are no other systems offering similar functionality as the VE does.&quot;, &quot;author&quot;: [{&quot;suffix&quot;: &quot;&quot;, &quot;parse-names&quot;: false, &quot;given&quot;: &quot;Yevgen&quot;, &quot;non-dropping-particle&quot;: &quot;&quot;, &quot;family&quot;: &quot;Marchenko&quot;, &quot;dropping-particle&quot;: &quot;&quot;}, {&quot;suffix&quot;: &quot;&quot;, &quot;parse-names&quot;: false, &quot;given&quot;: &quot;Ihar&quot;, &quot;non-dropping-particle&quot;: &quot;&quot;, &quot;family&quot;: &quot;Volkau&quot;, &quot;dropping-particle&quot;: &quot;&quot;}, {&quot;suffix&quot;: &quot;&quot;, &quot;parse-names&quot;: false, &quot;given&quot;: &quot;Wieslaw L.&quot;, &quot;non-dropping-particle&quot;: &quot;&quot;, &quot;family&quot;: &quot;Nowinski&quot;, &quot;dropping-particle&quot;: &quot;&quot;}], &quot;ISBN&quot;: &quot;1027800991948&quot;, &quot;id&quot;: &quot;ITEM-1&quot;, &quot;title&quot;: &quot;Vascular editor: From angiographic images to 3D vascular models&quot;, &quot;page&quot;: &quot;386-398&quot;, &quot;ISSN&quot;: &quot;08971889&quot;}, &quot;id&quot;: &quot;ITEM-1&quot;, &quot;uris&quot;: [&quot;http://www.mendeley.com/documents/?uuid=d5db4be9-15b0-44c5-8b65-d2fdd588d80f&quot;]}], &quot;properties&quot;: {&quot;noteIndex&quot;: 0}} RNDlcp8U1BGK3"/><text:span text:style-name="T97">⁠, only compute 2D tortuosity measurements </text:span><text:span text:style-name="T67">(Seaman et al., 2011)</text:span><text:span text:style-name="T97">⁠ or are based in a coding language uncommon to </text:span><text:span text:style-name="T105">medical</text:span><text:span text:style-name="T97"> applications </text:span><text:reference-mark-start text:name="ADDIN CSL_CITATION {&quot;mendeley&quot;: {&quot;formattedCitation&quot;: &quot;(\u201cTubeTK,\u201d n.d.)&quot;, &quot;plainTextFormattedCitation&quot;: &quot;(\u201cTubeTK,\u201d n.d.)&quot;, &quot;previouslyFormattedCitation&quot;: &quot;(\u201cTubeTK,\u201d n.d.)&quot;}, &quot;schema&quot;: &quot;https://github.com/citation-style-language/schema/raw/master/csl-citation.json&quot;, &quot;citationItems&quot;: [{&quot;itemData&quot;: {&quot;URL&quot;: &quot;http://www.tubetk.org/&quot;, &quot;title&quot;: &quot;TubeTK&quot;, &quot;accessed&quot;: {&quot;date-parts&quot;: [[&quot;2015&quot;, &quot;8&quot;, &quot;6&quot;]]}, &quot;type&quot;: &quot;webpage&quot;, &quot;issued&quot;: {&quot;date-parts&quot;: [[&quot;0&quot;]]}, &quot;id&quot;: &quot;ITEM-1&quot;}, &quot;id&quot;: &quot;ITEM-1&quot;, &quot;uris&quot;: [&quot;http://www.mendeley.com/documents/?uuid=c22c9bff-68c3-46e1-810e-f7b42d21c330&quot;]}], &quot;properties&quot;: {&quot;noteIndex&quot;: 0}} RNDG9QhNn2HSY"/><text:span text:style-name="T67">(“TubeTK,” n.d.)</text:span><text:reference-mark-end text:name="ADDIN CSL_CITATION {&quot;mendeley&quot;: {&quot;formattedCitation&quot;: &quot;(\u201cTubeTK,\u201d n.d.)&quot;, &quot;plainTextFormattedCitation&quot;: &quot;(\u201cTubeTK,\u201d n.d.)&quot;, &quot;previouslyFormattedCitation&quot;: &quot;(\u201cTubeTK,\u201d n.d.)&quot;}, &quot;schema&quot;: &quot;https://github.com/citation-style-language/schema/raw/master/csl-citation.json&quot;, &quot;citationItems&quot;: [{&quot;itemData&quot;: {&quot;URL&quot;: &quot;http://www.tubetk.org/&quot;, &quot;title&quot;: &quot;TubeTK&quot;, &quot;accessed&quot;: {&quot;date-parts&quot;: [[&quot;2015&quot;, &quot;8&quot;, &quot;6&quot;]]}, &quot;type&quot;: &quot;webpage&quot;, &quot;issued&quot;: {&quot;date-parts&quot;: [[&quot;0&quot;]]}, &quot;id&quot;: &quot;ITEM-1&quot;}, &quot;id&quot;: &quot;ITEM-1&quot;, &quot;uris&quot;: [&quot;http://www.mendeley.com/documents/?uuid=c22c9bff-68c3-46e1-810e-f7b42d21c330&quot;]}], &quot;properties&quot;: {&quot;noteIndex&quot;: 0}} RNDG9QhNn2HSY"/><text:span text:style-name="T97">⁠. A</text:span>lthough some have very good quantification methods, there isn’t a united Matlab platform encompassing a validation method for each metric. Furthermore, they don’t fit the specific motivational research application in mind.</text:p>
      <text:p text:style-name="P12">This paper outlines the development of the TQTV, based in Matlab, mentioning which methods were implemented and why. The tool was developed in conjunction with a specific research intention, namely age-related tortuosity changes with respect to an increased risk of stroke. With this in mind, MRA were the base <text:soft-page-break/>data source, however the tool could be applied to any tube related quantification problem given a few adjustments to the code. </text:p>
      <text:p text:style-name="P14">This paper also outlines the validation process, namely the development of an additional tool which applies the same vessel centreline calculations as TQTV to simulated centrelines. </text:p>
      <text:p text:style-name="P14"><text:span text:style-name="T93">The toolbox was applied to a population o</text:span><text:span text:style-name="T87">f </text:span><text:span text:style-name="T86">men, with and without hypertension, </text:span><text:span text:style-name="T88">to investigate it's ability to distinguish between them.</text:span></text:p>
      <text:p text:style-name="P14">We will mention limitations and additional comments not present in the code, to allow for an educated use of the tool as well as facilitating any future development of the software<text:bookmark text:name="_Toc409724558"/>.</text:p>
      <text:h text:style-name="P58" text:outline-level="2">2.1. <text:span text:style-name="T1">Materials and Methods</text:span><text:span text:style-name="T16"> – </text:span>Outline of Toolbox Methods</text:h>
      <text:p text:style-name="P25">A Matlab toolbox was developed using the GUIDE tool in Matlab version R2013a on Windows 7 platform. The input data was individual DICOM image slices of MRA<text:span text:style-name="T110">s</text:span>. The DICOM data format stores the MRA variables, such as voxel size and slice number, which were automatically extracted by the code and included in the calculations. Although the methods of data selection and processing are intrinsic to the toolbox, the various calculations applied to the extracted vessel centreline by these methods are stored in an external function, allowing easy editing and testing.<text:line-break/><text:line-break/>The following section outlines the process of centreline extraction and tortuosity calculation from the image slices.</text:p>
      <text:p text:style-name="P16"><text:span text:style-name="T33">2.1.1 Individual vessel isolation<text:line-break/></text:span>After importing the image slices into the tool, they are converted into a viewable format and displayed for the user to begin vessel isolation. From here, the maximum and minimum signal intensity thresholds of the voxels can be altered to optimize the visibility of vasculature, and also to reduce noise from the signal extremities.</text:p>
      <text:p text:style-name="P16">Figure 1- Stacked x-y plane images as loaded into the tool</text:p>
      <text:p text:style-name="P16">To isolate specific vessels, the graphical user interface (GUI) contains a region-of-interest (ROI.) selection, which is initiated by the “Select ROI.” button, and is used to trace around a vessel by selecting a polygon of edge voxels. The <text:span text:style-name="T73">ROI.</text:span> selection method is applied onto a 2D x-y plane slice over a full-brain vessel-projection (fig.1 bottom image) to maximise the proportion of vessel body included. The toolbox then applies this 2D ROI template upon all other slices, compiles them and plots the data points inside that ROI in a separate 3D figure. The user can then minimize the ROI z-axis boundaries (middle-right panel fig.2) to speed up the centreline extraction algorithm.</text:p>
      <text:p text:style-name="P16">Figure 2- <text:span text:style-name="T94">Flowchart</text:span> of Quantification Toolbox</text:p>
      <text:p text:style-name="P25"><text:span text:style-name="T33">2.1.2. Centreline extraction and cleaning<text:line-break/></text:span><text:bookmark text:name="_Toc409724560"/>There are a multitude of centreline extraction algorithms amongst the medical imaging l<text:span text:style-name="T97">iterature </text:span><text:reference-mark-start text:name="ADDIN CSL_CITATION {&quot;mendeley&quot;: {&quot;formattedCitation&quot;: &quot;(G\u00e1vez et al., 2007; Jiang and Gu, 2005; Lee et al., 1994; Maddah et al., 2005)&quot;, &quot;plainTextFormattedCitation&quot;: &quot;(G\u00e1vez et al., 2007; Jiang and Gu, 2005; Lee et al., 1994; Maddah et al., 2005)&quot;, &quot;previouslyFormattedCitation&quot;: &quot;(G\u00e1vez et al., 2007; Jiang and Gu, 2005; Lee et al., 1994; Maddah et al., 2005)&quot;}, &quot;schema&quot;: &quot;https://github.com/citation-style-language/schema/raw/master/csl-citation.json&quot;, &quot;citationItems&quot;: [{&quot;itemData&quot;: {&quot;volume&quot;: &quot;5&quot;, &quot;PMID&quot;: &quot;17281406&quot;, &quot;container-title&quot;: &quot;Conference proceedings : ... Annual International Conference of the IEEE Engineering in Medicine and Biology Society. IEEE Engineering in Medicine and Biology Society. Conference&quot;, &quot;DOI&quot;: &quot;10.1109/IEMBS.2005.1615636&quot;, &quot;type&quot;: &quot;article-journal&quot;, &quot;issued&quot;: {&quot;date-parts&quot;: [[&quot;2005&quot;]]}, &quot;abstract&quot;: &quot;This paper introduces a new refined centerline extraction algorithm, which is based on and significantly improved from distance mapping algorithms. The new approach include three major parts: employing a colon segmentation method; designing and realizing a fast Euclidean Transform algorithm and inducting boundary voxels cutting (BVC) approach. The main contribution is the BVC processing, which greatly speeds up the Dijkstra algorithm and improves the whole performance of the new algorithm. Experimental results demonstrate that the new centerline algorithm was more efficient and accurate comparing with existing algorithms.&quot;, &quot;author&quot;: [{&quot;suffix&quot;: &quot;&quot;, &quot;parse-names&quot;: false, &quot;given&quot;: &quot;Guangxiang&quot;, &quot;non-dropping-particle&quot;: &quot;&quot;, &quot;family&quot;: &quot;Jiang&quot;, &quot;dropping-particle&quot;: &quot;&quot;}, {&quot;suffix&quot;: &quot;&quot;, &quot;parse-names&quot;: false, &quot;given&quot;: &quot;Lixu&quot;, &quot;non-dropping-particle&quot;: &quot;&quot;, &quot;family&quot;: &quot;Gu&quot;, &quot;dropping-particle&quot;: &quot;&quot;}], &quot;ISBN&quot;: &quot;0-7803-8741-4&quot;, &quot;id&quot;: &quot;ITEM-1&quot;, &quot;title&quot;: &quot;An automatic and fast centerline extraction algorithm for virtual colonoscopy.&quot;, &quot;page&quot;: &quot;5149-5152&quot;, &quot;ISSN&quot;: &quot;1557-170X&quot;}, &quot;id&quot;: &quot;ITEM-1&quot;, &quot;uris&quot;: [&quot;http://www.mendeley.com/documents/?uuid=08e05835-1f3f-4708-b089-5936d0eb244a&quot;]}, {&quot;itemData&quot;: {&quot;page&quot;: &quot;680-693&quot;, &quot;container-title&quot;: &quot;Population (English Edition)&quot;, &quot;type&quot;: &quot;article-journal&quot;, &quot;issued&quot;: {&quot;date-parts&quot;: [[&quot;2007&quot;]]}, &quot;abstract&quot;: &quot;This work concerns the problem of curve and surface fitting. In particular, we focus on the case of 3D point clouds fitted with B\u00b4 ezier curves and surfaces. Because these curves and surfaces are parametric, we are confronted with the problem of obtaining an appropriate parameter- ization of the data points. On the other hand, the addition of functional constraints introduces new elements that classical fitting methods do not account for. To tackle these issues, two Artificial Intelligence (AI) tech- niques are considered in this paper: (1) for the curve/surface parameter- ization, the use of genetic algorithms is proposed; (2) for the functional constraints problem, the functional networks scheme is applied. Both approaches are combined with the least-squares approximation method in order to yield suitable methods for B\u00b4 ezier curve and surface fitting. To illustrate the performance of those methods, some examples of their application on 3D point clouds are given.&quot;, &quot;author&quot;: [{&quot;suffix&quot;: &quot;&quot;, &quot;parse-names&quot;: false, &quot;given&quot;: &quot;Akemi&quot;, &quot;non-dropping-particle&quot;: &quot;&quot;, &quot;family&quot;: &quot;G\u00e1vez&quot;, &quot;dropping-particle&quot;: &quot;&quot;}, {&quot;suffix&quot;: &quot;&quot;, &quot;parse-names&quot;: false, &quot;given&quot;: &quot;Andr\u00e9s&quot;, &quot;non-dropping-particle&quot;: &quot;&quot;, &quot;family&quot;: &quot;Iglesias&quot;, &quot;dropping-particle&quot;: &quot;&quot;}, {&quot;suffix&quot;: &quot;&quot;, &quot;parse-names&quot;: false, &quot;given&quot;: &quot;Angel&quot;, &quot;non-dropping-particle&quot;: &quot;&quot;, &quot;family&quot;: &quot;Cobo&quot;, &quot;dropping-particle&quot;: &quot;&quot;}, {&quot;suffix&quot;: &quot;&quot;, &quot;parse-names&quot;: false, &quot;given&quot;: &quot;Jaime&quot;, &quot;non-dropping-particle&quot;: &quot;&quot;, &quot;family&quot;: &quot;Puig-Pey&quot;, &quot;dropping-particle&quot;: &quot;&quot;}, {&quot;suffix&quot;: &quot;&quot;, &quot;parse-names&quot;: false, &quot;given&quot;: &quot;Jes\u00fas&quot;, &quot;non-dropping-particle&quot;: &quot;&quot;, &quot;family&quot;: &quot;Espinola&quot;, &quot;dropping-particle&quot;: &quot;&quot;}], &quot;ISBN&quot;: &quot;3540744754&quot;, &quot;id&quot;: &quot;ITEM-2&quot;, &quot;title&quot;: &quot;B\u00e9zier Curve and Surface Fitting of 3D Point Clouds Through Genetic Algorithms , Functional Networks and Least-Squares Approximation&quot;, &quot;ISSN&quot;: &quot;03029743&quot;}, &quot;id&quot;: &quot;ITEM-2&quot;, &quot;uris&quot;: [&quot;http://www.mendeley.com/documents/?uuid=9590a959-2186-499d-af99-ed9438073c37&quot;]}, {&quot;itemData&quot;: {&quot;volume&quot;: &quot;29&quot;, &quot;PMID&quot;: &quot;15996853&quot;, &quot;container-title&quot;: &quot;Computerized Medical Imaging and Graphics&quot;, &quot;issue&quot;: &quot;6&quot;, &quot;DOI&quot;: &quot;10.1016/j.compmedimag.2005.03.001&quot;, &quot;type&quot;: &quot;article-journal&quot;, &quot;issued&quot;: {&quot;date-parts&quot;: [[&quot;2005&quot;]]}, &quot;abstract&quot;: &quot;The characteristic of confocal microscopy (CM) vascular data is that it contains many tiny vessels with branching and complex structure. In this work, an automated method for quantitative analysis and reconstruction of cerebral vessels from CM images is presented in which the extracted centerline of the vessels plays the key role. To assess the efficiency and accuracy of different centerline extraction methods, a comparison among three fully automated approaches is given. The centerline extraction methods studied in this work are a snake model, a path planning approach, and a distance transform-based method. To evaluate the accuracy of the quantitative parameters of vessels such as length and diameter, we apply the method to synthetic data. These results indicate that the snake model and the path planning method are more accurate in extracting the quantitative parameters. The efficiency of the approach in clinical applications is then confirmed by applying the method to real CM images. All three methods investigated in this work are accurate enough to correctly distinguish between normal and stroke brain data, while the snake model is the fastest for clinical applications. In addition, three-dimensional visualization, reconstruction, and characterization of CM vascular images of rat brains are presented. ?? 2005 Elsevier Ltd. All rights reserved.&quot;, &quot;author&quot;: [{&quot;suffix&quot;: &quot;&quot;, &quot;parse-names&quot;: false, &quot;given&quot;: &quot;Mahnaz&quot;, &quot;non-dropping-particle&quot;: &quot;&quot;, &quot;family&quot;: &quot;Maddah&quot;, &quot;dropping-particle&quot;: &quot;&quot;}, {&quot;suffix&quot;: &quot;&quot;, &quot;parse-names&quot;: false, &quot;given&quot;: &quot;Hamid&quot;, &quot;non-dropping-particle&quot;: &quot;&quot;, &quot;family&quot;: &quot;Soltanian-Zadeh&quot;, &quot;dropping-particle&quot;: &quot;&quot;}, {&quot;suffix&quot;: &quot;&quot;, &quot;parse-names&quot;: false, &quot;given&quot;: &quot;Ali&quot;, &quot;non-dropping-particle&quot;: &quot;&quot;, &quot;family&quot;: &quot;Afzali-Kusha&quot;, &quot;dropping-particle&quot;: &quot;&quot;}, {&quot;suffix&quot;: &quot;&quot;, &quot;parse-names&quot;: false, &quot;given&quot;: &quot;Ali&quot;, &quot;non-dropping-particle&quot;: &quot;&quot;, &quot;family&quot;: &quot;Shahrokni&quot;, &quot;dropping-particle&quot;: &quot;&quot;}, {&quot;suffix&quot;: &quot;&quot;, &quot;parse-names&quot;: false, &quot;given&quot;: &quot;Zheng G.&quot;, &quot;non-dropping-particle&quot;: &quot;&quot;, &quot;family&quot;: &quot;Zhang&quot;, &quot;dropping-particle&quot;: &quot;&quot;}], &quot;id&quot;: &quot;ITEM-3&quot;, &quot;title&quot;: &quot;Three-dimensional analysis of complex branching vessels in confocal microscopy images&quot;, &quot;page&quot;: &quot;487-498&quot;, &quot;ISSN&quot;: &quot;08956111&quot;}, &quot;id&quot;: &quot;ITEM-3&quot;, &quot;uris&quot;: [&quot;http://www.mendeley.com/documents/?uuid=1d9ce631-347e-4781-9b54-39588111ff25&quot;]}, {&quot;itemData&quot;: {&quot;title&quot;: &quot;Building Skeleton Models via 3-D Medial Surface/Axis Thinning Algorithms&quot;, &quot;publisher&quot;: &quot;Graphical Models and Image Processing&quot;, &quot;type&quot;: &quot;article&quot;, &quot;issued&quot;: {&quot;date-parts&quot;: [[&quot;1994&quot;]]}, &quot;author&quot;: [{&quot;suffix&quot;: &quot;&quot;, &quot;parse-names&quot;: false, &quot;given&quot;: &quot;Ta-Chih&quot;, &quot;non-dropping-particle&quot;: &quot;&quot;, &quot;family&quot;: &quot;Lee&quot;, &quot;dropping-particle&quot;: &quot;&quot;}, {&quot;suffix&quot;: &quot;&quot;, &quot;parse-names&quot;: false, &quot;given&quot;: &quot;Rangasami L.&quot;, &quot;non-dropping-particle&quot;: &quot;&quot;, &quot;family&quot;: &quot;Kashyap&quot;, &quot;dropping-particle&quot;: &quot;&quot;}, {&quot;suffix&quot;: &quot;&quot;, &quot;parse-names&quot;: false, &quot;given&quot;: &quot;Chong-Nam&quot;, &quot;non-dropping-particle&quot;: &quot;&quot;, &quot;family&quot;: &quot;Chu&quot;, &quot;dropping-particle&quot;: &quot;&quot;}], &quot;id&quot;: &quot;ITEM-4&quot;, &quot;page&quot;: &quot;462-478&quot;}, &quot;id&quot;: &quot;ITEM-4&quot;, &quot;uris&quot;: [&quot;http://www.mendeley.com/documents/?uuid=c615d306-9cb4-497d-9264-0a3b5b7d3013&quot;]}], &quot;properties&quot;: {&quot;noteIndex&quot;: 0}} RND0iNNtFFYBj"/><text:span text:style-name="T67">(Gávez et al., 2007; Jiang and Gu, 2005; Lee et al., 1994; Maddah et al., 2005)</text:span><text:reference-mark-end text:name="ADDIN CSL_CITATION {&quot;mendeley&quot;: {&quot;formattedCitation&quot;: &quot;(G\u00e1vez et al., 2007; Jiang and Gu, 2005; Lee et al., 1994; Maddah et al., 2005)&quot;, &quot;plainTextFormattedCitation&quot;: &quot;(G\u00e1vez et al., 2007; Jiang and Gu, 2005; Lee et al., 1994; Maddah et al., 2005)&quot;, &quot;previouslyFormattedCitation&quot;: &quot;(G\u00e1vez et al., 2007; Jiang and Gu, 2005; Lee et al., 1994; Maddah et al., 2005)&quot;}, &quot;schema&quot;: &quot;https://github.com/citation-style-language/schema/raw/master/csl-citation.json&quot;, &quot;citationItems&quot;: [{&quot;itemData&quot;: {&quot;volume&quot;: &quot;5&quot;, &quot;PMID&quot;: &quot;17281406&quot;, &quot;container-title&quot;: &quot;Conference proceedings : ... Annual International Conference of the IEEE Engineering in Medicine and Biology Society. IEEE Engineering in Medicine and Biology Society. Conference&quot;, &quot;DOI&quot;: &quot;10.1109/IEMBS.2005.1615636&quot;, &quot;type&quot;: &quot;article-journal&quot;, &quot;issued&quot;: {&quot;date-parts&quot;: [[&quot;2005&quot;]]}, &quot;abstract&quot;: &quot;This paper introduces a new refined centerline extraction algorithm, which is based on and significantly improved from distance mapping algorithms. The new approach include three major parts: employing a colon segmentation method; designing and realizing a fast Euclidean Transform algorithm and inducting boundary voxels cutting (BVC) approach. The main contribution is the BVC processing, which greatly speeds up the Dijkstra algorithm and improves the whole performance of the new algorithm. Experimental results demonstrate that the new centerline algorithm was more efficient and accurate comparing with existing algorithms.&quot;, &quot;author&quot;: [{&quot;suffix&quot;: &quot;&quot;, &quot;parse-names&quot;: false, &quot;given&quot;: &quot;Guangxiang&quot;, &quot;non-dropping-particle&quot;: &quot;&quot;, &quot;family&quot;: &quot;Jiang&quot;, &quot;dropping-particle&quot;: &quot;&quot;}, {&quot;suffix&quot;: &quot;&quot;, &quot;parse-names&quot;: false, &quot;given&quot;: &quot;Lixu&quot;, &quot;non-dropping-particle&quot;: &quot;&quot;, &quot;family&quot;: &quot;Gu&quot;, &quot;dropping-particle&quot;: &quot;&quot;}], &quot;ISBN&quot;: &quot;0-7803-8741-4&quot;, &quot;id&quot;: &quot;ITEM-1&quot;, &quot;title&quot;: &quot;An automatic and fast centerline extraction algorithm for virtual colonoscopy.&quot;, &quot;page&quot;: &quot;5149-5152&quot;, &quot;ISSN&quot;: &quot;1557-170X&quot;}, &quot;id&quot;: &quot;ITEM-1&quot;, &quot;uris&quot;: [&quot;http://www.mendeley.com/documents/?uuid=08e05835-1f3f-4708-b089-5936d0eb244a&quot;]}, {&quot;itemData&quot;: {&quot;page&quot;: &quot;680-693&quot;, &quot;container-title&quot;: &quot;Population (English Edition)&quot;, &quot;type&quot;: &quot;article-journal&quot;, &quot;issued&quot;: {&quot;date-parts&quot;: [[&quot;2007&quot;]]}, &quot;abstract&quot;: &quot;This work concerns the problem of curve and surface fitting. In particular, we focus on the case of 3D point clouds fitted with B\u00b4 ezier curves and surfaces. Because these curves and surfaces are parametric, we are confronted with the problem of obtaining an appropriate parameter- ization of the data points. On the other hand, the addition of functional constraints introduces new elements that classical fitting methods do not account for. To tackle these issues, two Artificial Intelligence (AI) tech- niques are considered in this paper: (1) for the curve/surface parameter- ization, the use of genetic algorithms is proposed; (2) for the functional constraints problem, the functional networks scheme is applied. Both approaches are combined with the least-squares approximation method in order to yield suitable methods for B\u00b4 ezier curve and surface fitting. To illustrate the performance of those methods, some examples of their application on 3D point clouds are given.&quot;, &quot;author&quot;: [{&quot;suffix&quot;: &quot;&quot;, &quot;parse-names&quot;: false, &quot;given&quot;: &quot;Akemi&quot;, &quot;non-dropping-particle&quot;: &quot;&quot;, &quot;family&quot;: &quot;G\u00e1vez&quot;, &quot;dropping-particle&quot;: &quot;&quot;}, {&quot;suffix&quot;: &quot;&quot;, &quot;parse-names&quot;: false, &quot;given&quot;: &quot;Andr\u00e9s&quot;, &quot;non-dropping-particle&quot;: &quot;&quot;, &quot;family&quot;: &quot;Iglesias&quot;, &quot;dropping-particle&quot;: &quot;&quot;}, {&quot;suffix&quot;: &quot;&quot;, &quot;parse-names&quot;: false, &quot;given&quot;: &quot;Angel&quot;, &quot;non-dropping-particle&quot;: &quot;&quot;, &quot;family&quot;: &quot;Cobo&quot;, &quot;dropping-particle&quot;: &quot;&quot;}, {&quot;suffix&quot;: &quot;&quot;, &quot;parse-names&quot;: false, &quot;given&quot;: &quot;Jaime&quot;, &quot;non-dropping-particle&quot;: &quot;&quot;, &quot;family&quot;: &quot;Puig-Pey&quot;, &quot;dropping-particle&quot;: &quot;&quot;}, {&quot;suffix&quot;: &quot;&quot;, &quot;parse-names&quot;: false, &quot;given&quot;: &quot;Jes\u00fas&quot;, &quot;non-dropping-particle&quot;: &quot;&quot;, &quot;family&quot;: &quot;Espinola&quot;, &quot;dropping-particle&quot;: &quot;&quot;}], &quot;ISBN&quot;: &quot;3540744754&quot;, &quot;id&quot;: &quot;ITEM-2&quot;, &quot;title&quot;: &quot;B\u00e9zier Curve and Surface Fitting of 3D Point Clouds Through Genetic Algorithms , Functional Networks and Least-Squares Approximation&quot;, &quot;ISSN&quot;: &quot;03029743&quot;}, &quot;id&quot;: &quot;ITEM-2&quot;, &quot;uris&quot;: [&quot;http://www.mendeley.com/documents/?uuid=9590a959-2186-499d-af99-ed9438073c37&quot;]}, {&quot;itemData&quot;: {&quot;volume&quot;: &quot;29&quot;, &quot;PMID&quot;: &quot;15996853&quot;, &quot;container-title&quot;: &quot;Computerized Medical Imaging and Graphics&quot;, &quot;issue&quot;: &quot;6&quot;, &quot;DOI&quot;: &quot;10.1016/j.compmedimag.2005.03.001&quot;, &quot;type&quot;: &quot;article-journal&quot;, &quot;issued&quot;: {&quot;date-parts&quot;: [[&quot;2005&quot;]]}, &quot;abstract&quot;: &quot;The characteristic of confocal microscopy (CM) vascular data is that it contains many tiny vessels with branching and complex structure. In this work, an automated method for quantitative analysis and reconstruction of cerebral vessels from CM images is presented in which the extracted centerline of the vessels plays the key role. To assess the efficiency and accuracy of different centerline extraction methods, a comparison among three fully automated approaches is given. The centerline extraction methods studied in this work are a snake model, a path planning approach, and a distance transform-based method. To evaluate the accuracy of the quantitative parameters of vessels such as length and diameter, we apply the method to synthetic data. These results indicate that the snake model and the path planning method are more accurate in extracting the quantitative parameters. The efficiency of the approach in clinical applications is then confirmed by applying the method to real CM images. All three methods investigated in this work are accurate enough to correctly distinguish between normal and stroke brain data, while the snake model is the fastest for clinical applications. In addition, three-dimensional visualization, reconstruction, and characterization of CM vascular images of rat brains are presented. ?? 2005 Elsevier Ltd. All rights reserved.&quot;, &quot;author&quot;: [{&quot;suffix&quot;: &quot;&quot;, &quot;parse-names&quot;: false, &quot;given&quot;: &quot;Mahnaz&quot;, &quot;non-dropping-particle&quot;: &quot;&quot;, &quot;family&quot;: &quot;Maddah&quot;, &quot;dropping-particle&quot;: &quot;&quot;}, {&quot;suffix&quot;: &quot;&quot;, &quot;parse-names&quot;: false, &quot;given&quot;: &quot;Hamid&quot;, &quot;non-dropping-particle&quot;: &quot;&quot;, &quot;family&quot;: &quot;Soltanian-Zadeh&quot;, &quot;dropping-particle&quot;: &quot;&quot;}, {&quot;suffix&quot;: &quot;&quot;, &quot;parse-names&quot;: false, &quot;given&quot;: &quot;Ali&quot;, &quot;non-dropping-particle&quot;: &quot;&quot;, &quot;family&quot;: &quot;Afzali-Kusha&quot;, &quot;dropping-particle&quot;: &quot;&quot;}, {&quot;suffix&quot;: &quot;&quot;, &quot;parse-names&quot;: false, &quot;given&quot;: &quot;Ali&quot;, &quot;non-dropping-particle&quot;: &quot;&quot;, &quot;family&quot;: &quot;Shahrokni&quot;, &quot;dropping-particle&quot;: &quot;&quot;}, {&quot;suffix&quot;: &quot;&quot;, &quot;parse-names&quot;: false, &quot;given&quot;: &quot;Zheng G.&quot;, &quot;non-dropping-particle&quot;: &quot;&quot;, &quot;family&quot;: &quot;Zhang&quot;, &quot;dropping-particle&quot;: &quot;&quot;}], &quot;id&quot;: &quot;ITEM-3&quot;, &quot;title&quot;: &quot;Three-dimensional analysis of complex branching vessels in confocal microscopy images&quot;, &quot;page&quot;: &quot;487-498&quot;, &quot;ISSN&quot;: &quot;08956111&quot;}, &quot;id&quot;: &quot;ITEM-3&quot;, &quot;uris&quot;: [&quot;http://www.mendeley.com/documents/?uuid=1d9ce631-347e-4781-9b54-39588111ff25&quot;]}, {&quot;itemData&quot;: {&quot;title&quot;: &quot;Building Skeleton Models via 3-D Medial Surface/Axis Thinning Algorithms&quot;, &quot;publisher&quot;: &quot;Graphical Models and Image Processing&quot;, &quot;type&quot;: &quot;article&quot;, &quot;issued&quot;: {&quot;date-parts&quot;: [[&quot;1994&quot;]]}, &quot;author&quot;: [{&quot;suffix&quot;: &quot;&quot;, &quot;parse-names&quot;: false, &quot;given&quot;: &quot;Ta-Chih&quot;, &quot;non-dropping-particle&quot;: &quot;&quot;, &quot;family&quot;: &quot;Lee&quot;, &quot;dropping-particle&quot;: &quot;&quot;}, {&quot;suffix&quot;: &quot;&quot;, &quot;parse-names&quot;: false, &quot;given&quot;: &quot;Rangasami L.&quot;, &quot;non-dropping-particle&quot;: &quot;&quot;, &quot;family&quot;: &quot;Kashyap&quot;, &quot;dropping-particle&quot;: &quot;&quot;}, {&quot;suffix&quot;: &quot;&quot;, &quot;parse-names&quot;: false, &quot;given&quot;: &quot;Chong-Nam&quot;, &quot;non-dropping-particle&quot;: &quot;&quot;, &quot;family&quot;: &quot;Chu&quot;, &quot;dropping-particle&quot;: &quot;&quot;}], &quot;id&quot;: &quot;ITEM-4&quot;, &quot;page&quot;: &quot;462-478&quot;}, &quot;id&quot;: &quot;ITEM-4&quot;, &quot;uris&quot;: [&quot;http://www.mendeley.com/documents/?uuid=c615d306-9cb4-497d-9264-0a3b5b7d3013&quot;]}], &quot;properties&quot;: {&quot;noteIndex&quot;: 0}} RND0iNNtFFYBj"/><text:span text:style-name="T97">⁠.The fastest and most accurate centreline extraction method for this application was found to be parallel medial axis thinning as implemented in the “Skeleton3D” tool </text:span><text:reference-mark-start text:name="ADDIN CSL_CITATION {&quot;mendeley&quot;: {&quot;formattedCitation&quot;: &quot;(Kerschnitzki et al., 2013)&quot;, &quot;plainTextFormattedCitation&quot;: &quot;(Kerschnitzki et al., 2013)&quot;, &quot;previouslyFormattedCitation&quot;: &quot;(Kerschnitzki et al., 2013)&quot;}, &quot;schema&quot;: &quot;https://github.com/citation-style-language/schema/raw/master/csl-citation.json&quot;, &quot;citationItems&quot;: [{&quot;itemData&quot;: {&quot;volume&quot;: &quot;28&quot;, &quot;PMID&quot;: &quot;23494896&quot;, &quot;container-title&quot;: &quot;Journal of Bone and Mineral Research&quot;, &quot;issue&quot;: &quot;8&quot;, &quot;DOI&quot;: &quot;10.1002/jbmr.1927&quot;, &quot;type&quot;: &quot;article-journal&quot;, &quot;issued&quot;: {&quot;date-parts&quot;: [[&quot;2013&quot;]]}, &quot;abstract&quot;: &quot;In biological tissues such as bone, cell function and activity crucially depend on the physical properties of the extracellular matrix which the cells synthesize and condition. During bone formation and remodeling, osteoblasts get embedded into the matrix they deposit and differentiate to osteocytes. These cells form a dense network throughout the entire bone material. Osteocytes are known to orchestrate bone remodeling. However, the precise role of osteocytes during mineral homeostasis and their potential influence on bone material quality remains unclear. To understand the mutual influence of osteocytes and extracellular matrix, it is crucial to reveal their network organization in relation to the properties of their surrounding material. Here we visualize and topologically quantify the osteocyte network in mineralized bone sections with confocal laser scanning microscopy. At the same region of the sample, synchrotron small-angle X-ray scattering is used to determine nanoscopic bone mineral particle size and arrangement relative to the cell network. Major findings are that most of the mineral particles reside within less than a micrometer from the nearest cell network channel and that mineral particle characteristics depend on the distance from the cell network. The architecture of the network reveals optimization with respect to transport costs between cells and to blood vessels. In conclusion, these findings quantitatively show that the osteocyte network provides access to a huge mineral reservoir in bone due to its dense organization. The observed correlation between the architecture of osteocyte networks and bone material properties supports the hypothesis that osteocytes interact with their mineralized vicinity and thus, participate in bone mineral homeostasis.&quot;, &quot;author&quot;: [{&quot;suffix&quot;: &quot;&quot;, &quot;parse-names&quot;: false, &quot;given&quot;: &quot;Michael&quot;, &quot;non-dropping-particle&quot;: &quot;&quot;, &quot;family&quot;: &quot;Kerschnitzki&quot;, &quot;dropping-particle&quot;: &quot;&quot;}, {&quot;suffix&quot;: &quot;&quot;, &quot;parse-names&quot;: false, &quot;given&quot;: &quot;Philip&quot;, &quot;non-dropping-particle&quot;: &quot;&quot;, &quot;family&quot;: &quot;Kollmannsberger&quot;, &quot;dropping-particle&quot;: &quot;&quot;}, {&quot;suffix&quot;: &quot;&quot;, &quot;parse-names&quot;: false, &quot;given&quot;: &quot;Manfred&quot;, &quot;non-dropping-particle&quot;: &quot;&quot;, &quot;family&quot;: &quot;Burghammer&quot;, &quot;dropping-particle&quot;: &quot;&quot;}, {&quot;suffix&quot;: &quot;&quot;, &quot;parse-names&quot;: false, &quot;given&quot;: &quot;Georg N.&quot;, &quot;non-dropping-particle&quot;: &quot;&quot;, &quot;family&quot;: &quot;Duda&quot;, &quot;dropping-particle&quot;: &quot;&quot;}, {&quot;suffix&quot;: &quot;&quot;, &quot;parse-names&quot;: false, &quot;given&quot;: &quot;Richard&quot;, &quot;non-dropping-particle&quot;: &quot;&quot;, &quot;family&quot;: &quot;Weinkamer&quot;, &quot;dropping-particle&quot;: &quot;&quot;}, {&quot;suffix&quot;: &quot;&quot;, &quot;parse-names&quot;: false, &quot;given&quot;: &quot;Wolfgang&quot;, &quot;non-dropping-particle&quot;: &quot;&quot;, &quot;family&quot;: &quot;Wagermaier&quot;, &quot;dropping-particle&quot;: &quot;&quot;}, {&quot;suffix&quot;: &quot;&quot;, &quot;parse-names&quot;: false, &quot;given&quot;: &quot;Peter&quot;, &quot;non-dropping-particle&quot;: &quot;&quot;, &quot;family&quot;: &quot;Fratzl&quot;, &quot;dropping-particle&quot;: &quot;&quot;}], &quot;id&quot;: &quot;ITEM-1&quot;, &quot;title&quot;: &quot;Architecture of the osteocyte network correlates with bone material quality&quot;, &quot;page&quot;: &quot;1837-1845&quot;, &quot;ISSN&quot;: &quot;08840431&quot;}, &quot;id&quot;: &quot;ITEM-1&quot;, &quot;uris&quot;: [&quot;http://www.mendeley.com/documents/?uuid=b166cb45-64f9-4696-af00-9157859ec325&quot;]}], &quot;properties&quot;: {&quot;noteIndex&quot;: 0}} RNDn7gX3iZ49O"/><text:span text:style-name="T67">(Kerschnitzki et al., 2013)</text:span><text:reference-mark-end text:name="ADDIN CSL_CITATION {&quot;mendeley&quot;: {&quot;formattedCitation&quot;: &quot;(Kerschnitzki et al., 2013)&quot;, &quot;plainTextFormattedCitation&quot;: &quot;(Kerschnitzki et al., 2013)&quot;, &quot;previouslyFormattedCitation&quot;: &quot;(Kerschnitzki et al., 2013)&quot;}, &quot;schema&quot;: &quot;https://github.com/citation-style-language/schema/raw/master/csl-citation.json&quot;, &quot;citationItems&quot;: [{&quot;itemData&quot;: {&quot;volume&quot;: &quot;28&quot;, &quot;PMID&quot;: &quot;23494896&quot;, &quot;container-title&quot;: &quot;Journal of Bone and Mineral Research&quot;, &quot;issue&quot;: &quot;8&quot;, &quot;DOI&quot;: &quot;10.1002/jbmr.1927&quot;, &quot;type&quot;: &quot;article-journal&quot;, &quot;issued&quot;: {&quot;date-parts&quot;: [[&quot;2013&quot;]]}, &quot;abstract&quot;: &quot;In biological tissues such as bone, cell function and activity crucially depend on the physical properties of the extracellular matrix which the cells synthesize and condition. During bone formation and remodeling, osteoblasts get embedded into the matrix they deposit and differentiate to osteocytes. These cells form a dense network throughout the entire bone material. Osteocytes are known to orchestrate bone remodeling. However, the precise role of osteocytes during mineral homeostasis and their potential influence on bone material quality remains unclear. To understand the mutual influence of osteocytes and extracellular matrix, it is crucial to reveal their network organization in relation to the properties of their surrounding material. Here we visualize and topologically quantify the osteocyte network in mineralized bone sections with confocal laser scanning microscopy. At the same region of the sample, synchrotron small-angle X-ray scattering is used to determine nanoscopic bone mineral particle size and arrangement relative to the cell network. Major findings are that most of the mineral particles reside within less than a micrometer from the nearest cell network channel and that mineral particle characteristics depend on the distance from the cell network. The architecture of the network reveals optimization with respect to transport costs between cells and to blood vessels. In conclusion, these findings quantitatively show that the osteocyte network provides access to a huge mineral reservoir in bone due to its dense organization. The observed correlation between the architecture of osteocyte networks and bone material properties supports the hypothesis that osteocytes interact with their mineralized vicinity and thus, participate in bone mineral homeostasis.&quot;, &quot;author&quot;: [{&quot;suffix&quot;: &quot;&quot;, &quot;parse-names&quot;: false, &quot;given&quot;: &quot;Michael&quot;, &quot;non-dropping-particle&quot;: &quot;&quot;, &quot;family&quot;: &quot;Kerschnitzki&quot;, &quot;dropping-particle&quot;: &quot;&quot;}, {&quot;suffix&quot;: &quot;&quot;, &quot;parse-names&quot;: false, &quot;given&quot;: &quot;Philip&quot;, &quot;non-dropping-particle&quot;: &quot;&quot;, &quot;family&quot;: &quot;Kollmannsberger&quot;, &quot;dropping-particle&quot;: &quot;&quot;}, {&quot;suffix&quot;: &quot;&quot;, &quot;parse-names&quot;: false, &quot;given&quot;: &quot;Manfred&quot;, &quot;non-dropping-particle&quot;: &quot;&quot;, &quot;family&quot;: &quot;Burghammer&quot;, &quot;dropping-particle&quot;: &quot;&quot;}, {&quot;suffix&quot;: &quot;&quot;, &quot;parse-names&quot;: false, &quot;given&quot;: &quot;Georg N.&quot;, &quot;non-dropping-particle&quot;: &quot;&quot;, &quot;family&quot;: &quot;Duda&quot;, &quot;dropping-particle&quot;: &quot;&quot;}, {&quot;suffix&quot;: &quot;&quot;, &quot;parse-names&quot;: false, &quot;given&quot;: &quot;Richard&quot;, &quot;non-dropping-particle&quot;: &quot;&quot;, &quot;family&quot;: &quot;Weinkamer&quot;, &quot;dropping-particle&quot;: &quot;&quot;}, {&quot;suffix&quot;: &quot;&quot;, &quot;parse-names&quot;: false, &quot;given&quot;: &quot;Wolfgang&quot;, &quot;non-dropping-particle&quot;: &quot;&quot;, &quot;family&quot;: &quot;Wagermaier&quot;, &quot;dropping-particle&quot;: &quot;&quot;}, {&quot;suffix&quot;: &quot;&quot;, &quot;parse-names&quot;: false, &quot;given&quot;: &quot;Peter&quot;, &quot;non-dropping-particle&quot;: &quot;&quot;, &quot;family&quot;: &quot;Fratzl&quot;, &quot;dropping-particle&quot;: &quot;&quot;}], &quot;id&quot;: &quot;ITEM-1&quot;, &quot;title&quot;: &quot;Architecture of the osteocyte network correlates with bone material quality&quot;, &quot;page&quot;: &quot;1837-1845&quot;, &quot;ISSN&quot;: &quot;08840431&quot;}, &quot;id&quot;: &quot;ITEM-1&quot;, &quot;uris&quot;: [&quot;http://www.mendeley.com/documents/?uuid=b166cb45-64f9-4696-af00-9157859ec325&quot;]}], &quot;properties&quot;: {&quot;noteIndex&quot;: 0}} RNDn7gX3iZ49O"/><text:span text:style-name="T97">⁠. This method iteratively removes outer layers of the input 3D object until it’s left with the centreline, in a process commonly referred to as thinning.<text:line-break/><text:line-break/>The “Plot Centreline” button initiates centreline extraction and then plots the outcome on a figure (fig.2 bottom panel), after which there are three cleaning tools. Firstly, defining minimum branch length limits excessive spurious branches to produce a single centreline</text:span><text:reference-mark-start text:name="ADDIN CSL_CITATION {&quot;mendeley&quot;: {&quot;formattedCitation&quot;: &quot;(Lee et al., 1994)&quot;, &quot;plainTextFormattedCitation&quot;: &quot;(Lee et al., 1994)&quot;, &quot;previouslyFormattedCitation&quot;: &quot;(Lee et al., 1994)&quot;}, &quot;schema&quot;: &quot;https://github.com/citation-style-language/schema/raw/master/csl-citation.json&quot;, &quot;citationItems&quot;: [{&quot;itemData&quot;: {&quot;title&quot;: &quot;Building Skeleton Models via 3-D Medial Surface/Axis Thinning Algorithms&quot;, &quot;publisher&quot;: &quot;Graphical Models and Image Processing&quot;, &quot;type&quot;: &quot;article&quot;, &quot;issued&quot;: {&quot;date-parts&quot;: [[&quot;1994&quot;]]}, &quot;author&quot;: [{&quot;suffix&quot;: &quot;&quot;, &quot;parse-names&quot;: false, &quot;given&quot;: &quot;Ta-Chih&quot;, &quot;non-dropping-particle&quot;: &quot;&quot;, &quot;family&quot;: &quot;Lee&quot;, &quot;dropping-particle&quot;: &quot;&quot;}, {&quot;suffix&quot;: &quot;&quot;, &quot;parse-names&quot;: false, &quot;given&quot;: &quot;Rangasami L.&quot;, &quot;non-dropping-particle&quot;: &quot;&quot;, &quot;family&quot;: &quot;Kashyap&quot;, &quot;dropping-particle&quot;: &quot;&quot;}, {&quot;suffix&quot;: &quot;&quot;, &quot;parse-names&quot;: false, &quot;given&quot;: &quot;Chong-Nam&quot;, &quot;non-dropping-particle&quot;: &quot;&quot;, &quot;family&quot;: &quot;Chu&quot;, &quot;dropping-particle&quot;: &quot;&quot;}], &quot;id&quot;: &quot;ITEM-1&quot;, &quot;page&quot;: &quot;462-478&quot;}, &quot;id&quot;: &quot;ITEM-1&quot;, &quot;uris&quot;: [&quot;http://www.mendeley.com/documents/?uuid=c615d306-9cb4-497d-9264-0a3b5b7d3013&quot;]}], &quot;properties&quot;: {&quot;noteIndex&quot;: 0}} RNDxj3lS49XPF"/><text:span text:style-name="T67">(Lee et al., 1994)</text:span><text:reference-mark-end text:name="ADDIN CSL_CITATION {&quot;mendeley&quot;: {&quot;formattedCitation&quot;: &quot;(Lee et al., 1994)&quot;, &quot;plainTextFormattedCitation&quot;: &quot;(Lee et al., 1994)&quot;, &quot;previouslyFormattedCitation&quot;: &quot;(Lee et al., 1994)&quot;}, &quot;schema&quot;: &quot;https://github.com/citation-style-language/schema/raw/master/csl-citation.json&quot;, &quot;citationItems&quot;: [{&quot;itemData&quot;: {&quot;title&quot;: &quot;Building Skeleton Models via 3-D Medial Surface/Axis Thinning Algorithms&quot;, &quot;publisher&quot;: &quot;Graphical Models and Image Processing&quot;, &quot;type&quot;: &quot;article&quot;, &quot;issued&quot;: {&quot;date-parts&quot;: [[&quot;1994&quot;]]}, &quot;author&quot;: [{&quot;suffix&quot;: &quot;&quot;, &quot;parse-names&quot;: false, &quot;given&quot;: &quot;Ta-Chih&quot;, &quot;non-dropping-particle&quot;: &quot;&quot;, &quot;family&quot;: &quot;Lee&quot;, &quot;dropping-particle&quot;: &quot;&quot;}, {&quot;suffix&quot;: &quot;&quot;, &quot;parse-names&quot;: false, &quot;given&quot;: &quot;Rangasami L.&quot;, &quot;non-dropping-particle&quot;: &quot;&quot;, &quot;family&quot;: &quot;Kashyap&quot;, &quot;dropping-particle&quot;: &quot;&quot;}, {&quot;suffix&quot;: &quot;&quot;, &quot;parse-names&quot;: false, &quot;given&quot;: &quot;Chong-Nam&quot;, &quot;non-dropping-particle&quot;: &quot;&quot;, &quot;family&quot;: &quot;Chu&quot;, &quot;dropping-particle&quot;: &quot;&quot;}], &quot;id&quot;: &quot;ITEM-1&quot;, &quot;page&quot;: &quot;462-478&quot;}, &quot;id&quot;: &quot;ITEM-1&quot;, &quot;uris&quot;: [&quot;http://www.mendeley.com/documents/?uuid=c615d306-9cb4-497d-9264-0a3b5b7d3013&quot;]}], &quot;properties&quot;: {&quot;noteIndex&quot;: 0}} RNDxj3lS49XPF"/><text:span text:style-name="T97">⁠</text:span><text:span text:style-name="T103">.</text:span><text:span text:style-name="T97"> T</text:span>he user can also introduce a “clu<text:span text:style-name="T94">ster</text:span>-limitation” if there are excessive clumps of noise data points outside of the vessel or away from the <text:soft-page-break/>centreline. For each data point, this algorithm calculates the distance between all other data points. These distances are then ranked in size order and then the user can define a minimum distance requirement for a number of nearest-neighbours, and so removing small clumps of spurious data points. Finally, the crudest cleaning tool simply allows the user to selects portions of the centreline which they deem unnecessary deviations from the “true” centreline, <text:span text:style-name="T94">when compared to the original vessel,</text:span> and delete them. <text:span text:style-name="T94">These are predominantly obvious outliers.</text:span></text:p>
      <text:p text:style-name="P29">The resultant centreline is then smoothed t<text:span text:style-name="T97">hrough a Savitzky-Golay, </text:span><text:span text:style-name="T101">S-G,</text:span><text:span text:style-name="T97"> filter </text:span><text:reference-mark-start text:name="ADDIN CSL_CITATION {&quot;mendeley&quot;: {&quot;formattedCitation&quot;: &quot;(Savitzky and Golay, 1964; \u201cSavitzky-Golay filtering - MATLAB sgolayfilt - MathWorks United Kingdom,\u201d n.d.)&quot;, &quot;plainTextFormattedCitation&quot;: &quot;(Savitzky and Golay, 1964; \u201cSavitzky-Golay filtering - MATLAB sgolayfilt - MathWorks United Kingdom,\u201d n.d.)&quot;, &quot;previouslyFormattedCitation&quot;: &quot;(Savitzky and Golay, 1964; \u201cSavitzky-Golay filtering - MATLAB sgolayfilt - MathWorks United Kingdom,\u201d n.d.)&quot;}, &quot;schema&quot;: &quot;https://github.com/citation-style-language/schema/raw/master/csl-citation.json&quot;, &quot;citationItems&quot;: [{&quot;itemData&quot;: {&quot;volume&quot;: &quot;36&quot;, &quot;PMID&quot;: &quot;6897057&quot;, &quot;container-title&quot;: &quot;Analytical Chemistry&quot;, &quot;issue&quot;: &quot;8&quot;, &quot;DOI&quot;: &quot;10.1021/ac60214a047&quot;, &quot;type&quot;: &quot;article-journal&quot;, &quot;issued&quot;: {&quot;date-parts&quot;: [[&quot;1964&quot;]]}, &quot;abstract&quot;: &quot;In attempting to analyze, on dig i ta I computers, data f rom basica II y continuous physical experiments, numerical methods of performing fa- miliar operations must be developed. The operations of differentiation and filtering are especially important both as an end in themselves, and as a pre- lude to further treatment of the data. Numerical counterparts of analog de- vices that perform these operations, such as RC filters, are often considered. However, the method of least squares may be used without additional com- putational complexity and with con- siderable improvement in the informo- tion obtained. The least squares cal- culations may be carried out in the computer by convolution of the data points with properly chosen sets of integers. These sets of integers and their normalizing factors are described and their use is illustrated in spectro- scopic applications. The computer programs required are relatively sim- ple. Two examples are presented as subroutines in the FORTRAN language&quot;, &quot;author&quot;: [{&quot;suffix&quot;: &quot;&quot;, &quot;parse-names&quot;: false, &quot;given&quot;: &quot;Abraham&quot;, &quot;non-dropping-particle&quot;: &quot;&quot;, &quot;family&quot;: &quot;Savitzky&quot;, &quot;dropping-particle&quot;: &quot;&quot;}, {&quot;suffix&quot;: &quot;&quot;, &quot;parse-names&quot;: false, &quot;given&quot;: &quot;Marcel J. E.&quot;, &quot;non-dropping-particle&quot;: &quot;&quot;, &quot;family&quot;: &quot;Golay&quot;, &quot;dropping-particle&quot;: &quot;&quot;}], &quot;ISBN&quot;: &quot;0003-2700&quot;, &quot;id&quot;: &quot;ITEM-1&quot;, &quot;title&quot;: &quot;Smoothing and Differentiation of Data by Simplified Least Squares Procedures&quot;, &quot;page&quot;: &quot;1627-1639&quot;, &quot;ISSN&quot;: &quot;00032700&quot;}, &quot;id&quot;: &quot;ITEM-1&quot;, &quot;uris&quot;: [&quot;http://www.mendeley.com/documents/?uuid=2b8aa1ab-285a-4294-982c-32eefa24908a&quot;]}, {&quot;itemData&quot;: {&quot;URL&quot;: &quot;http://uk.mathworks.com/help/signal/ref/sgolayfilt.html?refresh=true&quot;, &quot;title&quot;: &quot;Savitzky-Golay filtering - MATLAB sgolayfilt - MathWorks United Kingdom&quot;, &quot;accessed&quot;: {&quot;date-parts&quot;: [[&quot;2015&quot;, &quot;8&quot;, &quot;6&quot;]]}, &quot;type&quot;: &quot;webpage&quot;, &quot;issued&quot;: {&quot;date-parts&quot;: [[&quot;0&quot;]]}, &quot;id&quot;: &quot;ITEM-2&quot;}, &quot;id&quot;: &quot;ITEM-2&quot;, &quot;uris&quot;: [&quot;http://www.mendeley.com/documents/?uuid=d479985a-05f0-4081-b220-69cf55b3217e&quot;]}], &quot;properties&quot;: {&quot;noteIndex&quot;: 0}} RNDwIl6guYLlP"/><text:span text:style-name="T67">(Savitzky and Golay, 1964; “Savitzky-Golay filtering - MATLAB sgolayfilt - MathWorks United Kingdom,” n.d.)</text:span><text:reference-mark-end text:name="ADDIN CSL_CITATION {&quot;mendeley&quot;: {&quot;formattedCitation&quot;: &quot;(Savitzky and Golay, 1964; \u201cSavitzky-Golay filtering - MATLAB sgolayfilt - MathWorks United Kingdom,\u201d n.d.)&quot;, &quot;plainTextFormattedCitation&quot;: &quot;(Savitzky and Golay, 1964; \u201cSavitzky-Golay filtering - MATLAB sgolayfilt - MathWorks United Kingdom,\u201d n.d.)&quot;, &quot;previouslyFormattedCitation&quot;: &quot;(Savitzky and Golay, 1964; \u201cSavitzky-Golay filtering - MATLAB sgolayfilt - MathWorks United Kingdom,\u201d n.d.)&quot;}, &quot;schema&quot;: &quot;https://github.com/citation-style-language/schema/raw/master/csl-citation.json&quot;, &quot;citationItems&quot;: [{&quot;itemData&quot;: {&quot;volume&quot;: &quot;36&quot;, &quot;PMID&quot;: &quot;6897057&quot;, &quot;container-title&quot;: &quot;Analytical Chemistry&quot;, &quot;issue&quot;: &quot;8&quot;, &quot;DOI&quot;: &quot;10.1021/ac60214a047&quot;, &quot;type&quot;: &quot;article-journal&quot;, &quot;issued&quot;: {&quot;date-parts&quot;: [[&quot;1964&quot;]]}, &quot;abstract&quot;: &quot;In attempting to analyze, on dig i ta I computers, data f rom basica II y continuous physical experiments, numerical methods of performing fa- miliar operations must be developed. The operations of differentiation and filtering are especially important both as an end in themselves, and as a pre- lude to further treatment of the data. Numerical counterparts of analog de- vices that perform these operations, such as RC filters, are often considered. However, the method of least squares may be used without additional com- putational complexity and with con- siderable improvement in the informo- tion obtained. The least squares cal- culations may be carried out in the computer by convolution of the data points with properly chosen sets of integers. These sets of integers and their normalizing factors are described and their use is illustrated in spectro- scopic applications. The computer programs required are relatively sim- ple. Two examples are presented as subroutines in the FORTRAN language&quot;, &quot;author&quot;: [{&quot;suffix&quot;: &quot;&quot;, &quot;parse-names&quot;: false, &quot;given&quot;: &quot;Abraham&quot;, &quot;non-dropping-particle&quot;: &quot;&quot;, &quot;family&quot;: &quot;Savitzky&quot;, &quot;dropping-particle&quot;: &quot;&quot;}, {&quot;suffix&quot;: &quot;&quot;, &quot;parse-names&quot;: false, &quot;given&quot;: &quot;Marcel J. E.&quot;, &quot;non-dropping-particle&quot;: &quot;&quot;, &quot;family&quot;: &quot;Golay&quot;, &quot;dropping-particle&quot;: &quot;&quot;}], &quot;ISBN&quot;: &quot;0003-2700&quot;, &quot;id&quot;: &quot;ITEM-1&quot;, &quot;title&quot;: &quot;Smoothing and Differentiation of Data by Simplified Least Squares Procedures&quot;, &quot;page&quot;: &quot;1627-1639&quot;, &quot;ISSN&quot;: &quot;00032700&quot;}, &quot;id&quot;: &quot;ITEM-1&quot;, &quot;uris&quot;: [&quot;http://www.mendeley.com/documents/?uuid=2b8aa1ab-285a-4294-982c-32eefa24908a&quot;]}, {&quot;itemData&quot;: {&quot;URL&quot;: &quot;http://uk.mathworks.com/help/signal/ref/sgolayfilt.html?refresh=true&quot;, &quot;title&quot;: &quot;Savitzky-Golay filtering - MATLAB sgolayfilt - MathWorks United Kingdom&quot;, &quot;accessed&quot;: {&quot;date-parts&quot;: [[&quot;2015&quot;, &quot;8&quot;, &quot;6&quot;]]}, &quot;type&quot;: &quot;webpage&quot;, &quot;issued&quot;: {&quot;date-parts&quot;: [[&quot;0&quot;]]}, &quot;id&quot;: &quot;ITEM-2&quot;}, &quot;id&quot;: &quot;ITEM-2&quot;, &quot;uris&quot;: [&quot;http://www.mendeley.com/documents/?uuid=d479985a-05f0-4081-b220-69cf55b3217e&quot;]}], &quot;properties&quot;: {&quot;noteIndex&quot;: 0}} RNDwIl6guYLlP"/><text:span text:style-name="T97">⁠ (fig.3) and then interpolated to give even spacing between centreline points </text:span><text:reference-mark-start text:name="ADDIN CSL_CITATION {&quot;mendeley&quot;: {&quot;formattedCitation&quot;: &quot;(\u201cinterparc - File Exchange - MATLAB Central,\u201d n.d.)&quot;, &quot;plainTextFormattedCitation&quot;: &quot;(\u201cinterparc - File Exchange - MATLAB Central,\u201d n.d.)&quot;, &quot;previouslyFormattedCitation&quot;: &quot;(\u201cinterparc - File Exchange - MATLAB Central,\u201d n.d.)&quot;}, &quot;schema&quot;: &quot;https://github.com/citation-style-language/schema/raw/master/csl-citation.json&quot;, &quot;citationItems&quot;: [{&quot;itemData&quot;: {&quot;URL&quot;: &quot;http://www.mathworks.com/matlabcentral/fileexchange/34874-interparc&quot;, &quot;title&quot;: &quot;interparc - File Exchange - MATLAB Central&quot;, &quot;accessed&quot;: {&quot;date-parts&quot;: [[&quot;2015&quot;, &quot;8&quot;, &quot;6&quot;]]}, &quot;type&quot;: &quot;webpage&quot;, &quot;issued&quot;: {&quot;date-parts&quot;: [[&quot;0&quot;]]}, &quot;id&quot;: &quot;ITEM-1&quot;}, &quot;id&quot;: &quot;ITEM-1&quot;, &quot;uris&quot;: [&quot;http://www.mendeley.com/documents/?uuid=d5ac0b50-4b04-4de3-bde0-bfae7738a1d3&quot;]}], &quot;properties&quot;: {&quot;noteIndex&quot;: 0}} RND76Gibyz1re"/><text:span text:style-name="T67">(“interparc - File Exchange - MATLAB Central,” n.d.)</text:span><text:reference-mark-end text:name="ADDIN CSL_CITATION {&quot;mendeley&quot;: {&quot;formattedCitation&quot;: &quot;(\u201cinterparc - File Exchange - MATLAB Central,\u201d n.d.)&quot;, &quot;plainTextFormattedCitation&quot;: &quot;(\u201cinterparc - File Exchange - MATLAB Central,\u201d n.d.)&quot;, &quot;previouslyFormattedCitation&quot;: &quot;(\u201cinterparc - File Exchange - MATLAB Central,\u201d n.d.)&quot;}, &quot;schema&quot;: &quot;https://github.com/citation-style-language/schema/raw/master/csl-citation.json&quot;, &quot;citationItems&quot;: [{&quot;itemData&quot;: {&quot;URL&quot;: &quot;http://www.mathworks.com/matlabcentral/fileexchange/34874-interparc&quot;, &quot;title&quot;: &quot;interparc - File Exchange - MATLAB Central&quot;, &quot;accessed&quot;: {&quot;date-parts&quot;: [[&quot;2015&quot;, &quot;8&quot;, &quot;6&quot;]]}, &quot;type&quot;: &quot;webpage&quot;, &quot;issued&quot;: {&quot;date-parts&quot;: [[&quot;0&quot;]]}, &quot;id&quot;: &quot;ITEM-1&quot;}, &quot;id&quot;: &quot;ITEM-1&quot;, &quot;uris&quot;: [&quot;http://www.mendeley.com/documents/?uuid=d5ac0b50-4b04-4de3-bde0-bfae7738a1d3&quot;]}], &quot;properties&quot;: {&quot;noteIndex&quot;: 0}} RND76Gibyz1re"/><text:span text:style-name="T97">⁠, </text:span>as is a requirement for the SOAM <text:span text:style-name="T94">calculation</text:span>. This processed version of the centreline is then used to calculate the values of the various tortuosity metrics <text:span text:style-name="T84">(</text:span><text:span text:style-name="T89">see</text:span><text:span text:style-name="T84"> </text:span><text:span text:style-name="T89">theory section</text:span><text:span text:style-name="T84">).</text:span></text:p>
      <text:p text:style-name="P29">Figure 3<text:span text:style-name="T112"> – </text:span>Centreline spline before filter (blue), S-G filtered centreline spline (red)</text:p>
      <text:p text:style-name="P25">The length of this centreline is taken as the length of the segmented portion of the vessel.</text:p>
      <text:p text:style-name="P30">2.1.3. Error Calculations</text:p>
      <text:p text:style-name="P25">The introduction of <text:span text:style-name="T106">S-G </text:span>smoothing on the centreline introduces an associated error, or deviation of the data points away from the coordinate axes. The associated errors in centreline length are therefore calculated from the average error in the filtered line as compared to the original extracted centreline. This can be visualised in figure 3 as the difference in path length between the red and blue lines. This was the error used to calculate the respective error for the length, DM and ICM. <text:span text:style-name="T94">Calculated error values are therefore highly dependent on the centreline extraction methods used, including the segmentation of the vessel from the rest of the vasculature.</text:span> <text:span text:style-name="T95">The SOAM </text:span><text:span text:style-name="T96">smoothing associated error was not calculated as it proved rather convoluted to calculate and wasn’t of significant value</text:span><text:span text:style-name="T95">. </text:span></text:p>
      <text:h text:style-name="P59" text:outline-level="2">2.2. Validation method – Phantom centreline toolbox</text:h>
      <text:p text:style-name="P29">The tool, as described thus far, estimates the tortuosity and length of a selected vessel centreline however, the applicability and reliability of these measurements is <text:span text:style-name="T106">thus far</text:span> unknown. An additional toolbox was created which simulates phantom centrelines of vessels to test the tortuosity metrics. The toolbox facilitates dynamic testing of each tortuosity metric by allowing the user to define the characteristics of the phantom centreline.</text:p>
      <text:p text:style-name="P29">Figure 4<text:span text:style-name="T112"> – </text:span>Screen shot of Validation Toolbox</text:p>
      <text:p text:style-name="P26">The validation tool has four basic input centreline types: straight, sinusoidal, coil and highly coiled. This encompasses the current literature based definitions of tortuous vessel types<text:span text:style-name="T97"> </text:span><text:reference-mark-start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eudfd37bmN"/><text:span text:style-name="T67">(Bullitt et al., 200</text:span><text:span text:style-name="T66">3</text:span><text:reference-mark-end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eudfd37bmN"/><text:span text:style-name="T97">⁠</text:span><text:span text:style-name="T99">)</text:span>. The centrelines were generated with 3D sine and cosine formulas, where frequency and amplitude have their standard meanings,<text:span text:style-name="T84"> refer to ‘centreline_tort’ function for full details. </text:span><text:line-break/><text:line-break/>After the initial generation of a type of vessel centreline, by selecting from the drop down menu (fig. 4 bottom “Centreline Attributes” panel), the user can modulate a selected parameter over a defined range to test the metrics applicability <text:span text:style-name="T106">within this range</text:span> (fig. 4 “Range testing” panel). For example, in figure 4, the amplitude of a sinusoidal centreline is varied from 0 to 20 and the outputs of the tortuosity metrics are calculated and plotted (y-axis-magnitude of tortuosity metric, x-axis–range of modulated parameter). The errors associated with the tortuosity metrics here are the <text:span text:style-name="T32">rmse</text:span> (standard error) of a smoothing spline fit upon the modulated data sets, to replicate the smoothing process upon the real vessel centrelines.</text:p>
      <text:p text:style-name="P30">3. Experimental -Data Collection</text:p>
      <text:p text:style-name="P19"><text:span text:style-name="T84">MRA images were taken on a Signa HDx GE Medical Systems 3T MRI scanner </text:span><text:span text:style-name="T90">using a 3D time-of-flight </text:span><text:soft-page-break/><text:span text:style-name="T90">protocol with r</text:span><text:span text:style-name="T84">epetition time 24ms, echo time 2.7ms, inversion time 0ms, flip angle 15deg </text:span><text:span text:style-name="T90">and</text:span><text:span text:style-name="T84"> number of averages 1.</text:span></text:p>
      <text:p text:style-name="P20">The full code used to do the analysis of the data can be found is the supplementary documents.</text:p>
      <text:p text:style-name="P15"><text:span text:style-name="T39">4</text:span><text:span text:style-name="T38">.</text:span><text:span text:style-name="T39">1</text:span><text:span text:style-name="T38">. </text:span><text:span text:style-name="T39">Theory </text:span><text:span text:style-name="T38"><text:line-break/></text:span><text:span text:style-name="T37">The reliability of tortuosity metrics to accurately quantify vessel abnormalities has been explored extensively </text:span><text:span text:style-name="T42">measur</text:span><text:span text:style-name="T48">e</text:span><text:reference-mark-start text:name="ADDIN CSL_CITATION {&quot;mendeley&quot;: {&quot;formattedCitation&quot;: &quot;(Bullitt et al., 2008; Hart et al., 1999)&quot;, &quot;plainTextFormattedCitation&quot;: &quot;(Bullitt et al., 2008; Hart et al., 1999)&quot;, &quot;previouslyFormattedCitation&quot;: &quot;(Bullitt et al., 2008; Hart et al., 1999)&quot;}, &quot;schema&quot;: &quot;https://github.com/citation-style-language/schema/raw/master/csl-citation.json&quot;, &quot;citationItems&quot;: [{&quot;itemData&quot;: {&quot;volume&quot;: &quot;53&quot;, &quot;PMID&quot;: &quot;10193892&quot;, &quot;container-title&quot;: &quot;International Journal of Medical Informatics&quot;, &quot;issue&quot;: &quot;2-3&quot;, &quot;DOI&quot;: &quot;10.1016/S1386-5056(98)00163-4&quot;, &quot;type&quot;: &quot;article-journal&quot;, &quot;issued&quot;: {&quot;date-parts&quot;: [[&quot;1999&quot;]]}, &quot;abstract&quot;: &quot;Automatic measurement of blood vessel tortuosity is a useful capability for automatic ophthalmological diagnostic tools. We describe a suite of automated tortuosity measures for blood vessel segments extracted from RGB retinal images. The tortuosity measures were evaluated in two classification tasks: (1) classifying the tortuosity of blood vessel segments and (2) classifying the tortuosity of blood vessel networks. These tortuosity measures were able to achieve a classification rate of 91% for the first problem and 95% on the second problem, which confirms that they capture much of the ophthalmologists' notion of tortuosity. Finally, we discuss how the accuracy of these measures can be influence by the method used to extract the blood vessel segments.&quot;, &quot;author&quot;: [{&quot;suffix&quot;: &quot;&quot;, &quot;parse-names&quot;: false, &quot;given&quot;: &quot;William E.&quot;, &quot;non-dropping-particle&quot;: &quot;&quot;, &quot;family&quot;: &quot;Hart&quot;, &quot;dropping-particle&quot;: &quot;&quot;}, {&quot;suffix&quot;: &quot;&quot;, &quot;parse-names&quot;: false, &quot;given&quot;: &quot;Michael&quot;, &quot;non-dropping-particle&quot;: &quot;&quot;, &quot;family&quot;: &quot;Goldbaum&quot;, &quot;dropping-particle&quot;: &quot;&quot;}, {&quot;suffix&quot;: &quot;&quot;, &quot;parse-names&quot;: false, &quot;given&quot;: &quot;Brad&quot;, &quot;non-dropping-particle&quot;: &quot;&quot;, &quot;family&quot;: &quot;C\u00f4t\u00e9&quot;, &quot;dropping-particle&quot;: &quot;&quot;}, {&quot;suffix&quot;: &quot;&quot;, &quot;parse-names&quot;: false, &quot;given&quot;: &quot;Paul&quot;, &quot;non-dropping-particle&quot;: &quot;&quot;, &quot;family&quot;: &quot;Kube&quot;, &quot;dropping-particle&quot;: &quot;&quot;}, {&quot;suffix&quot;: &quot;&quot;, &quot;parse-names&quot;: false, &quot;given&quot;: &quot;Mark R.&quot;, &quot;non-dropping-particle&quot;: &quot;&quot;, &quot;family&quot;: &quot;Nelson&quot;, &quot;dropping-particle&quot;: &quot;&quot;}], &quot;ISBN&quot;: &quot;1386-5056 (Print)\\n1386-5056 (Linking)&quot;, &quot;id&quot;: &quot;ITEM-1&quot;, &quot;title&quot;: &quot;Measurement and classification of retinal vascular tortuosity&quot;, &quot;page&quot;: &quot;239-252&quot;, &quot;ISSN&quot;: &quot;13865056&quot;}, &quot;id&quot;: &quot;ITEM-1&quot;, &quot;uris&quot;: [&quot;http://www.mendeley.com/documents/?uuid=65f3d8de-38e2-4b0a-a870-c171bb413850&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2&quot;, &quot;page&quot;: &quot;1163-1171&quot;}, &quot;id&quot;: &quot;ITEM-2&quot;, &quot;uris&quot;: [&quot;http://www.mendeley.com/documents/?uuid=b65cb010-c82d-4673-a347-7aa535e80cf7&quot;]}], &quot;properties&quot;: {&quot;noteIndex&quot;: 0}} RNDZTWE4VpiJN"/><text:span text:style-name="T57">(Bullitt et al., 200</text:span><text:span text:style-name="T59">3</text:span><text:span text:style-name="T57">; Hart et al., 1999)</text:span><text:reference-mark-end text:name="ADDIN CSL_CITATION {&quot;mendeley&quot;: {&quot;formattedCitation&quot;: &quot;(Bullitt et al., 2008; Hart et al., 1999)&quot;, &quot;plainTextFormattedCitation&quot;: &quot;(Bullitt et al., 2008; Hart et al., 1999)&quot;, &quot;previouslyFormattedCitation&quot;: &quot;(Bullitt et al., 2008; Hart et al., 1999)&quot;}, &quot;schema&quot;: &quot;https://github.com/citation-style-language/schema/raw/master/csl-citation.json&quot;, &quot;citationItems&quot;: [{&quot;itemData&quot;: {&quot;volume&quot;: &quot;53&quot;, &quot;PMID&quot;: &quot;10193892&quot;, &quot;container-title&quot;: &quot;International Journal of Medical Informatics&quot;, &quot;issue&quot;: &quot;2-3&quot;, &quot;DOI&quot;: &quot;10.1016/S1386-5056(98)00163-4&quot;, &quot;type&quot;: &quot;article-journal&quot;, &quot;issued&quot;: {&quot;date-parts&quot;: [[&quot;1999&quot;]]}, &quot;abstract&quot;: &quot;Automatic measurement of blood vessel tortuosity is a useful capability for automatic ophthalmological diagnostic tools. We describe a suite of automated tortuosity measures for blood vessel segments extracted from RGB retinal images. The tortuosity measures were evaluated in two classification tasks: (1) classifying the tortuosity of blood vessel segments and (2) classifying the tortuosity of blood vessel networks. These tortuosity measures were able to achieve a classification rate of 91% for the first problem and 95% on the second problem, which confirms that they capture much of the ophthalmologists' notion of tortuosity. Finally, we discuss how the accuracy of these measures can be influence by the method used to extract the blood vessel segments.&quot;, &quot;author&quot;: [{&quot;suffix&quot;: &quot;&quot;, &quot;parse-names&quot;: false, &quot;given&quot;: &quot;William E.&quot;, &quot;non-dropping-particle&quot;: &quot;&quot;, &quot;family&quot;: &quot;Hart&quot;, &quot;dropping-particle&quot;: &quot;&quot;}, {&quot;suffix&quot;: &quot;&quot;, &quot;parse-names&quot;: false, &quot;given&quot;: &quot;Michael&quot;, &quot;non-dropping-particle&quot;: &quot;&quot;, &quot;family&quot;: &quot;Goldbaum&quot;, &quot;dropping-particle&quot;: &quot;&quot;}, {&quot;suffix&quot;: &quot;&quot;, &quot;parse-names&quot;: false, &quot;given&quot;: &quot;Brad&quot;, &quot;non-dropping-particle&quot;: &quot;&quot;, &quot;family&quot;: &quot;C\u00f4t\u00e9&quot;, &quot;dropping-particle&quot;: &quot;&quot;}, {&quot;suffix&quot;: &quot;&quot;, &quot;parse-names&quot;: false, &quot;given&quot;: &quot;Paul&quot;, &quot;non-dropping-particle&quot;: &quot;&quot;, &quot;family&quot;: &quot;Kube&quot;, &quot;dropping-particle&quot;: &quot;&quot;}, {&quot;suffix&quot;: &quot;&quot;, &quot;parse-names&quot;: false, &quot;given&quot;: &quot;Mark R.&quot;, &quot;non-dropping-particle&quot;: &quot;&quot;, &quot;family&quot;: &quot;Nelson&quot;, &quot;dropping-particle&quot;: &quot;&quot;}], &quot;ISBN&quot;: &quot;1386-5056 (Print)\\n1386-5056 (Linking)&quot;, &quot;id&quot;: &quot;ITEM-1&quot;, &quot;title&quot;: &quot;Measurement and classification of retinal vascular tortuosity&quot;, &quot;page&quot;: &quot;239-252&quot;, &quot;ISSN&quot;: &quot;13865056&quot;}, &quot;id&quot;: &quot;ITEM-1&quot;, &quot;uris&quot;: [&quot;http://www.mendeley.com/documents/?uuid=65f3d8de-38e2-4b0a-a870-c171bb413850&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2&quot;, &quot;page&quot;: &quot;1163-1171&quot;}, &quot;id&quot;: &quot;ITEM-2&quot;, &quot;uris&quot;: [&quot;http://www.mendeley.com/documents/?uuid=b65cb010-c82d-4673-a347-7aa535e80cf7&quot;]}], &quot;properties&quot;: {&quot;noteIndex&quot;: 0}} RNDZTWE4VpiJN"/><text:span text:style-name="T48">⁠</text:span><text:span text:style-name="T49">. Often with an application in retinal vessels, the focus has been largely on 2D images </text:span><text:reference-mark-start text:name="ADDIN CSL_CITATION {&quot;mendeley&quot;: {&quot;formattedCitation&quot;: &quot;(Hart et al., 1999; Turior, 2012; Turior et al., 2013)&quot;, &quot;plainTextFormattedCitation&quot;: &quot;(Hart et al., 1999; Turior, 2012; Turior et al., 2013)&quot;, &quot;previouslyFormattedCitation&quot;: &quot;(Hart et al., 1999; Turior, 2012; Turior et al., 2013)&quot;}, &quot;schema&quot;: &quot;https://github.com/citation-style-language/schema/raw/master/csl-citation.json&quot;, &quot;citationItems&quot;: [{&quot;itemData&quot;: {&quot;volume&quot;: &quot;39&quot;, &quot;container-title&quot;: &quot;ScienceAsia&quot;, &quot;issue&quot;: &quot;3&quot;, &quot;DOI&quot;: &quot;10.2306/scienceasia1513-1874.2013.39.265&quot;, &quot;type&quot;: &quot;article-journal&quot;, &quot;issued&quot;: {&quot;date-parts&quot;: [[&quot;2013&quot;]]}, &quot;abstract&quot;: &quot;The clinical recognition of abnormal retinal tortuosity enables the diagnosis of many diseases. Tortuosity is often interpreted as points of high curvature of the blood vessel along certain segments. Quantitative measures proposed so far depend on or are functions of the curvature of the vessel axis. In this paper, we propose a parallel algorithm to quantify retinal vessel tortuosity using a robust metric based on the curvature calculated from an improved chain code algorithm. We suggest that the tortuosity evaluation depends not only on the accuracy of curvature determination, but primarily on the precise determination of the region of support. The region of support, and hence the corresponding scale, was optimally selected from a quantitative experiment where it was varied from a vessel contour of two to ten pixels, before computing the curvature for each proposed metric. Scale factor optimization was based on the classification accuracy of the classifiers used, which was calculated by comparing the estimated results with ground truths from expert ophthalmologists for the integrated proposed index. We demonstrate the authenticity of the proposed metric as an indicator of changes in morphology using both simulated curves and actual vessels. The performance of each classifier is evaluated based on sensitivity, specificity, accuracy, positive predictive value, negative predictive value, and positive likelihood ratio. Our method is effective at evaluating the range of clinically relevant patterns of abnormality such as those in retinopathy of prematurity. While all the proposed metrics are sensitive to curved or kinked vessels, the integrated proposed index achieves the best sensitivity and classification rate of 97.8% and 93.6%, respectively, on 45 infant retinal images.&quot;, &quot;author&quot;: [{&quot;suffix&quot;: &quot;&quot;, &quot;parse-names&quot;: false, &quot;given&quot;: &quot;Rashmi&quot;, &quot;non-dropping-particle&quot;: &quot;&quot;, &quot;family&quot;: &quot;Turior&quot;, &quot;dropping-particle&quot;: &quot;&quot;}, {&quot;suffix&quot;: &quot;&quot;, &quot;parse-names&quot;: false, &quot;given&quot;: &quot;Danu&quot;, &quot;non-dropping-particle&quot;: &quot;&quot;, &quot;family&quot;: &quot;Onkaew&quot;, &quot;dropping-particle&quot;: &quot;&quot;}, {&quot;suffix&quot;: &quot;&quot;, &quot;parse-names&quot;: false, &quot;given&quot;: &quot;Bunyarit&quot;, &quot;non-dropping-particle&quot;: &quot;&quot;, &quot;family&quot;: &quot;Uyyanonvara&quot;, &quot;dropping-particle&quot;: &quot;&quot;}, {&quot;suffix&quot;: &quot;&quot;, &quot;parse-names&quot;: false, &quot;given&quot;: &quot;Pornthep&quot;, &quot;non-dropping-particle&quot;: &quot;&quot;, &quot;family&quot;: &quot;Chutinantvarodom&quot;, &quot;dropping-particle&quot;: &quot;&quot;}], &quot;ISBN&quot;: &quot;1513-1874&quot;, &quot;id&quot;: &quot;ITEM-1&quot;, &quot;title&quot;: &quot;Quantification and classification of retinal vessel tortuosity&quot;, &quot;page&quot;: &quot;265-277&quot;, &quot;ISSN&quot;: &quot;15131874&quot;}, &quot;id&quot;: &quot;ITEM-1&quot;, &quot;uris&quot;: [&quot;http://www.mendeley.com/documents/?uuid=0897cc48-d1ec-4cc1-bcc5-3d8e37bfc508&quot;]}, {&quot;itemData&quot;: {&quot;volume&quot;: &quot;53&quot;, &quot;PMID&quot;: &quot;10193892&quot;, &quot;container-title&quot;: &quot;International Journal of Medical Informatics&quot;, &quot;issue&quot;: &quot;2-3&quot;, &quot;DOI&quot;: &quot;10.1016/S1386-5056(98)00163-4&quot;, &quot;type&quot;: &quot;article-journal&quot;, &quot;issued&quot;: {&quot;date-parts&quot;: [[&quot;1999&quot;]]}, &quot;abstract&quot;: &quot;Automatic measurement of blood vessel tortuosity is a useful capability for automatic ophthalmological diagnostic tools. We describe a suite of automated tortuosity measures for blood vessel segments extracted from RGB retinal images. The tortuosity measures were evaluated in two classification tasks: (1) classifying the tortuosity of blood vessel segments and (2) classifying the tortuosity of blood vessel networks. These tortuosity measures were able to achieve a classification rate of 91% for the first problem and 95% on the second problem, which confirms that they capture much of the ophthalmologists' notion of tortuosity. Finally, we discuss how the accuracy of these measures can be influence by the method used to extract the blood vessel segments.&quot;, &quot;author&quot;: [{&quot;suffix&quot;: &quot;&quot;, &quot;parse-names&quot;: false, &quot;given&quot;: &quot;William E.&quot;, &quot;non-dropping-particle&quot;: &quot;&quot;, &quot;family&quot;: &quot;Hart&quot;, &quot;dropping-particle&quot;: &quot;&quot;}, {&quot;suffix&quot;: &quot;&quot;, &quot;parse-names&quot;: false, &quot;given&quot;: &quot;Michael&quot;, &quot;non-dropping-particle&quot;: &quot;&quot;, &quot;family&quot;: &quot;Goldbaum&quot;, &quot;dropping-particle&quot;: &quot;&quot;}, {&quot;suffix&quot;: &quot;&quot;, &quot;parse-names&quot;: false, &quot;given&quot;: &quot;Brad&quot;, &quot;non-dropping-particle&quot;: &quot;&quot;, &quot;family&quot;: &quot;C\u00f4t\u00e9&quot;, &quot;dropping-particle&quot;: &quot;&quot;}, {&quot;suffix&quot;: &quot;&quot;, &quot;parse-names&quot;: false, &quot;given&quot;: &quot;Paul&quot;, &quot;non-dropping-particle&quot;: &quot;&quot;, &quot;family&quot;: &quot;Kube&quot;, &quot;dropping-particle&quot;: &quot;&quot;}, {&quot;suffix&quot;: &quot;&quot;, &quot;parse-names&quot;: false, &quot;given&quot;: &quot;Mark R.&quot;, &quot;non-dropping-particle&quot;: &quot;&quot;, &quot;family&quot;: &quot;Nelson&quot;, &quot;dropping-particle&quot;: &quot;&quot;}], &quot;ISBN&quot;: &quot;1386-5056 (Print)\\n1386-5056 (Linking)&quot;, &quot;id&quot;: &quot;ITEM-2&quot;, &quot;title&quot;: &quot;Measurement and classification of retinal vascular tortuosity&quot;, &quot;page&quot;: &quot;239-252&quot;, &quot;ISSN&quot;: &quot;13865056&quot;}, &quot;id&quot;: &quot;ITEM-2&quot;, &quot;uris&quot;: [&quot;http://www.mendeley.com/documents/?uuid=65f3d8de-38e2-4b0a-a870-c171bb413850&quot;]}, {&quot;itemData&quot;: {&quot;volume&quot;: &quot;2&quot;, &quot;title&quot;: &quot;Curvature-based Tortuosity Evaluation for Infant Retinal Images&quot;, &quot;issue&quot;: &quot;8&quot;, &quot;type&quot;: &quot;article-journal&quot;, &quot;issued&quot;: {&quot;date-parts&quot;: [[&quot;2012&quot;]]}, &quot;author&quot;: [{&quot;suffix&quot;: &quot;&quot;, &quot;parse-names&quot;: false, &quot;given&quot;: &quot;Rashmi&quot;, &quot;non-dropping-particle&quot;: &quot;&quot;, &quot;family&quot;: &quot;Turior&quot;, &quot;dropping-particle&quot;: &quot;&quot;}], &quot;id&quot;: &quot;ITEM-3&quot;, &quot;page&quot;: &quot;9-18&quot;}, &quot;id&quot;: &quot;ITEM-3&quot;, &quot;uris&quot;: [&quot;http://www.mendeley.com/documents/?uuid=858028d9-d52c-4c05-8adb-e9e7f88b752b&quot;]}], &quot;properties&quot;: {&quot;noteIndex&quot;: 0}} RNDJijghNyJJ1"/><text:span text:style-name="T60">(Hart et al., 1999; Turior, 2012; Turior et al., 2013)</text:span><text:reference-mark-end text:name="ADDIN CSL_CITATION {&quot;mendeley&quot;: {&quot;formattedCitation&quot;: &quot;(Hart et al., 1999; Turior, 2012; Turior et al., 2013)&quot;, &quot;plainTextFormattedCitation&quot;: &quot;(Hart et al., 1999; Turior, 2012; Turior et al., 2013)&quot;, &quot;previouslyFormattedCitation&quot;: &quot;(Hart et al., 1999; Turior, 2012; Turior et al., 2013)&quot;}, &quot;schema&quot;: &quot;https://github.com/citation-style-language/schema/raw/master/csl-citation.json&quot;, &quot;citationItems&quot;: [{&quot;itemData&quot;: {&quot;volume&quot;: &quot;39&quot;, &quot;container-title&quot;: &quot;ScienceAsia&quot;, &quot;issue&quot;: &quot;3&quot;, &quot;DOI&quot;: &quot;10.2306/scienceasia1513-1874.2013.39.265&quot;, &quot;type&quot;: &quot;article-journal&quot;, &quot;issued&quot;: {&quot;date-parts&quot;: [[&quot;2013&quot;]]}, &quot;abstract&quot;: &quot;The clinical recognition of abnormal retinal tortuosity enables the diagnosis of many diseases. Tortuosity is often interpreted as points of high curvature of the blood vessel along certain segments. Quantitative measures proposed so far depend on or are functions of the curvature of the vessel axis. In this paper, we propose a parallel algorithm to quantify retinal vessel tortuosity using a robust metric based on the curvature calculated from an improved chain code algorithm. We suggest that the tortuosity evaluation depends not only on the accuracy of curvature determination, but primarily on the precise determination of the region of support. The region of support, and hence the corresponding scale, was optimally selected from a quantitative experiment where it was varied from a vessel contour of two to ten pixels, before computing the curvature for each proposed metric. Scale factor optimization was based on the classification accuracy of the classifiers used, which was calculated by comparing the estimated results with ground truths from expert ophthalmologists for the integrated proposed index. We demonstrate the authenticity of the proposed metric as an indicator of changes in morphology using both simulated curves and actual vessels. The performance of each classifier is evaluated based on sensitivity, specificity, accuracy, positive predictive value, negative predictive value, and positive likelihood ratio. Our method is effective at evaluating the range of clinically relevant patterns of abnormality such as those in retinopathy of prematurity. While all the proposed metrics are sensitive to curved or kinked vessels, the integrated proposed index achieves the best sensitivity and classification rate of 97.8% and 93.6%, respectively, on 45 infant retinal images.&quot;, &quot;author&quot;: [{&quot;suffix&quot;: &quot;&quot;, &quot;parse-names&quot;: false, &quot;given&quot;: &quot;Rashmi&quot;, &quot;non-dropping-particle&quot;: &quot;&quot;, &quot;family&quot;: &quot;Turior&quot;, &quot;dropping-particle&quot;: &quot;&quot;}, {&quot;suffix&quot;: &quot;&quot;, &quot;parse-names&quot;: false, &quot;given&quot;: &quot;Danu&quot;, &quot;non-dropping-particle&quot;: &quot;&quot;, &quot;family&quot;: &quot;Onkaew&quot;, &quot;dropping-particle&quot;: &quot;&quot;}, {&quot;suffix&quot;: &quot;&quot;, &quot;parse-names&quot;: false, &quot;given&quot;: &quot;Bunyarit&quot;, &quot;non-dropping-particle&quot;: &quot;&quot;, &quot;family&quot;: &quot;Uyyanonvara&quot;, &quot;dropping-particle&quot;: &quot;&quot;}, {&quot;suffix&quot;: &quot;&quot;, &quot;parse-names&quot;: false, &quot;given&quot;: &quot;Pornthep&quot;, &quot;non-dropping-particle&quot;: &quot;&quot;, &quot;family&quot;: &quot;Chutinantvarodom&quot;, &quot;dropping-particle&quot;: &quot;&quot;}], &quot;ISBN&quot;: &quot;1513-1874&quot;, &quot;id&quot;: &quot;ITEM-1&quot;, &quot;title&quot;: &quot;Quantification and classification of retinal vessel tortuosity&quot;, &quot;page&quot;: &quot;265-277&quot;, &quot;ISSN&quot;: &quot;15131874&quot;}, &quot;id&quot;: &quot;ITEM-1&quot;, &quot;uris&quot;: [&quot;http://www.mendeley.com/documents/?uuid=0897cc48-d1ec-4cc1-bcc5-3d8e37bfc508&quot;]}, {&quot;itemData&quot;: {&quot;volume&quot;: &quot;53&quot;, &quot;PMID&quot;: &quot;10193892&quot;, &quot;container-title&quot;: &quot;International Journal of Medical Informatics&quot;, &quot;issue&quot;: &quot;2-3&quot;, &quot;DOI&quot;: &quot;10.1016/S1386-5056(98)00163-4&quot;, &quot;type&quot;: &quot;article-journal&quot;, &quot;issued&quot;: {&quot;date-parts&quot;: [[&quot;1999&quot;]]}, &quot;abstract&quot;: &quot;Automatic measurement of blood vessel tortuosity is a useful capability for automatic ophthalmological diagnostic tools. We describe a suite of automated tortuosity measures for blood vessel segments extracted from RGB retinal images. The tortuosity measures were evaluated in two classification tasks: (1) classifying the tortuosity of blood vessel segments and (2) classifying the tortuosity of blood vessel networks. These tortuosity measures were able to achieve a classification rate of 91% for the first problem and 95% on the second problem, which confirms that they capture much of the ophthalmologists' notion of tortuosity. Finally, we discuss how the accuracy of these measures can be influence by the method used to extract the blood vessel segments.&quot;, &quot;author&quot;: [{&quot;suffix&quot;: &quot;&quot;, &quot;parse-names&quot;: false, &quot;given&quot;: &quot;William E.&quot;, &quot;non-dropping-particle&quot;: &quot;&quot;, &quot;family&quot;: &quot;Hart&quot;, &quot;dropping-particle&quot;: &quot;&quot;}, {&quot;suffix&quot;: &quot;&quot;, &quot;parse-names&quot;: false, &quot;given&quot;: &quot;Michael&quot;, &quot;non-dropping-particle&quot;: &quot;&quot;, &quot;family&quot;: &quot;Goldbaum&quot;, &quot;dropping-particle&quot;: &quot;&quot;}, {&quot;suffix&quot;: &quot;&quot;, &quot;parse-names&quot;: false, &quot;given&quot;: &quot;Brad&quot;, &quot;non-dropping-particle&quot;: &quot;&quot;, &quot;family&quot;: &quot;C\u00f4t\u00e9&quot;, &quot;dropping-particle&quot;: &quot;&quot;}, {&quot;suffix&quot;: &quot;&quot;, &quot;parse-names&quot;: false, &quot;given&quot;: &quot;Paul&quot;, &quot;non-dropping-particle&quot;: &quot;&quot;, &quot;family&quot;: &quot;Kube&quot;, &quot;dropping-particle&quot;: &quot;&quot;}, {&quot;suffix&quot;: &quot;&quot;, &quot;parse-names&quot;: false, &quot;given&quot;: &quot;Mark R.&quot;, &quot;non-dropping-particle&quot;: &quot;&quot;, &quot;family&quot;: &quot;Nelson&quot;, &quot;dropping-particle&quot;: &quot;&quot;}], &quot;ISBN&quot;: &quot;1386-5056 (Print)\\n1386-5056 (Linking)&quot;, &quot;id&quot;: &quot;ITEM-2&quot;, &quot;title&quot;: &quot;Measurement and classification of retinal vascular tortuosity&quot;, &quot;page&quot;: &quot;239-252&quot;, &quot;ISSN&quot;: &quot;13865056&quot;}, &quot;id&quot;: &quot;ITEM-2&quot;, &quot;uris&quot;: [&quot;http://www.mendeley.com/documents/?uuid=65f3d8de-38e2-4b0a-a870-c171bb413850&quot;]}, {&quot;itemData&quot;: {&quot;volume&quot;: &quot;2&quot;, &quot;title&quot;: &quot;Curvature-based Tortuosity Evaluation for Infant Retinal Images&quot;, &quot;issue&quot;: &quot;8&quot;, &quot;type&quot;: &quot;article-journal&quot;, &quot;issued&quot;: {&quot;date-parts&quot;: [[&quot;2012&quot;]]}, &quot;author&quot;: [{&quot;suffix&quot;: &quot;&quot;, &quot;parse-names&quot;: false, &quot;given&quot;: &quot;Rashmi&quot;, &quot;non-dropping-particle&quot;: &quot;&quot;, &quot;family&quot;: &quot;Turior&quot;, &quot;dropping-particle&quot;: &quot;&quot;}], &quot;id&quot;: &quot;ITEM-3&quot;, &quot;page&quot;: &quot;9-18&quot;}, &quot;id&quot;: &quot;ITEM-3&quot;, &quot;uris&quot;: [&quot;http://www.mendeley.com/documents/?uuid=858028d9-d52c-4c05-8adb-e9e7f88b752b&quot;]}], &quot;properties&quot;: {&quot;noteIndex&quot;: 0}} RNDJijghNyJJ1"/><text:span text:style-name="T49">⁠. However, there is a demand for automatic 3D tortuosity quantification of intra-cerebral vessels to increase the processing speed and reliability of tortuosity measurements, rather than relying on clinician definitions which follow relatively subjective ruling. </text:span><text:span text:style-name="T51">T</text:span><text:span text:style-name="T49">ortuosity </text:span><text:span text:style-name="T51">q</text:span><text:span text:style-name="T49">uantification can focus on either a group of vasculature, global tortuosity or, </text:span><text:span text:style-name="T51">as</text:span><text:span text:style-name="T49"> </text:span><text:span text:style-name="T51">in this paper</text:span><text:span text:style-name="T49">, individual v</text:span><text:span text:style-name="T51">essel</text:span><text:span text:style-name="T49"> measurements, namely that of the vertebral and basilar arteries, particularly related to an increased risk of age-related stroke.</text:span></text:p>
      <text:p text:style-name="P52"><text:span text:style-name="T110">4</text:span>.<text:span text:style-name="T110">2</text:span>. Tortuosity metrics</text:p>
      <text:p text:style-name="P15"><text:span text:style-name="T97">There is currently no universally agreed upon measure for tortuosity amongst the literature. </text:span><text:span text:style-name="T49">Bullitt has tested a variety of tortuosity metrics in phantom and real data sets of vessels</text:span><text:reference-mark-start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epMr0zy9yH"/><text:span text:style-name="T60">(Bullitt et al., 200</text:span><text:span text:style-name="T59">3</text:span><text:span text:style-name="T60">)</text:span><text:reference-mark-end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epMr0zy9yH"/><text:span text:style-name="T49">⁠ , concluding that the metrics have different applicability and although there is no universal tortuosity metric, so</text:span><text:span text:style-name="T37">me prove better at describing the type of abnormality. We extended their metric analysis to further validate their findings and to see where these metrics can apply to individual vessels. In all the cases explored here, the tortuosity is derived from the vessel centreline.</text:span></text:p>
      <text:p text:style-name="P15"><text:span text:style-name="T37">Below we summarise three common tortuosity metrics.</text:span><text:span text:style-name="T43"> The specifics of the tortuosity metrics implementation can be found in the “centreline_tort” function </text:span><text:span text:style-name="T44">provided in the supplementary documents.</text:span></text:p>
      <text:p text:style-name="P32"><text:span text:style-name="T110">4</text:span>.<text:span text:style-name="T110">2</text:span>.1. Distance Metric (DM)</text:p>
      <text:p text:style-name="P28">The distance metric can be defined as a dimensionless ratio between the centreline length and the distance between start and end points of the centreline. As a result is doesn’t have the ability to distinguish, for example, between the curvature of “C” and “S” shape vessels of equivalent centreline length. However, this is the simplest metric, and as a result most commonly used metric in the literature<text:span text:style-name="T97"> </text:span><text:reference-mark-start text:name="ADDIN CSL_CITATION {&quot;mendeley&quot;: {&quot;formattedCitation&quot;: &quot;(Bullitt et al., 2008; Helmberger et al., 2014; Seaman et al., 2011; Turior, 2012)&quot;, &quot;plainTextFormattedCitation&quot;: &quot;(Bullitt et al., 2008; Helmberger et al., 2014; Seaman et al., 2011; Turior, 2012)&quot;, &quot;previouslyFormattedCitation&quot;: &quot;(Bullitt et al., 2008; Helmberger et al., 2014; Seaman et al., 2011; Turior, 2012)&quot;}, &quot;schema&quot;: &quot;https://github.com/citation-style-language/schema/raw/master/csl-citation.json&quot;, &quot;citationItems&quot;: [{&quot;itemData&quot;: {&quot;volume&quot;: &quot;2&quot;, &quot;title&quot;: &quot;Curvature-based Tortuosity Evaluation for Infant Retinal Images&quot;, &quot;issue&quot;: &quot;8&quot;, &quot;type&quot;: &quot;article-journal&quot;, &quot;issued&quot;: {&quot;date-parts&quot;: [[&quot;2012&quot;]]}, &quot;author&quot;: [{&quot;suffix&quot;: &quot;&quot;, &quot;parse-names&quot;: false, &quot;given&quot;: &quot;Rashmi&quot;, &quot;non-dropping-particle&quot;: &quot;&quot;, &quot;family&quot;: &quot;Turior&quot;, &quot;dropping-particle&quot;: &quot;&quot;}], &quot;id&quot;: &quot;ITEM-1&quot;, &quot;page&quot;: &quot;9-18&quot;}, &quot;id&quot;: &quot;ITEM-1&quot;, &quot;uris&quot;: [&quot;http://www.mendeley.com/documents/?uuid=858028d9-d52c-4c05-8adb-e9e7f88b752b&quot;]}, {&quot;itemData&quot;: {&quot;volume&quot;: &quot;9&quot;, &quot;PMID&quot;: &quot;24498123&quot;, &quot;container-title&quot;: &quot;PLoS ONE&quot;, &quot;issue&quot;: &quot;1&quot;, &quot;DOI&quot;: &quot;10.1371/journal.pone.0087515&quot;, &quot;type&quot;: &quot;article-journal&quot;, &quot;issued&quot;: {&quot;date-parts&quot;: [[&quot;2014&quot;]]}, &quot;abstract&quot;: &quot;UNLABELLED: Pulmonary hypertension (PH) can result in vascular pruning and increased tortuosity of the blood vessels. In this study we examined whether automatic extraction of lung vessels from contrast-enhanced thoracic computed tomography (CT) scans and calculation of tortuosity as well as 3D fractal dimension of the segmented lung vessels results in measures associated with PH. In this pilot study, 24 patients (18 with and 6 without PH) were examined with thorax CT following their diagnostic or follow-up right-sided heart catheterisation (RHC). Images of the whole thorax were acquired with a 128-slice dual-energy CT scanner. After lung identification, a vessel enhancement filter was used to estimate the lung vessel centerlines. From these, the vascular trees were generated. For each vessel segment the tortuosity was calculated using distance metric. Fractal dimension was computed using 3D box counting. Hemodynamic data from RHC was used for correlation analysis. Distance metric, the readout of vessel tortuosity, correlated with mean pulmonary arterial pressure (Spearman correlation coefficient: \u03c1 = 0.60) and other relevant parameters, like pulmonary vascular resistance (\u03c1 = 0.59), arterio-venous difference in oxygen (\u03c1 = 0.54), arterial (\u03c1 = -0.54) and venous oxygen saturation (\u03c1 = -0.68). Moreover, distance metric increased with increase of WHO functional class. In contrast, 3D fractal dimension was only significantly correlated with arterial oxygen saturation (\u03c1 = 0.47). Automatic detection of the lung vascular tree can provide clinically relevant measures of blood vessel morphology. Non-invasive quantification of pulmonary vessel tortuosity may provide a tool to evaluate the severity of pulmonary hypertension.\\n\\nTRIAL REGISTRATION: ClinicalTrials.gov NCT01607489.&quot;, &quot;author&quot;: [{&quot;suffix&quot;: &quot;&quot;, &quot;parse-names&quot;: false, &quot;given&quot;: &quot;Michael&quot;, &quot;non-dropping-particle&quot;: &quot;&quot;, &quot;family&quot;: &quot;Helmberger&quot;, &quot;dropping-particle&quot;: &quot;&quot;}, {&quot;suffix&quot;: &quot;&quot;, &quot;parse-names&quot;: false, &quot;given&quot;: &quot;Michael&quot;, &quot;non-dropping-particle&quot;: &quot;&quot;, &quot;family&quot;: &quot;Pienn&quot;, &quot;dropping-particle&quot;: &quot;&quot;}, {&quot;suffix&quot;: &quot;&quot;, &quot;parse-names&quot;: false, &quot;given&quot;: &quot;Martin&quot;, &quot;non-dropping-particle&quot;: &quot;&quot;, &quot;family&quot;: &quot;Urschler&quot;, &quot;dropping-particle&quot;: &quot;&quot;}, {&quot;suffix&quot;: &quot;&quot;, &quot;parse-names&quot;: false, &quot;given&quot;: &quot;Peter&quot;, &quot;non-dropping-particle&quot;: &quot;&quot;, &quot;family&quot;: &quot;Kullnig&quot;, &quot;dropping-particle&quot;: &quot;&quot;}, {&quot;suffix&quot;: &quot;&quot;, &quot;parse-names&quot;: false, &quot;given&quot;: &quot;Rudolf&quot;, &quot;non-dropping-particle&quot;: &quot;&quot;, &quot;family&quot;: &quot;Stollberger&quot;, &quot;dropping-particle&quot;: &quot;&quot;}, {&quot;suffix&quot;: &quot;&quot;, &quot;parse-names&quot;: false, &quot;given&quot;: &quot;Gabor&quot;, &quot;non-dropping-particle&quot;: &quot;&quot;, &quot;family&quot;: &quot;Kovacs&quot;, &quot;dropping-particle&quot;: &quot;&quot;}, {&quot;suffix&quot;: &quot;&quot;, &quot;parse-names&quot;: false, &quot;given&quot;: &quot;Andrea&quot;, &quot;non-dropping-particle&quot;: &quot;&quot;, &quot;family&quot;: &quot;Olschewski&quot;, &quot;dropping-particle&quot;: &quot;&quot;}, {&quot;suffix&quot;: &quot;&quot;, &quot;parse-names&quot;: false, &quot;given&quot;: &quot;Horst&quot;, &quot;non-dropping-particle&quot;: &quot;&quot;, &quot;family&quot;: &quot;Olschewski&quot;, &quot;dropping-particle&quot;: &quot;&quot;}, {&quot;suffix&quot;: &quot;&quot;, &quot;parse-names&quot;: false, &quot;given&quot;: &quot;Zolt\u00e1n&quot;, &quot;non-dropping-particle&quot;: &quot;&quot;, &quot;family&quot;: &quot;B\u00e1lint&quot;, &quot;dropping-particle&quot;: &quot;&quot;}], &quot;ISBN&quot;: &quot;1932-6203&quot;, &quot;id&quot;: &quot;ITEM-2&quot;, &quot;title&quot;: &quot;Quantification of tortuosity and fractal dimension of the lung vessels in pulmonary hypertension patients&quot;, &quot;ISSN&quot;: &quot;19326203&quot;}, &quot;id&quot;: &quot;ITEM-2&quot;, &quot;uris&quot;: [&quot;http://www.mendeley.com/documents/?uuid=0540cb5e-5b58-4b9d-b41c-dd64f3170ac6&quot;]}, {&quot;itemData&quot;: {&quot;volume&quot;: &quot;6&quot;, &quot;PMID&quot;: &quot;21694777&quot;, &quot;container-title&quot;: &quot;PLoS ONE&quot;, &quot;issue&quot;: &quot;6&quot;, &quot;DOI&quot;: &quot;10.1371/journal.pone.0020807&quot;, &quot;type&quot;: &quot;article-journal&quot;, &quot;issued&quot;: {&quot;date-parts&quot;: [[&quot;2011&quot;]]}, &quot;abstract&quot;: &quot;Quantification of microvascular network structure is important in a myriad of emerging research fields including microvessel remodeling in response to ischemia and drug therapy, tumor angiogenesis, and retinopathy. To mitigate analyst-specific variation in measurements and to ensure that measurements represent actual changes in vessel network structure and morphology, a reliable and automatic tool for quantifying microvascular network architecture is needed. Moreover, an analysis tool capable of acquiring and processing large data sets will facilitate advanced computational analysis and simulation of microvascular growth and remodeling processes and enable more high throughput discovery. To this end, we have produced an automatic and rapid vessel detection and quantification system using a MATLAB graphical user interface (GUI) that vastly reduces time spent on analysis and greatly increases repeatability. Analysis yields numerical measures of vessel volume fraction, vessel length density, fractal dimension (a measure of tortuosity), and radii of murine vascular networks. Because our GUI is open sourced to all, it can be easily modified to measure parameters such as percent coverage of non-endothelial cells, number of loops in a vascular bed, amount of perfusion and two-dimensional branch angle. Importantly, the GUI is compatible with standard fluorescent staining and imaging protocols, but also has utility analyzing brightfield vascular images, obtained, for example, in dorsal skinfold chambers. A manually measured image can be typically completed in 20 minutes to 1 hour. In stark comparison, using our GUI, image analysis time is reduced to around 1 minute. This drastic reduction in analysis time coupled with increased repeatability makes this tool valuable for all vessel research especially those requiring rapid and reproducible results, such as anti-angiogenic drug screening.&quot;, &quot;author&quot;: [{&quot;suffix&quot;: &quot;&quot;, &quot;parse-names&quot;: false, &quot;given&quot;: &quot;Marc E.&quot;, &quot;non-dropping-particle&quot;: &quot;&quot;, &quot;family&quot;: &quot;Seaman&quot;, &quot;dropping-particle&quot;: &quot;&quot;}, {&quot;suffix&quot;: &quot;&quot;, &quot;parse-names&quot;: false, &quot;given&quot;: &quot;Shayn M.&quot;, &quot;non-dropping-particle&quot;: &quot;&quot;, &quot;family&quot;: &quot;Peirce&quot;, &quot;dropping-particle&quot;: &quot;&quot;}, {&quot;suffix&quot;: &quot;&quot;, &quot;parse-names&quot;: false, &quot;given&quot;: &quot;Kimberly&quot;, &quot;non-dropping-particle&quot;: &quot;&quot;, &quot;family&quot;: &quot;Kelly&quot;, &quot;dropping-particle&quot;: &quot;&quot;}], &quot;ISBN&quot;: &quot;1932-6203 (Electronic)\\r1932-6203 (Linking)&quot;, &quot;id&quot;: &quot;ITEM-3&quot;, &quot;title&quot;: &quot;Rapid analysis of vessel elements (RAVE): A tool for studying Physiologic, Pathologic and Tumor Angiogenesis&quot;, &quot;ISSN&quot;: &quot;19326203&quot;}, &quot;id&quot;: &quot;ITEM-3&quot;, &quot;uris&quot;: [&quot;http://www.mendeley.com/documents/?uuid=3bc23050-8c7e-4a8c-b2e4-7acccec54eba&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4&quot;, &quot;page&quot;: &quot;1163-1171&quot;}, &quot;id&quot;: &quot;ITEM-4&quot;, &quot;uris&quot;: [&quot;http://www.mendeley.com/documents/?uuid=b65cb010-c82d-4673-a347-7aa535e80cf7&quot;]}], &quot;properties&quot;: {&quot;noteIndex&quot;: 0}} RNDM8nI4CCXE5"/><text:span text:style-name="T67">(Bullitt et al., 200</text:span><text:span text:style-name="T66">3</text:span><text:span text:style-name="T67">; Helmberger et al., 2014; Seaman et al., 2011; Turior, 2012)</text:span><text:reference-mark-end text:name="ADDIN CSL_CITATION {&quot;mendeley&quot;: {&quot;formattedCitation&quot;: &quot;(Bullitt et al., 2008; Helmberger et al., 2014; Seaman et al., 2011; Turior, 2012)&quot;, &quot;plainTextFormattedCitation&quot;: &quot;(Bullitt et al., 2008; Helmberger et al., 2014; Seaman et al., 2011; Turior, 2012)&quot;, &quot;previouslyFormattedCitation&quot;: &quot;(Bullitt et al., 2008; Helmberger et al., 2014; Seaman et al., 2011; Turior, 2012)&quot;}, &quot;schema&quot;: &quot;https://github.com/citation-style-language/schema/raw/master/csl-citation.json&quot;, &quot;citationItems&quot;: [{&quot;itemData&quot;: {&quot;volume&quot;: &quot;2&quot;, &quot;title&quot;: &quot;Curvature-based Tortuosity Evaluation for Infant Retinal Images&quot;, &quot;issue&quot;: &quot;8&quot;, &quot;type&quot;: &quot;article-journal&quot;, &quot;issued&quot;: {&quot;date-parts&quot;: [[&quot;2012&quot;]]}, &quot;author&quot;: [{&quot;suffix&quot;: &quot;&quot;, &quot;parse-names&quot;: false, &quot;given&quot;: &quot;Rashmi&quot;, &quot;non-dropping-particle&quot;: &quot;&quot;, &quot;family&quot;: &quot;Turior&quot;, &quot;dropping-particle&quot;: &quot;&quot;}], &quot;id&quot;: &quot;ITEM-1&quot;, &quot;page&quot;: &quot;9-18&quot;}, &quot;id&quot;: &quot;ITEM-1&quot;, &quot;uris&quot;: [&quot;http://www.mendeley.com/documents/?uuid=858028d9-d52c-4c05-8adb-e9e7f88b752b&quot;]}, {&quot;itemData&quot;: {&quot;volume&quot;: &quot;9&quot;, &quot;PMID&quot;: &quot;24498123&quot;, &quot;container-title&quot;: &quot;PLoS ONE&quot;, &quot;issue&quot;: &quot;1&quot;, &quot;DOI&quot;: &quot;10.1371/journal.pone.0087515&quot;, &quot;type&quot;: &quot;article-journal&quot;, &quot;issued&quot;: {&quot;date-parts&quot;: [[&quot;2014&quot;]]}, &quot;abstract&quot;: &quot;UNLABELLED: Pulmonary hypertension (PH) can result in vascular pruning and increased tortuosity of the blood vessels. In this study we examined whether automatic extraction of lung vessels from contrast-enhanced thoracic computed tomography (CT) scans and calculation of tortuosity as well as 3D fractal dimension of the segmented lung vessels results in measures associated with PH. In this pilot study, 24 patients (18 with and 6 without PH) were examined with thorax CT following their diagnostic or follow-up right-sided heart catheterisation (RHC). Images of the whole thorax were acquired with a 128-slice dual-energy CT scanner. After lung identification, a vessel enhancement filter was used to estimate the lung vessel centerlines. From these, the vascular trees were generated. For each vessel segment the tortuosity was calculated using distance metric. Fractal dimension was computed using 3D box counting. Hemodynamic data from RHC was used for correlation analysis. Distance metric, the readout of vessel tortuosity, correlated with mean pulmonary arterial pressure (Spearman correlation coefficient: \u03c1 = 0.60) and other relevant parameters, like pulmonary vascular resistance (\u03c1 = 0.59), arterio-venous difference in oxygen (\u03c1 = 0.54), arterial (\u03c1 = -0.54) and venous oxygen saturation (\u03c1 = -0.68). Moreover, distance metric increased with increase of WHO functional class. In contrast, 3D fractal dimension was only significantly correlated with arterial oxygen saturation (\u03c1 = 0.47). Automatic detection of the lung vascular tree can provide clinically relevant measures of blood vessel morphology. Non-invasive quantification of pulmonary vessel tortuosity may provide a tool to evaluate the severity of pulmonary hypertension.\\n\\nTRIAL REGISTRATION: ClinicalTrials.gov NCT01607489.&quot;, &quot;author&quot;: [{&quot;suffix&quot;: &quot;&quot;, &quot;parse-names&quot;: false, &quot;given&quot;: &quot;Michael&quot;, &quot;non-dropping-particle&quot;: &quot;&quot;, &quot;family&quot;: &quot;Helmberger&quot;, &quot;dropping-particle&quot;: &quot;&quot;}, {&quot;suffix&quot;: &quot;&quot;, &quot;parse-names&quot;: false, &quot;given&quot;: &quot;Michael&quot;, &quot;non-dropping-particle&quot;: &quot;&quot;, &quot;family&quot;: &quot;Pienn&quot;, &quot;dropping-particle&quot;: &quot;&quot;}, {&quot;suffix&quot;: &quot;&quot;, &quot;parse-names&quot;: false, &quot;given&quot;: &quot;Martin&quot;, &quot;non-dropping-particle&quot;: &quot;&quot;, &quot;family&quot;: &quot;Urschler&quot;, &quot;dropping-particle&quot;: &quot;&quot;}, {&quot;suffix&quot;: &quot;&quot;, &quot;parse-names&quot;: false, &quot;given&quot;: &quot;Peter&quot;, &quot;non-dropping-particle&quot;: &quot;&quot;, &quot;family&quot;: &quot;Kullnig&quot;, &quot;dropping-particle&quot;: &quot;&quot;}, {&quot;suffix&quot;: &quot;&quot;, &quot;parse-names&quot;: false, &quot;given&quot;: &quot;Rudolf&quot;, &quot;non-dropping-particle&quot;: &quot;&quot;, &quot;family&quot;: &quot;Stollberger&quot;, &quot;dropping-particle&quot;: &quot;&quot;}, {&quot;suffix&quot;: &quot;&quot;, &quot;parse-names&quot;: false, &quot;given&quot;: &quot;Gabor&quot;, &quot;non-dropping-particle&quot;: &quot;&quot;, &quot;family&quot;: &quot;Kovacs&quot;, &quot;dropping-particle&quot;: &quot;&quot;}, {&quot;suffix&quot;: &quot;&quot;, &quot;parse-names&quot;: false, &quot;given&quot;: &quot;Andrea&quot;, &quot;non-dropping-particle&quot;: &quot;&quot;, &quot;family&quot;: &quot;Olschewski&quot;, &quot;dropping-particle&quot;: &quot;&quot;}, {&quot;suffix&quot;: &quot;&quot;, &quot;parse-names&quot;: false, &quot;given&quot;: &quot;Horst&quot;, &quot;non-dropping-particle&quot;: &quot;&quot;, &quot;family&quot;: &quot;Olschewski&quot;, &quot;dropping-particle&quot;: &quot;&quot;}, {&quot;suffix&quot;: &quot;&quot;, &quot;parse-names&quot;: false, &quot;given&quot;: &quot;Zolt\u00e1n&quot;, &quot;non-dropping-particle&quot;: &quot;&quot;, &quot;family&quot;: &quot;B\u00e1lint&quot;, &quot;dropping-particle&quot;: &quot;&quot;}], &quot;ISBN&quot;: &quot;1932-6203&quot;, &quot;id&quot;: &quot;ITEM-2&quot;, &quot;title&quot;: &quot;Quantification of tortuosity and fractal dimension of the lung vessels in pulmonary hypertension patients&quot;, &quot;ISSN&quot;: &quot;19326203&quot;}, &quot;id&quot;: &quot;ITEM-2&quot;, &quot;uris&quot;: [&quot;http://www.mendeley.com/documents/?uuid=0540cb5e-5b58-4b9d-b41c-dd64f3170ac6&quot;]}, {&quot;itemData&quot;: {&quot;volume&quot;: &quot;6&quot;, &quot;PMID&quot;: &quot;21694777&quot;, &quot;container-title&quot;: &quot;PLoS ONE&quot;, &quot;issue&quot;: &quot;6&quot;, &quot;DOI&quot;: &quot;10.1371/journal.pone.0020807&quot;, &quot;type&quot;: &quot;article-journal&quot;, &quot;issued&quot;: {&quot;date-parts&quot;: [[&quot;2011&quot;]]}, &quot;abstract&quot;: &quot;Quantification of microvascular network structure is important in a myriad of emerging research fields including microvessel remodeling in response to ischemia and drug therapy, tumor angiogenesis, and retinopathy. To mitigate analyst-specific variation in measurements and to ensure that measurements represent actual changes in vessel network structure and morphology, a reliable and automatic tool for quantifying microvascular network architecture is needed. Moreover, an analysis tool capable of acquiring and processing large data sets will facilitate advanced computational analysis and simulation of microvascular growth and remodeling processes and enable more high throughput discovery. To this end, we have produced an automatic and rapid vessel detection and quantification system using a MATLAB graphical user interface (GUI) that vastly reduces time spent on analysis and greatly increases repeatability. Analysis yields numerical measures of vessel volume fraction, vessel length density, fractal dimension (a measure of tortuosity), and radii of murine vascular networks. Because our GUI is open sourced to all, it can be easily modified to measure parameters such as percent coverage of non-endothelial cells, number of loops in a vascular bed, amount of perfusion and two-dimensional branch angle. Importantly, the GUI is compatible with standard fluorescent staining and imaging protocols, but also has utility analyzing brightfield vascular images, obtained, for example, in dorsal skinfold chambers. A manually measured image can be typically completed in 20 minutes to 1 hour. In stark comparison, using our GUI, image analysis time is reduced to around 1 minute. This drastic reduction in analysis time coupled with increased repeatability makes this tool valuable for all vessel research especially those requiring rapid and reproducible results, such as anti-angiogenic drug screening.&quot;, &quot;author&quot;: [{&quot;suffix&quot;: &quot;&quot;, &quot;parse-names&quot;: false, &quot;given&quot;: &quot;Marc E.&quot;, &quot;non-dropping-particle&quot;: &quot;&quot;, &quot;family&quot;: &quot;Seaman&quot;, &quot;dropping-particle&quot;: &quot;&quot;}, {&quot;suffix&quot;: &quot;&quot;, &quot;parse-names&quot;: false, &quot;given&quot;: &quot;Shayn M.&quot;, &quot;non-dropping-particle&quot;: &quot;&quot;, &quot;family&quot;: &quot;Peirce&quot;, &quot;dropping-particle&quot;: &quot;&quot;}, {&quot;suffix&quot;: &quot;&quot;, &quot;parse-names&quot;: false, &quot;given&quot;: &quot;Kimberly&quot;, &quot;non-dropping-particle&quot;: &quot;&quot;, &quot;family&quot;: &quot;Kelly&quot;, &quot;dropping-particle&quot;: &quot;&quot;}], &quot;ISBN&quot;: &quot;1932-6203 (Electronic)\\r1932-6203 (Linking)&quot;, &quot;id&quot;: &quot;ITEM-3&quot;, &quot;title&quot;: &quot;Rapid analysis of vessel elements (RAVE): A tool for studying Physiologic, Pathologic and Tumor Angiogenesis&quot;, &quot;ISSN&quot;: &quot;19326203&quot;}, &quot;id&quot;: &quot;ITEM-3&quot;, &quot;uris&quot;: [&quot;http://www.mendeley.com/documents/?uuid=3bc23050-8c7e-4a8c-b2e4-7acccec54eba&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4&quot;, &quot;page&quot;: &quot;1163-1171&quot;}, &quot;id&quot;: &quot;ITEM-4&quot;, &quot;uris&quot;: [&quot;http://www.mendeley.com/documents/?uuid=b65cb010-c82d-4673-a347-7aa535e80cf7&quot;]}], &quot;properties&quot;: {&quot;noteIndex&quot;: 0}} RNDM8nI4CCXE5"/><text:span text:style-name="T97">⁠</text:span></text:p>
      <text:p text:style-name="P54"><text:span text:style-name="T110">4</text:span>.<text:span text:style-name="T110">2</text:span>.2. Inflection count metric (ICM)</text:p>
      <text:p text:style-name="P55">An extension of the DM is the inflection count metric, which is defined as the product of the DM and the number of inflection points along the vessel. An inflection point is defined as a change in orientation of close to 180 degrees of the normal and binomial axes of the Frenet frame<text:reference-mark-start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TqdyHePBqF"/><text:span text:style-name="T63">(Bullitt et al., 200</text:span><text:span text:style-name="T71">3</text:span><text:span text:style-name="T63">)</text:span><text:reference-mark-end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TqdyHePBqF"/>⁠. It has been shown to have strong tortuosity classification accuracy <text:reference-mark-start text:name="ADDIN CSL_CITATION {&quot;mendeley&quot;: {&quot;formattedCitation&quot;: &quot;(Rashmi Turior Pornthep Chutinantvarodom, 2012)&quot;, &quot;plainTextFormattedCitation&quot;: &quot;(Rashmi Turior Pornthep Chutinantvarodom, 2012)&quot;, &quot;previouslyFormattedCitation&quot;: &quot;(Rashmi Turior Pornthep Chutinantvarodom, 2012)&quot;}, &quot;schema&quot;: &quot;https://github.com/citation-style-language/schema/raw/master/csl-citation.json&quot;, &quot;citationItems&quot;: [{&quot;itemData&quot;: {&quot;volume&quot;: &quot;244&quot;, &quot;page&quot;: &quot;3143-3147&quot;, &quot;title&quot;: &quot;Automatic Tortuosity Classification Using Machine Learning Approach&quot;, &quot;DOI&quot;: &quot;10.4028/www.scientific.net/AMM.241-244.3143&quot;, &quot;type&quot;: &quot;article-journal&quot;, &quot;issued&quot;: {&quot;date-parts&quot;: [[&quot;2012&quot;]]}, &quot;abstract&quot;: &quot;Retinopathy of Prematurity ({ROP)} is a vital cause of vision loss in premature infants, but early detection of its symptoms enables timely treatment and prevents blindness. Tortuosity is the major indicator of {ROP} that can potentially be automatically quantified. In this paper, which focuses on automatic tortuosity quantification and classification in images from infants at risk of {ROP}, we present a series of experiments on preprocessing, feature extraction, image feature selection and classification using nearest neighbor classifier. Fisher linear Discriminant analysis is used as a feature selection algorithm. We observe that the best feature set is a combination of two features: tortuosity as estimated based on combination of curvature of improved chain code and number of inflections and tortuosity as measured by inflection count metric. Accuracy, sensitivity and specificity are used as performance measures for the classifier. The results are validated against the judgments of expert ophthalmologists. The overall accuracy, sensitivity and specificity achieved on the best feature set are 95%, 95.65% and 96.74% respectively.&quot;, &quot;author&quot;: [{&quot;suffix&quot;: &quot;&quot;, &quot;parse-names&quot;: false, &quot;given&quot;: &quot;Bunyarit Uyyanonvara&quot;, &quot;non-dropping-particle&quot;: &quot;&quot;, &quot;family&quot;: &quot;Rashmi Turior Pornthep Chutinantvarodom&quot;, &quot;dropping-particle&quot;: &quot;&quot;}], &quot;id&quot;: &quot;ITEM-1&quot;, &quot;ISSN&quot;: &quot;1662-7482&quot;}, &quot;id&quot;: &quot;ITEM-1&quot;, &quot;uris&quot;: [&quot;http://www.mendeley.com/documents/?uuid=be71b0c5-ecc2-4f82-846c-8494ff2efe57&quot;]}], &quot;properties&quot;: {&quot;noteIndex&quot;: 0}} RNDpXiEbtTFch"/><text:span text:style-name="T63">(Rashmi Turior Pornthep Chutinantvarodom, 2012)</text:span><text:reference-mark-end text:name="ADDIN CSL_CITATION {&quot;mendeley&quot;: {&quot;formattedCitation&quot;: &quot;(Rashmi Turior Pornthep Chutinantvarodom, 2012)&quot;, &quot;plainTextFormattedCitation&quot;: &quot;(Rashmi Turior Pornthep Chutinantvarodom, 2012)&quot;, &quot;previouslyFormattedCitation&quot;: &quot;(Rashmi Turior Pornthep Chutinantvarodom, 2012)&quot;}, &quot;schema&quot;: &quot;https://github.com/citation-style-language/schema/raw/master/csl-citation.json&quot;, &quot;citationItems&quot;: [{&quot;itemData&quot;: {&quot;volume&quot;: &quot;244&quot;, &quot;page&quot;: &quot;3143-3147&quot;, &quot;title&quot;: &quot;Automatic Tortuosity Classification Using Machine Learning Approach&quot;, &quot;DOI&quot;: &quot;10.4028/www.scientific.net/AMM.241-244.3143&quot;, &quot;type&quot;: &quot;article-journal&quot;, &quot;issued&quot;: {&quot;date-parts&quot;: [[&quot;2012&quot;]]}, &quot;abstract&quot;: &quot;Retinopathy of Prematurity ({ROP)} is a vital cause of vision loss in premature infants, but early detection of its symptoms enables timely treatment and prevents blindness. Tortuosity is the major indicator of {ROP} that can potentially be automatically quantified. In this paper, which focuses on automatic tortuosity quantification and classification in images from infants at risk of {ROP}, we present a series of experiments on preprocessing, feature extraction, image feature selection and classification using nearest neighbor classifier. Fisher linear Discriminant analysis is used as a feature selection algorithm. We observe that the best feature set is a combination of two features: tortuosity as estimated based on combination of curvature of improved chain code and number of inflections and tortuosity as measured by inflection count metric. Accuracy, sensitivity and specificity are used as performance measures for the classifier. The results are validated against the judgments of expert ophthalmologists. The overall accuracy, sensitivity and specificity achieved on the best feature set are 95%, 95.65% and 96.74% respectively.&quot;, &quot;author&quot;: [{&quot;suffix&quot;: &quot;&quot;, &quot;parse-names&quot;: false, &quot;given&quot;: &quot;Bunyarit Uyyanonvara&quot;, &quot;non-dropping-particle&quot;: &quot;&quot;, &quot;family&quot;: &quot;Rashmi Turior Pornthep Chutinantvarodom&quot;, &quot;dropping-particle&quot;: &quot;&quot;}], &quot;id&quot;: &quot;ITEM-1&quot;, &quot;ISSN&quot;: &quot;1662-7482&quot;}, &quot;id&quot;: &quot;ITEM-1&quot;, &quot;uris&quot;: [&quot;http://www.mendeley.com/documents/?uuid=be71b0c5-ecc2-4f82-846c-8494ff2efe57&quot;]}], &quot;properties&quot;: {&quot;noteIndex&quot;: 0}} RNDpXiEbtTFch"/>⁠.</text:p>
      <text:p text:style-name="P54"><text:span text:style-name="T110">4</text:span>.<text:span text:style-name="T110">2</text:span>.3. Sum of angles metric (SOAM)</text:p>
      <text:p text:style-name="P55">Generally used for the quantification of tightly coiled vasculature, the sum of angles metric is produced by calculating the angle between a vector pair defined by each successive trio of centreline points. The angles are summed and normalised by path length <text:reference-mark-start text:name="ADDIN CSL_CITATION {&quot;mendeley&quot;: {&quot;formattedCitation&quot;: &quot;(Bullitt et al., 2008, 2007)&quot;, &quot;plainTextFormattedCitation&quot;: &quot;(Bullitt et al., 2008, 2007)&quot;, &quot;previouslyFormattedCitation&quot;: &quot;(Bullitt et al., 2008, 2007)&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itemData&quot;: {&quot;volume&quot;: &quot;43&quot;, &quot;PMID&quot;: &quot;17720561&quot;, &quot;container-title&quot;: &quot;Methods&quot;, &quot;issue&quot;: &quot;1&quot;, &quot;DOI&quot;: &quot;10.1016/j.ymeth.2007.03.009&quot;, &quot;type&quot;: &quot;article-journal&quot;, &quot;issued&quot;: {&quot;date-parts&quot;: [[&quot;2007&quot;]]}, &quot;abstract&quot;: &quot;Blood vessel morphology (vessel radius, branching pattern, and tortuosity) is altered by a multitude of diseases. Although murine models of human pathology are important to the investigation of many diseases, there are few publications that address quantitative measurements of murine vascular morphology. This report outlines methods of imaging mice in vivo using magnetic resonance angiograms obtained on a clinical 3T unit, of defining mouse vasculature from these images, and of quantifying measures of vessel shape. We provide examples of both healthy and diseased vasculature and illustrate how the approach can be used to assess pathology both visually and quantitatively. The method is amenable to the assessment of many diseases in both human beings and mice. \u00a9 2007 Elsevier Inc. All rights reserved.&quot;, &quot;author&quot;: [{&quot;suffix&quot;: &quot;&quot;, &quot;parse-names&quot;: false, &quot;given&quot;: &quot;E.&quot;, &quot;non-dropping-particle&quot;: &quot;&quot;, &quot;family&quot;: &quot;Bullitt&quot;, &quot;dropping-particle&quot;: &quot;&quot;}, {&quot;suffix&quot;: &quot;&quot;, &quot;parse-names&quot;: false, &quot;given&quot;: &quot;S. R.&quot;, &quot;non-dropping-particle&quot;: &quot;&quot;, &quot;family&quot;: &quot;Aylward&quot;, &quot;dropping-particle&quot;: &quot;&quot;}, {&quot;suffix&quot;: &quot;&quot;, &quot;parse-names&quot;: false, &quot;given&quot;: &quot;T.&quot;, &quot;non-dropping-particle&quot;: &quot;Van&quot;, &quot;family&quot;: &quot;Dyke&quot;, &quot;dropping-particle&quot;: &quot;&quot;}, {&quot;suffix&quot;: &quot;&quot;, &quot;parse-names&quot;: false, &quot;given&quot;: &quot;W.&quot;, &quot;non-dropping-particle&quot;: &quot;&quot;, &quot;family&quot;: &quot;Lin&quot;, &quot;dropping-particle&quot;: &quot;&quot;}], &quot;id&quot;: &quot;ITEM-2&quot;, &quot;title&quot;: &quot;Computer-assisted measurement of vessel shape from 3T magnetic resonance angiography of mouse brain&quot;, &quot;page&quot;: &quot;29-34&quot;, &quot;ISSN&quot;: &quot;10462023&quot;}, &quot;id&quot;: &quot;ITEM-2&quot;, &quot;uris&quot;: [&quot;http://www.mendeley.com/documents/?uuid=c2f4d452-dd0d-43e8-8218-c27017aefcc9&quot;]}], &quot;properties&quot;: {&quot;noteIndex&quot;: 0}} RNDcJpFtwaE10"/><text:span text:style-name="T63">(Bullitt et al., 20</text:span><text:span text:style-name="T71">03</text:span><text:span text:style-name="T63">, 2007)</text:span><text:reference-mark-end text:name="ADDIN CSL_CITATION {&quot;mendeley&quot;: {&quot;formattedCitation&quot;: &quot;(Bullitt et al., 2008, 2007)&quot;, &quot;plainTextFormattedCitation&quot;: &quot;(Bullitt et al., 2008, 2007)&quot;, &quot;previouslyFormattedCitation&quot;: &quot;(Bullitt et al., 2008, 2007)&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itemData&quot;: {&quot;volume&quot;: &quot;43&quot;, &quot;PMID&quot;: &quot;17720561&quot;, &quot;container-title&quot;: &quot;Methods&quot;, &quot;issue&quot;: &quot;1&quot;, &quot;DOI&quot;: &quot;10.1016/j.ymeth.2007.03.009&quot;, &quot;type&quot;: &quot;article-journal&quot;, &quot;issued&quot;: {&quot;date-parts&quot;: [[&quot;2007&quot;]]}, &quot;abstract&quot;: &quot;Blood vessel morphology (vessel radius, branching pattern, and tortuosity) is altered by a multitude of diseases. Although murine models of human pathology are important to the investigation of many diseases, there are few publications that address quantitative measurements of murine vascular morphology. This report outlines methods of imaging mice in vivo using magnetic resonance angiograms obtained on a clinical 3T unit, of defining mouse vasculature from these images, and of quantifying measures of vessel shape. We provide examples of both healthy and diseased vasculature and illustrate how the approach can be used to assess pathology both visually and quantitatively. The method is amenable to the assessment of many diseases in both human beings and mice. \u00a9 2007 Elsevier Inc. All rights reserved.&quot;, &quot;author&quot;: [{&quot;suffix&quot;: &quot;&quot;, &quot;parse-names&quot;: false, &quot;given&quot;: &quot;E.&quot;, &quot;non-dropping-particle&quot;: &quot;&quot;, &quot;family&quot;: &quot;Bullitt&quot;, &quot;dropping-particle&quot;: &quot;&quot;}, {&quot;suffix&quot;: &quot;&quot;, &quot;parse-names&quot;: false, &quot;given&quot;: &quot;S. R.&quot;, &quot;non-dropping-particle&quot;: &quot;&quot;, &quot;family&quot;: &quot;Aylward&quot;, &quot;dropping-particle&quot;: &quot;&quot;}, {&quot;suffix&quot;: &quot;&quot;, &quot;parse-names&quot;: false, &quot;given&quot;: &quot;T.&quot;, &quot;non-dropping-particle&quot;: &quot;Van&quot;, &quot;family&quot;: &quot;Dyke&quot;, &quot;dropping-particle&quot;: &quot;&quot;}, {&quot;suffix&quot;: &quot;&quot;, &quot;parse-names&quot;: false, &quot;given&quot;: &quot;W.&quot;, &quot;non-dropping-particle&quot;: &quot;&quot;, &quot;family&quot;: &quot;Lin&quot;, &quot;dropping-particle&quot;: &quot;&quot;}], &quot;id&quot;: &quot;ITEM-2&quot;, &quot;title&quot;: &quot;Computer-assisted measurement of vessel shape from 3T magnetic resonance angiography of mouse brain&quot;, &quot;page&quot;: &quot;29-34&quot;, &quot;ISSN&quot;: &quot;10462023&quot;}, &quot;id&quot;: &quot;ITEM-2&quot;, &quot;uris&quot;: [&quot;http://www.mendeley.com/documents/?uuid=c2f4d452-dd0d-43e8-8218-c27017aefcc9&quot;]}], &quot;properties&quot;: {&quot;noteIndex&quot;: 0}} RNDcJpFtwaE10"/>⁠. The outcome measurement has units of radians/mm. It is a requirement for this metric that points along a centreline are evenly spaced.</text:p>
      <text:p text:style-name="P56">It has been proposed that the effectiveness of a tortuosity quantification method is in its ability to discriminate normal from abnormal vessels <text:reference-mark-start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DslIYFy9kn"/><text:span text:style-name="T63">(Bullitt et al., 200</text:span><text:span text:style-name="T71">3</text:span><text:span text:style-name="T63">)</text:span><text:reference-mark-end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DslIYFy9kn"/>⁠, furthered by its ability to be scalable, shape sensitive, modulation sensitive and additive <text:reference-mark-start text:name="ADDIN CSL_CITATION {&quot;mendeley&quot;: {&quot;formattedCitation&quot;: &quot;(Turior et al., 2013)&quot;, &quot;plainTextFormattedCitation&quot;: &quot;(Turior et al., 2013)&quot;, &quot;previouslyFormattedCitation&quot;: &quot;(Turior et al., 2013)&quot;}, &quot;schema&quot;: &quot;https://github.com/citation-style-language/schema/raw/master/csl-citation.json&quot;, &quot;citationItems&quot;: [{&quot;itemData&quot;: {&quot;volume&quot;: &quot;39&quot;, &quot;container-title&quot;: &quot;ScienceAsia&quot;, &quot;issue&quot;: &quot;3&quot;, &quot;DOI&quot;: &quot;10.2306/scienceasia1513-1874.2013.39.265&quot;, &quot;type&quot;: &quot;article-journal&quot;, &quot;issued&quot;: {&quot;date-parts&quot;: [[&quot;2013&quot;]]}, &quot;abstract&quot;: &quot;The clinical recognition of abnormal retinal tortuosity enables the diagnosis of many diseases. Tortuosity is often interpreted as points of high curvature of the blood vessel along certain segments. Quantitative measures proposed so far depend on or are functions of the curvature of the vessel axis. In this paper, we propose a parallel algorithm to quantify retinal vessel tortuosity using a robust metric based on the curvature calculated from an improved chain code algorithm. We suggest that the tortuosity evaluation depends not only on the accuracy of curvature determination, but primarily on the precise determination of the region of support. The region of support, and hence the corresponding scale, was optimally selected from a quantitative experiment where it was varied from a vessel contour of two to ten pixels, before computing the curvature for each proposed metric. Scale factor optimization was based on the classification accuracy of the classifiers used, which was calculated by comparing the estimated results with ground truths from expert ophthalmologists for the integrated proposed index. We demonstrate the authenticity of the proposed metric as an indicator of changes in morphology using both simulated curves and actual vessels. The performance of each classifier is evaluated based on sensitivity, specificity, accuracy, positive predictive value, negative predictive value, and positive likelihood ratio. Our method is effective at evaluating the range of clinically relevant patterns of abnormality such as those in retinopathy of prematurity. While all the proposed metrics are sensitive to curved or kinked vessels, the integrated proposed index achieves the best sensitivity and classification rate of 97.8% and 93.6%, respectively, on 45 infant retinal images.&quot;, &quot;author&quot;: [{&quot;suffix&quot;: &quot;&quot;, &quot;parse-names&quot;: false, &quot;given&quot;: &quot;Rashmi&quot;, &quot;non-dropping-particle&quot;: &quot;&quot;, &quot;family&quot;: &quot;Turior&quot;, &quot;dropping-particle&quot;: &quot;&quot;}, {&quot;suffix&quot;: &quot;&quot;, &quot;parse-names&quot;: false, &quot;given&quot;: &quot;Danu&quot;, &quot;non-dropping-particle&quot;: &quot;&quot;, &quot;family&quot;: &quot;Onkaew&quot;, &quot;dropping-particle&quot;: &quot;&quot;}, {&quot;suffix&quot;: &quot;&quot;, &quot;parse-names&quot;: false, &quot;given&quot;: &quot;Bunyarit&quot;, &quot;non-dropping-particle&quot;: &quot;&quot;, &quot;family&quot;: &quot;Uyyanonvara&quot;, &quot;dropping-particle&quot;: &quot;&quot;}, {&quot;suffix&quot;: &quot;&quot;, &quot;parse-names&quot;: false, &quot;given&quot;: &quot;Pornthep&quot;, &quot;non-dropping-particle&quot;: &quot;&quot;, &quot;family&quot;: &quot;Chutinantvarodom&quot;, &quot;dropping-particle&quot;: &quot;&quot;}], &quot;ISBN&quot;: &quot;1513-1874&quot;, &quot;id&quot;: &quot;ITEM-1&quot;, &quot;title&quot;: &quot;Quantification and classification of retinal vessel tortuosity&quot;, &quot;page&quot;: &quot;265-277&quot;, &quot;ISSN&quot;: &quot;15131874&quot;}, &quot;id&quot;: &quot;ITEM-1&quot;, &quot;uris&quot;: [&quot;http://www.mendeley.com/documents/?uuid=0897cc48-d1ec-4cc1-bcc5-3d8e37bfc508&quot;]}], &quot;properties&quot;: {&quot;noteIndex&quot;: 0}} RNDdQj2zxHYiH"/><text:span text:style-name="T63">(Turior et al., 2013)</text:span><text:reference-mark-end text:name="ADDIN CSL_CITATION {&quot;mendeley&quot;: {&quot;formattedCitation&quot;: &quot;(Turior et al., 2013)&quot;, &quot;plainTextFormattedCitation&quot;: &quot;(Turior et al., 2013)&quot;, &quot;previouslyFormattedCitation&quot;: &quot;(Turior et al., 2013)&quot;}, &quot;schema&quot;: &quot;https://github.com/citation-style-language/schema/raw/master/csl-citation.json&quot;, &quot;citationItems&quot;: [{&quot;itemData&quot;: {&quot;volume&quot;: &quot;39&quot;, &quot;container-title&quot;: &quot;ScienceAsia&quot;, &quot;issue&quot;: &quot;3&quot;, &quot;DOI&quot;: &quot;10.2306/scienceasia1513-1874.2013.39.265&quot;, &quot;type&quot;: &quot;article-journal&quot;, &quot;issued&quot;: {&quot;date-parts&quot;: [[&quot;2013&quot;]]}, &quot;abstract&quot;: &quot;The clinical recognition of abnormal retinal tortuosity enables the diagnosis of many diseases. Tortuosity is often interpreted as points of high curvature of the blood vessel along certain segments. Quantitative measures proposed so far depend on or are functions of the curvature of the vessel axis. In this paper, we propose a parallel algorithm to quantify retinal vessel tortuosity using a robust metric based on the curvature calculated from an improved chain code algorithm. We suggest that the tortuosity evaluation depends not only on the accuracy of curvature determination, but primarily on the precise determination of the region of support. The region of support, and hence the corresponding scale, was optimally selected from a quantitative experiment where it was varied from a vessel contour of two to ten pixels, before computing the curvature for each proposed metric. Scale factor optimization was based on the classification accuracy of the classifiers used, which was calculated by comparing the estimated results with ground truths from expert ophthalmologists for the integrated proposed index. We demonstrate the authenticity of the proposed metric as an indicator of changes in morphology using both simulated curves and actual vessels. The performance of each classifier is evaluated based on sensitivity, specificity, accuracy, positive predictive value, negative predictive value, and positive likelihood ratio. Our method is effective at evaluating the range of clinically relevant patterns of abnormality such as those in retinopathy of prematurity. While all the proposed metrics are sensitive to curved or kinked vessels, the integrated proposed index achieves the best sensitivity and classification rate of 97.8% and 93.6%, respectively, on 45 infant retinal images.&quot;, &quot;author&quot;: [{&quot;suffix&quot;: &quot;&quot;, &quot;parse-names&quot;: false, &quot;given&quot;: &quot;Rashmi&quot;, &quot;non-dropping-particle&quot;: &quot;&quot;, &quot;family&quot;: &quot;Turior&quot;, &quot;dropping-particle&quot;: &quot;&quot;}, {&quot;suffix&quot;: &quot;&quot;, &quot;parse-names&quot;: false, &quot;given&quot;: &quot;Danu&quot;, &quot;non-dropping-particle&quot;: &quot;&quot;, &quot;family&quot;: &quot;Onkaew&quot;, &quot;dropping-particle&quot;: &quot;&quot;}, {&quot;suffix&quot;: &quot;&quot;, &quot;parse-names&quot;: false, &quot;given&quot;: &quot;Bunyarit&quot;, &quot;non-dropping-particle&quot;: &quot;&quot;, &quot;family&quot;: &quot;Uyyanonvara&quot;, &quot;dropping-particle&quot;: &quot;&quot;}, {&quot;suffix&quot;: &quot;&quot;, &quot;parse-names&quot;: false, &quot;given&quot;: &quot;Pornthep&quot;, &quot;non-dropping-particle&quot;: &quot;&quot;, &quot;family&quot;: &quot;Chutinantvarodom&quot;, &quot;dropping-particle&quot;: &quot;&quot;}], &quot;ISBN&quot;: &quot;1513-1874&quot;, &quot;id&quot;: &quot;ITEM-1&quot;, &quot;title&quot;: &quot;Quantification and classification of retinal vessel tortuosity&quot;, &quot;page&quot;: &quot;265-277&quot;, &quot;ISSN&quot;: &quot;15131874&quot;}, &quot;id&quot;: &quot;ITEM-1&quot;, &quot;uris&quot;: [&quot;http://www.mendeley.com/documents/?uuid=0897cc48-d1ec-4cc1-bcc5-3d8e37bfc508&quot;]}], &quot;properties&quot;: {&quot;noteIndex&quot;: 0}} RNDdQj2zxHYiH"/><text:span text:style-name="T78">⁠</text:span>. This knowledge facilitated the development of the additional validation tool, to test the metrics ability to meet these criteria.</text:p>
      <text:p text:style-name="P51">4.3. - Calculation</text:p>
      <text:p text:style-name="P53"><text:soft-page-break/>In contrast, a Calculation section represents a practical development from a theoretical basis.</text:p>
      <text:p text:style-name="P51">Here, I could go into the use of additional metrics. What it is about tortuosity that makes it difficult to measure. Expand on the metrics? Possible?</text:p>
      <text:p text:style-name="P30">5.<text:span text:style-name="T110">1</text:span> Results</text:p>
      <text:p text:style-name="P25">Here we will discuss the findings from the phantom vessel tortuosity calculations as well as comparing TQTV to previous studies of real <text:span text:style-name="T106">vessel </text:span>tortuosity quantification. <text:span text:style-name="T106">The toolbox is then applied to real human data.</text:span><text:line-break/><text:span text:style-name="T33"><text:line-break/>5.</text:span><text:span text:style-name="T35">2</text:span><text:span text:style-name="T33">. Phantom Vessel Results</text:span></text:p>
      <text:p text:style-name="P25">The relationship between the various tortuosity metrics and the contributing variables of the phantom centrelines were explored. We wanted to quantify the ability of the various tortuosity metrics in describing simulated centrelines given a various range of centreline parameters. </text:p>
      <text:p text:style-name="P30">5.<text:span text:style-name="T110">2</text:span>.1. Sinusoidal phantom centrelines</text:p>
      <table:table table:name="Table2" table:style-name="Table2">
        <table:table-column table:style-name="Table2.A"/>
        <table:table-column table:style-name="Table2.B"/>
        <table:table-row>
          <table:table-cell table:style-name="Table2.A1" office:value-type="string">
            <text:p text:style-name="P6">Figure 5.1</text:p>
          </table:table-cell>
          <table:table-cell table:style-name="Table2.B1" office:value-type="string">
            <text:p text:style-name="P6">Figure 5.2</text:p>
          </table:table-cell>
        </table:table-row>
        <table:table-row>
          <table:table-cell table:style-name="Table2.A2" office:value-type="string">
            <text:p text:style-name="P6">Figure 5.3</text:p>
          </table:table-cell>
          <table:table-cell table:style-name="Table2.B2" office:value-type="string">
            <text:p text:style-name="P6">Figure 5.4</text:p>
          </table:table-cell>
        </table:table-row>
      </table:table>
      <text:p text:style-name="P29"><text:span text:style-name="T112">Figure 5 –</text:span><text:span text:style-name="T17"> </text:span><text:span text:style-name="T8">Sinusoidal phantom centreline tortuosity metric modulation graphs</text:span></text:p>
      <text:p text:style-name="P25">These graphs reveal the relationships between phantom sinusoidal centrelines and the tortuosity metrics. The DM is observed to have a linear relationship with frequency and amplitude. The ICM, based on DM, shows an exponential relationship with frequency and linear for amplitude &gt;2. The SOAM has a frequency-magnitude dependency for changes &gt;1 but levels off beyond this and for amplitudes greater than 10 its magnitude begins to decline. The number of points in the centreline was shown to have a minimum requirement of 200 points, under this the metrics and length calculations can vary greatly, especially the ICM. The length dependency of metrics also shows us the DM and ICM are only truly valid for long vessels, greater than 50 units apart, i.e. 50 voxels.</text:p>
      <text:p text:style-name="P30">5.<text:span text:style-name="T110">2</text:span>.2. Coiled phantom centrelines</text:p>
      <text:p text:style-name="P25"><text:bookmark text:name="_Toc409724564"/>The simulated coil centrelines relationship with frequency and shape is more complex but still should relate closely to its tortuosity, so again the relationship was explored. This has previously been explored with the distance metric for the length of th<text:span text:style-name="T97">e coil </text:span><text:reference-mark-start text:name="ADDIN CSL_CITATION {&quot;mendeley&quot;: {&quot;formattedCitation&quot;: &quot;(Diedrich et al., 2011)&quot;, &quot;plainTextFormattedCitation&quot;: &quot;(Diedrich et al., 2011)&quot;, &quot;previouslyFormattedCitation&quot;: &quot;(Diedrich et al., 2011)&quot;}, &quot;schema&quot;: &quot;https://github.com/citation-style-language/schema/raw/master/csl-citation.json&quot;, &quot;citationItems&quot;: [{&quot;itemData&quot;: {&quot;volume&quot;: &quot;12&quot;, &quot;PMID&quot;: &quot;22166145&quot;, &quot;container-title&quot;: &quot;BMC Bioinformatics&quot;, &quot;issue&quot;: &quot;Suppl 10&quot;, &quot;publisher&quot;: &quot;BioMed Central Ltd&quot;, &quot;DOI&quot;: &quot;10.1186/1471-2105-12-S10-S15&quot;, &quot;type&quot;: &quot;article-journal&quot;, &quot;issued&quot;: {&quot;date-parts&quot;: [[&quot;2011&quot;]]}, &quot;abstract&quot;: &quot;BACKGROUND: Hypertension may increase tortuosity or twistedness of arteries. We applied a centerline extraction algorithm and tortuosity metric to magnetic resonance angiography (MRA) brain images to quantitatively measure the tortuosity of arterial vessel centerlines. The most commonly used arterial tortuosity measure is the distance factor metric (DFM). This study tested a DFM based measurement's ability to detect increases in arterial tortuosity of hypertensives using existing images. Existing images presented challenges such as different resolutions which may affect the tortuosity measurement, different depths of the area imaged, and different artifacts of imaging that require filtering.\\n\\nMETHODS: The stability and accuracy of alternative centerline algorithms was validated in numerically generated models and test brain MRA data. Existing images were gathered from previous studies and clinical medical systems by manually reading electronic medical records to identify hypertensives and negatives. Images of different resolutions were interpolated to similar resolutions. Arterial tortuosity in MRA images was measured from a DFM curve and tested on numerically generated models as well as MRA images from two hypertensive and three negative control populations. Comparisons were made between different resolutions, different filters, hypertensives versus negatives, and different negative controls.\\n\\nRESULTS: In tests using numerical models of a simple helix, the measured tortuosity increased as expected with more tightly coiled helices. Interpolation reduced resolution-dependent differences in measured tortuosity. The Korean hypertensive population had significantly higher arterial tortuosity than its corresponding negative control population across multiple arteries. In addition one negative control population of different ethnicity had significantly less arterial tortuosity than the other two.\\n\\nCONCLUSIONS: Tortuosity can be compared between images of different resolutions by interpolating from lower to higher resolutions. Use of a universal negative control was not possible in this study. The method described here detected elevated arterial tortuosity in a hypertensive population compared to the negative control population and can be used to study this relation in other populations.&quot;, &quot;author&quot;: [{&quot;suffix&quot;: &quot;&quot;, &quot;parse-names&quot;: false, &quot;given&quot;: &quot;Karl T&quot;, &quot;non-dropping-particle&quot;: &quot;&quot;, &quot;family&quot;: &quot;Diedrich&quot;, &quot;dropping-particle&quot;: &quot;&quot;}, {&quot;suffix&quot;: &quot;&quot;, &quot;parse-names&quot;: false, &quot;given&quot;: &quot;John a&quot;, &quot;non-dropping-particle&quot;: &quot;&quot;, &quot;family&quot;: &quot;Roberts&quot;, &quot;dropping-particle&quot;: &quot;&quot;}, {&quot;suffix&quot;: &quot;&quot;, &quot;parse-names&quot;: false, &quot;given&quot;: &quot;Richard H&quot;, &quot;non-dropping-particle&quot;: &quot;&quot;, &quot;family&quot;: &quot;Schmidt&quot;, &quot;dropping-particle&quot;: &quot;&quot;}, {&quot;suffix&quot;: &quot;&quot;, &quot;parse-names&quot;: false, &quot;given&quot;: &quot;Chang-Ki&quot;, &quot;non-dropping-particle&quot;: &quot;&quot;, &quot;family&quot;: &quot;Kang&quot;, &quot;dropping-particle&quot;: &quot;&quot;}, {&quot;suffix&quot;: &quot;&quot;, &quot;parse-names&quot;: false, &quot;given&quot;: &quot;Zang-Hee&quot;, &quot;non-dropping-particle&quot;: &quot;&quot;, &quot;family&quot;: &quot;Cho&quot;, &quot;dropping-particle&quot;: &quot;&quot;}, {&quot;suffix&quot;: &quot;&quot;, &quot;parse-names&quot;: false, &quot;given&quot;: &quot;Dennis L&quot;, &quot;non-dropping-particle&quot;: &quot;&quot;, &quot;family&quot;: &quot;Parker&quot;, &quot;dropping-particle&quot;: &quot;&quot;}], &quot;ISBN&quot;: &quot;1471-2105&quot;, &quot;id&quot;: &quot;ITEM-1&quot;, &quot;title&quot;: &quot;Validation of an arterial tortuosity measure with application to hypertension collection of clinical hypertensive patients&quot;, &quot;page&quot;: &quot;S15&quot;, &quot;ISSN&quot;: &quot;1471-2105&quot;}, &quot;id&quot;: &quot;ITEM-1&quot;, &quot;uris&quot;: [&quot;http://www.mendeley.com/documents/?uuid=aeb0c346-1dc1-46db-84d8-0ce20a651a70&quot;]}], &quot;properties&quot;: {&quot;noteIndex&quot;: 0}} RND6CvtMPZpM2"/><text:span text:style-name="T67">(Diedrich et al., 2011)</text:span><text:reference-mark-end text:name="ADDIN CSL_CITATION {&quot;mendeley&quot;: {&quot;formattedCitation&quot;: &quot;(Diedrich et al., 2011)&quot;, &quot;plainTextFormattedCitation&quot;: &quot;(Diedrich et al., 2011)&quot;, &quot;previouslyFormattedCitation&quot;: &quot;(Diedrich et al., 2011)&quot;}, &quot;schema&quot;: &quot;https://github.com/citation-style-language/schema/raw/master/csl-citation.json&quot;, &quot;citationItems&quot;: [{&quot;itemData&quot;: {&quot;volume&quot;: &quot;12&quot;, &quot;PMID&quot;: &quot;22166145&quot;, &quot;container-title&quot;: &quot;BMC Bioinformatics&quot;, &quot;issue&quot;: &quot;Suppl 10&quot;, &quot;publisher&quot;: &quot;BioMed Central Ltd&quot;, &quot;DOI&quot;: &quot;10.1186/1471-2105-12-S10-S15&quot;, &quot;type&quot;: &quot;article-journal&quot;, &quot;issued&quot;: {&quot;date-parts&quot;: [[&quot;2011&quot;]]}, &quot;abstract&quot;: &quot;BACKGROUND: Hypertension may increase tortuosity or twistedness of arteries. We applied a centerline extraction algorithm and tortuosity metric to magnetic resonance angiography (MRA) brain images to quantitatively measure the tortuosity of arterial vessel centerlines. The most commonly used arterial tortuosity measure is the distance factor metric (DFM). This study tested a DFM based measurement's ability to detect increases in arterial tortuosity of hypertensives using existing images. Existing images presented challenges such as different resolutions which may affect the tortuosity measurement, different depths of the area imaged, and different artifacts of imaging that require filtering.\\n\\nMETHODS: The stability and accuracy of alternative centerline algorithms was validated in numerically generated models and test brain MRA data. Existing images were gathered from previous studies and clinical medical systems by manually reading electronic medical records to identify hypertensives and negatives. Images of different resolutions were interpolated to similar resolutions. Arterial tortuosity in MRA images was measured from a DFM curve and tested on numerically generated models as well as MRA images from two hypertensive and three negative control populations. Comparisons were made between different resolutions, different filters, hypertensives versus negatives, and different negative controls.\\n\\nRESULTS: In tests using numerical models of a simple helix, the measured tortuosity increased as expected with more tightly coiled helices. Interpolation reduced resolution-dependent differences in measured tortuosity. The Korean hypertensive population had significantly higher arterial tortuosity than its corresponding negative control population across multiple arteries. In addition one negative control population of different ethnicity had significantly less arterial tortuosity than the other two.\\n\\nCONCLUSIONS: Tortuosity can be compared between images of different resolutions by interpolating from lower to higher resolutions. Use of a universal negative control was not possible in this study. The method described here detected elevated arterial tortuosity in a hypertensive population compared to the negative control population and can be used to study this relation in other populations.&quot;, &quot;author&quot;: [{&quot;suffix&quot;: &quot;&quot;, &quot;parse-names&quot;: false, &quot;given&quot;: &quot;Karl T&quot;, &quot;non-dropping-particle&quot;: &quot;&quot;, &quot;family&quot;: &quot;Diedrich&quot;, &quot;dropping-particle&quot;: &quot;&quot;}, {&quot;suffix&quot;: &quot;&quot;, &quot;parse-names&quot;: false, &quot;given&quot;: &quot;John a&quot;, &quot;non-dropping-particle&quot;: &quot;&quot;, &quot;family&quot;: &quot;Roberts&quot;, &quot;dropping-particle&quot;: &quot;&quot;}, {&quot;suffix&quot;: &quot;&quot;, &quot;parse-names&quot;: false, &quot;given&quot;: &quot;Richard H&quot;, &quot;non-dropping-particle&quot;: &quot;&quot;, &quot;family&quot;: &quot;Schmidt&quot;, &quot;dropping-particle&quot;: &quot;&quot;}, {&quot;suffix&quot;: &quot;&quot;, &quot;parse-names&quot;: false, &quot;given&quot;: &quot;Chang-Ki&quot;, &quot;non-dropping-particle&quot;: &quot;&quot;, &quot;family&quot;: &quot;Kang&quot;, &quot;dropping-particle&quot;: &quot;&quot;}, {&quot;suffix&quot;: &quot;&quot;, &quot;parse-names&quot;: false, &quot;given&quot;: &quot;Zang-Hee&quot;, &quot;non-dropping-particle&quot;: &quot;&quot;, &quot;family&quot;: &quot;Cho&quot;, &quot;dropping-particle&quot;: &quot;&quot;}, {&quot;suffix&quot;: &quot;&quot;, &quot;parse-names&quot;: false, &quot;given&quot;: &quot;Dennis L&quot;, &quot;non-dropping-particle&quot;: &quot;&quot;, &quot;family&quot;: &quot;Parker&quot;, &quot;dropping-particle&quot;: &quot;&quot;}], &quot;ISBN&quot;: &quot;1471-2105&quot;, &quot;id&quot;: &quot;ITEM-1&quot;, &quot;title&quot;: &quot;Validation of an arterial tortuosity measure with application to hypertension collection of clinical hypertensive patients&quot;, &quot;page&quot;: &quot;S15&quot;, &quot;ISSN&quot;: &quot;1471-2105&quot;}, &quot;id&quot;: &quot;ITEM-1&quot;, &quot;uris&quot;: [&quot;http://www.mendeley.com/documents/?uuid=aeb0c346-1dc1-46db-84d8-0ce20a651a70&quot;]}], &quot;properties&quot;: {&quot;noteIndex&quot;: 0}} RND6CvtMPZpM2"/><text:span text:style-name="T97">⁠, </text:span>we made one for comparison but were ultimately more interested in frequency dependence of the metrics.</text:p>
      <table:table table:name="Table3" table:style-name="Table3">
        <table:table-column table:style-name="Table3.A"/>
        <table:table-column table:style-name="Table3.B"/>
        <table:table-row>
          <table:table-cell table:style-name="Table3.A1" office:value-type="string">
            <text:p text:style-name="P7">Figure 6.1</text:p>
          </table:table-cell>
          <table:table-cell table:style-name="Table3.B1" office:value-type="string">
            <text:p text:style-name="P5">Figure 6.2</text:p>
          </table:table-cell>
        </table:table-row>
        <table:table-row>
          <table:table-cell table:style-name="Table3.A2" office:value-type="string">
            <text:p text:style-name="P7">Figure 6.3</text:p>
          </table:table-cell>
          <table:table-cell table:style-name="Table3.B2" office:value-type="string">
            <text:p text:style-name="P7">Figure 6.4</text:p>
          </table:table-cell>
        </table:table-row>
      </table:table>
      <text:p text:style-name="P29"><text:span text:style-name="T112">Figure 6 – Coiled phantom </text:span><text:span text:style-name="T8">centreline tortuosity metric modulation graphs</text:span></text:p>
      <text:p text:style-name="P25">The DM and ICM are matched in all plots, showing that no inflection points are measured on the coil phantom. They are both however amplitude and frequency dependent. The SOAM again only has a magnitude-frequency dependency at small frequency values &lt;1. The SOAM magnitude-amplitude dependency shows a negative correlation for amplitude &gt;2. The number of points for magnitude-number of point <text:span text:style-name="T74">interdependency</text:span> is &gt;100 points. The magnitude-length plot shows that the DM has a negative exponential relationship with length.</text:p>
      <text:p text:style-name="P18">5.<text:span text:style-name="T110">3</text:span>. Comparison to previous <text:span text:style-name="T93">simulated vessel </text:span>study</text:p>
      <text:p text:style-name="P17">Although the input lengths of phantom centrelines are different the measurements of types of centrelines match closely to that of <text:span text:style-name="T106">a previous study by </text:span>Bullitt <text:span text:style-name="T4">(Bullitt et al., 200</text:span><text:span text:style-name="T5">3</text:span><text:span text:style-name="T4">)</text:span><text:span text:style-name="T20">⁠.</text:span></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ext:soft-page-break/>
        <table:table-row>
          <table:table-cell table:style-name="Table4.A1" office:value-type="string">
            <text:p text:style-name="P4"/>
          </table:table-cell>
          <table:table-cell table:style-name="Table4.B1" office:value-type="string">
            <text:p text:style-name="P8">Frequency</text:p>
          </table:table-cell>
          <table:table-cell table:style-name="Table4.B1" office:value-type="string">
            <text:p text:style-name="P8">Amplitude</text:p>
          </table:table-cell>
          <table:table-cell table:style-name="Table4.B1" office:value-type="string">
            <text:p text:style-name="P8">Length</text:p>
          </table:table-cell>
          <table:table-cell table:style-name="Table4.B1" office:value-type="string">
            <text:p text:style-name="P8">DM</text:p>
          </table:table-cell>
          <table:table-cell table:style-name="Table4.B1" office:value-type="string">
            <text:p text:style-name="P8">ICM</text:p>
          </table:table-cell>
          <table:table-cell table:style-name="Table4.B1" office:value-type="string">
            <text:p text:style-name="P8">SOAM</text:p>
          </table:table-cell>
        </table:table-row>
        <table:table-row>
          <table:table-cell table:style-name="Table4.A2" office:value-type="string">
            <text:p text:style-name="P11">Sine Bullitt</text:p>
          </table:table-cell>
          <table:table-cell table:style-name="Table4.B2" office:value-type="string">
            <text:p text:style-name="P10">3</text:p>
          </table:table-cell>
          <table:table-cell table:style-name="Table4.B2" office:value-type="string">
            <text:p text:style-name="P10">10</text:p>
          </table:table-cell>
          <table:table-cell table:style-name="Table4.B2" office:value-type="string">
            <text:p text:style-name="P10">13.9</text:p>
          </table:table-cell>
          <table:table-cell table:style-name="Table4.B2" office:value-type="string">
            <text:p text:style-name="P10">1.6</text:p>
          </table:table-cell>
          <table:table-cell table:style-name="Table4.B2" office:value-type="string">
            <text:p text:style-name="P10">9.7</text:p>
          </table:table-cell>
          <table:table-cell table:style-name="Table4.B2" office:value-type="string">
            <text:p text:style-name="P10">0.9</text:p>
          </table:table-cell>
        </table:table-row>
        <table:table-row>
          <table:table-cell table:style-name="Table4.A2" office:value-type="string">
            <text:p text:style-name="P8">Sine TQTV</text:p>
          </table:table-cell>
          <table:table-cell table:style-name="Table4.B2" office:value-type="string">
            <text:p text:style-name="P9">3</text:p>
          </table:table-cell>
          <table:table-cell table:style-name="Table4.B2" office:value-type="string">
            <text:p text:style-name="P9">10</text:p>
          </table:table-cell>
          <table:table-cell table:style-name="Table4.B2" office:value-type="string">
            <text:p text:style-name="P9">100</text:p>
          </table:table-cell>
          <table:table-cell table:style-name="Table4.B2" office:value-type="string">
            <text:p text:style-name="P9">1.6163</text:p>
          </table:table-cell>
          <table:table-cell table:style-name="Table4.B2" office:value-type="string">
            <text:p text:style-name="P9">9.698</text:p>
          </table:table-cell>
          <table:table-cell table:style-name="Table4.B2" office:value-type="string">
            <text:p text:style-name="P9">0.8725</text:p>
          </table:table-cell>
        </table:table-row>
        <table:table-row>
          <table:table-cell table:style-name="Table4.A4" office:value-type="string">
            <text:p text:style-name="P8">Sine Bullitt</text:p>
          </table:table-cell>
          <table:table-cell table:style-name="Table4.B4" office:value-type="string">
            <text:p text:style-name="P9">10</text:p>
          </table:table-cell>
          <table:table-cell table:style-name="Table4.B4" office:value-type="string">
            <text:p text:style-name="P9">3</text:p>
          </table:table-cell>
          <table:table-cell table:style-name="Table4.B4" office:value-type="string">
            <text:p text:style-name="P9">13.9</text:p>
          </table:table-cell>
          <table:table-cell table:style-name="Table4.B4" office:value-type="string">
            <text:p text:style-name="P9">1.6</text:p>
          </table:table-cell>
          <table:table-cell table:style-name="Table4.B4" office:value-type="string">
            <text:p text:style-name="P9">32.3</text:p>
          </table:table-cell>
          <table:table-cell table:style-name="Table4.B4" office:value-type="string">
            <text:p text:style-name="P9">3.1</text:p>
          </table:table-cell>
        </table:table-row>
        <table:table-row>
          <table:table-cell table:style-name="Table4.A2" office:value-type="string">
            <text:p text:style-name="P8">Sine TQTV</text:p>
          </table:table-cell>
          <table:table-cell table:style-name="Table4.B2" office:value-type="string">
            <text:p text:style-name="P9">10</text:p>
          </table:table-cell>
          <table:table-cell table:style-name="Table4.B2" office:value-type="string">
            <text:p text:style-name="P9">3</text:p>
          </table:table-cell>
          <table:table-cell table:style-name="Table4.B2" office:value-type="string">
            <text:p text:style-name="P9">100</text:p>
          </table:table-cell>
          <table:table-cell table:style-name="Table4.B2" office:value-type="string">
            <text:p text:style-name="P9">1.5937</text:p>
          </table:table-cell>
          <table:table-cell table:style-name="Table4.B2" office:value-type="string">
            <text:p text:style-name="P9">31.8733</text:p>
          </table:table-cell>
          <table:table-cell table:style-name="Table4.B2" office:value-type="string">
            <text:p text:style-name="P9">2.8199</text:p>
          </table:table-cell>
        </table:table-row>
        <table:table-row>
          <table:table-cell table:style-name="Table4.A4" office:value-type="string">
            <text:p text:style-name="P8">Sine Bullitt</text:p>
          </table:table-cell>
          <table:table-cell table:style-name="Table4.B4" office:value-type="string">
            <text:p text:style-name="P9">20</text:p>
          </table:table-cell>
          <table:table-cell table:style-name="Table4.B4" office:value-type="string">
            <text:p text:style-name="P9">1.5</text:p>
          </table:table-cell>
          <table:table-cell table:style-name="Table4.B4" office:value-type="string">
            <text:p text:style-name="P9">13.9</text:p>
          </table:table-cell>
          <table:table-cell table:style-name="Table4.B4" office:value-type="string">
            <text:p text:style-name="P9">1.6</text:p>
          </table:table-cell>
          <table:table-cell table:style-name="Table4.B4" office:value-type="string">
            <text:p text:style-name="P9">64.7</text:p>
          </table:table-cell>
          <table:table-cell table:style-name="Table4.B4" office:value-type="string">
            <text:p text:style-name="P9">6.2</text:p>
          </table:table-cell>
        </table:table-row>
        <table:table-row>
          <table:table-cell table:style-name="Table4.A2" office:value-type="string">
            <text:p text:style-name="P8">Sine TQTV</text:p>
          </table:table-cell>
          <table:table-cell table:style-name="Table4.B2" office:value-type="string">
            <text:p text:style-name="P9">20</text:p>
          </table:table-cell>
          <table:table-cell table:style-name="Table4.B2" office:value-type="string">
            <text:p text:style-name="P9">1.5</text:p>
          </table:table-cell>
          <table:table-cell table:style-name="Table4.B2" office:value-type="string">
            <text:p text:style-name="P9">100</text:p>
          </table:table-cell>
          <table:table-cell table:style-name="Table4.B2" office:value-type="string">
            <text:p text:style-name="P9">1.5225</text:p>
          </table:table-cell>
          <table:table-cell table:style-name="Table4.B2" office:value-type="string">
            <text:p text:style-name="P9">60.8988</text:p>
          </table:table-cell>
          <table:table-cell table:style-name="Table4.B2" office:value-type="string">
            <text:p text:style-name="P9">5.7556</text:p>
          </table:table-cell>
        </table:table-row>
        <table:table-row>
          <table:table-cell table:style-name="Table4.A4" office:value-type="string">
            <text:p text:style-name="P8">Coil Bullitt</text:p>
          </table:table-cell>
          <table:table-cell table:style-name="Table4.B4" office:value-type="string">
            <text:p text:style-name="P9">3</text:p>
          </table:table-cell>
          <table:table-cell table:style-name="Table4.B4" office:value-type="string">
            <text:p text:style-name="P9">6.3</text:p>
          </table:table-cell>
          <table:table-cell table:style-name="Table4.B4" office:value-type="string">
            <text:p text:style-name="P9">13.9</text:p>
          </table:table-cell>
          <table:table-cell table:style-name="Table4.B4" office:value-type="string">
            <text:p text:style-name="P9">1.5</text:p>
          </table:table-cell>
          <table:table-cell table:style-name="Table4.B4" office:value-type="string">
            <text:p text:style-name="P9">1.5</text:p>
          </table:table-cell>
          <table:table-cell table:style-name="Table4.B4" office:value-type="string">
            <text:p text:style-name="P9">1.3</text:p>
          </table:table-cell>
        </table:table-row>
        <table:table-row>
          <table:table-cell table:style-name="Table4.A2" office:value-type="string">
            <text:p text:style-name="P8">Coil TQTV</text:p>
          </table:table-cell>
          <table:table-cell table:style-name="Table4.B2" office:value-type="string">
            <text:p text:style-name="P9">3</text:p>
          </table:table-cell>
          <table:table-cell table:style-name="Table4.B2" office:value-type="string">
            <text:p text:style-name="P9">6.3</text:p>
          </table:table-cell>
          <table:table-cell table:style-name="Table4.B2" office:value-type="string">
            <text:p text:style-name="P9">100</text:p>
          </table:table-cell>
          <table:table-cell table:style-name="Table4.B2" office:value-type="string">
            <text:p text:style-name="P9">1.5503</text:p>
          </table:table-cell>
          <table:table-cell table:style-name="Table4.B2" office:value-type="string">
            <text:p text:style-name="P9">1.5503</text:p>
          </table:table-cell>
          <table:table-cell table:style-name="Table4.B2" office:value-type="string">
            <text:p text:style-name="P9">1.5833</text:p>
          </table:table-cell>
        </table:table-row>
        <table:table-row>
          <table:table-cell table:style-name="Table4.A4" office:value-type="string">
            <text:p text:style-name="P8">Coil Bullitt</text:p>
          </table:table-cell>
          <table:table-cell table:style-name="Table4.B4" office:value-type="string">
            <text:p text:style-name="P9">10</text:p>
          </table:table-cell>
          <table:table-cell table:style-name="Table4.B4" office:value-type="string">
            <text:p text:style-name="P9">1.9</text:p>
          </table:table-cell>
          <table:table-cell table:style-name="Table4.B4" office:value-type="string">
            <text:p text:style-name="P9">13.9</text:p>
          </table:table-cell>
          <table:table-cell table:style-name="Table4.B4" office:value-type="string">
            <text:p text:style-name="P9">1.5</text:p>
          </table:table-cell>
          <table:table-cell table:style-name="Table4.B4" office:value-type="string">
            <text:p text:style-name="P9">1.5</text:p>
          </table:table-cell>
          <table:table-cell table:style-name="Table4.B4" office:value-type="string">
            <text:p text:style-name="P9">4.5</text:p>
          </table:table-cell>
        </table:table-row>
        <table:table-row>
          <table:table-cell table:style-name="Table4.A2" office:value-type="string">
            <text:p text:style-name="P8">Coil TQTV</text:p>
          </table:table-cell>
          <table:table-cell table:style-name="Table4.B2" office:value-type="string">
            <text:p text:style-name="P9">10</text:p>
          </table:table-cell>
          <table:table-cell table:style-name="Table4.B2" office:value-type="string">
            <text:p text:style-name="P9">1.9</text:p>
          </table:table-cell>
          <table:table-cell table:style-name="Table4.B2" office:value-type="string">
            <text:p text:style-name="P9">100</text:p>
          </table:table-cell>
          <table:table-cell table:style-name="Table4.B2" office:value-type="string">
            <text:p text:style-name="P9">1.5335</text:p>
          </table:table-cell>
          <table:table-cell table:style-name="Table4.B2" office:value-type="string">
            <text:p text:style-name="P9">1.5335</text:p>
          </table:table-cell>
          <table:table-cell table:style-name="Table4.B2" office:value-type="string">
            <text:p text:style-name="P9">4.9727</text:p>
          </table:table-cell>
        </table:table-row>
        <table:table-row>
          <table:table-cell table:style-name="Table4.A4" office:value-type="string">
            <text:p text:style-name="P8">Coil Bullitt</text:p>
          </table:table-cell>
          <table:table-cell table:style-name="Table4.B4" office:value-type="string">
            <text:p text:style-name="P9">20</text:p>
          </table:table-cell>
          <table:table-cell table:style-name="Table4.B4" office:value-type="string">
            <text:p text:style-name="P9">0.94</text:p>
          </table:table-cell>
          <table:table-cell table:style-name="Table4.B4" office:value-type="string">
            <text:p text:style-name="P9">13.9</text:p>
          </table:table-cell>
          <table:table-cell table:style-name="Table4.B4" office:value-type="string">
            <text:p text:style-name="P9">1.5</text:p>
          </table:table-cell>
          <table:table-cell table:style-name="Table4.B4" office:value-type="string">
            <text:p text:style-name="P9">1.5</text:p>
          </table:table-cell>
          <table:table-cell table:style-name="Table4.B4" office:value-type="string">
            <text:p text:style-name="P9">9.2</text:p>
          </table:table-cell>
        </table:table-row>
        <table:table-row>
          <table:table-cell table:style-name="Table4.A2" office:value-type="string">
            <text:p text:style-name="P8">Coil TQTV</text:p>
          </table:table-cell>
          <table:table-cell table:style-name="Table4.B2" office:value-type="string">
            <text:p text:style-name="P9">20</text:p>
          </table:table-cell>
          <table:table-cell table:style-name="Table4.B2" office:value-type="string">
            <text:p text:style-name="P9">0.94</text:p>
          </table:table-cell>
          <table:table-cell table:style-name="Table4.B2" office:value-type="string">
            <text:p text:style-name="P9">100</text:p>
          </table:table-cell>
          <table:table-cell table:style-name="Table4.B2" office:value-type="string">
            <text:p text:style-name="P9">1.4577</text:p>
          </table:table-cell>
          <table:table-cell table:style-name="Table4.B2" office:value-type="string">
            <text:p text:style-name="P9">113.6992</text:p>
          </table:table-cell>
          <table:table-cell table:style-name="Table4.B2" office:value-type="string">
            <text:p text:style-name="P9">8.7008</text:p>
          </table:table-cell>
        </table:table-row>
        <table:table-row>
          <table:table-cell table:style-name="Table4.A4" office:value-type="string">
            <text:p text:style-name="P8">Sine Bullitt</text:p>
          </table:table-cell>
          <table:table-cell table:style-name="Table4.B4" office:value-type="string">
            <text:p text:style-name="P9">3</text:p>
          </table:table-cell>
          <table:table-cell table:style-name="Table4.B4" office:value-type="string">
            <text:p text:style-name="P9">10</text:p>
          </table:table-cell>
          <table:table-cell table:style-name="Table4.B4" office:value-type="string">
            <text:p text:style-name="P9">13.9</text:p>
          </table:table-cell>
          <table:table-cell table:style-name="Table4.B4" office:value-type="string">
            <text:p text:style-name="P9">1.6</text:p>
          </table:table-cell>
          <table:table-cell table:style-name="Table4.B4" office:value-type="string">
            <text:p text:style-name="P9">9.7</text:p>
          </table:table-cell>
          <table:table-cell table:style-name="Table4.B4" office:value-type="string">
            <text:p text:style-name="P9">0.9</text:p>
          </table:table-cell>
        </table:table-row>
        <table:table-row>
          <table:table-cell table:style-name="Table4.A2" office:value-type="string">
            <text:p text:style-name="P8">Sine TQTV</text:p>
          </table:table-cell>
          <table:table-cell table:style-name="Table4.B2" office:value-type="string">
            <text:p text:style-name="P9">3</text:p>
          </table:table-cell>
          <table:table-cell table:style-name="Table4.B2" office:value-type="string">
            <text:p text:style-name="P9">10</text:p>
          </table:table-cell>
          <table:table-cell table:style-name="Table4.B2" office:value-type="string">
            <text:p text:style-name="P9">100</text:p>
          </table:table-cell>
          <table:table-cell table:style-name="Table4.B2" office:value-type="string">
            <text:p text:style-name="P9">1.6163</text:p>
          </table:table-cell>
          <table:table-cell table:style-name="Table4.B2" office:value-type="string">
            <text:p text:style-name="P9">9.698</text:p>
          </table:table-cell>
          <table:table-cell table:style-name="Table4.B2" office:value-type="string">
            <text:p text:style-name="P9">0.8725</text:p>
          </table:table-cell>
        </table:table-row>
        <table:table-row>
          <table:table-cell table:style-name="Table4.A4" office:value-type="string">
            <text:p text:style-name="P8">Sine Bullitt</text:p>
          </table:table-cell>
          <table:table-cell table:style-name="Table4.B4" office:value-type="string">
            <text:p text:style-name="P9">3</text:p>
          </table:table-cell>
          <table:table-cell table:style-name="Table4.B4" office:value-type="string">
            <text:p text:style-name="P9">20</text:p>
          </table:table-cell>
          <table:table-cell table:style-name="Table4.B4" office:value-type="string">
            <text:p text:style-name="P9">22.9</text:p>
          </table:table-cell>
          <table:table-cell table:style-name="Table4.B4" office:value-type="string">
            <text:p text:style-name="P9">2.7</text:p>
          </table:table-cell>
          <table:table-cell table:style-name="Table4.B4" office:value-type="string">
            <text:p text:style-name="P9">16</text:p>
          </table:table-cell>
          <table:table-cell table:style-name="Table4.B4" office:value-type="string">
            <text:p text:style-name="P9">0.7</text:p>
          </table:table-cell>
        </table:table-row>
        <table:table-row>
          <table:table-cell table:style-name="Table4.A2" office:value-type="string">
            <text:p text:style-name="P8">Sine TQTV</text:p>
          </table:table-cell>
          <table:table-cell table:style-name="Table4.B2" office:value-type="string">
            <text:p text:style-name="P9">3</text:p>
          </table:table-cell>
          <table:table-cell table:style-name="Table4.B2" office:value-type="string">
            <text:p text:style-name="P9">20</text:p>
          </table:table-cell>
          <table:table-cell table:style-name="Table4.B2" office:value-type="string">
            <text:p text:style-name="P9">100</text:p>
          </table:table-cell>
          <table:table-cell table:style-name="Table4.B2" office:value-type="string">
            <text:p text:style-name="P9">2.6646</text:p>
          </table:table-cell>
          <table:table-cell table:style-name="Table4.B2" office:value-type="string">
            <text:p text:style-name="P9">15.9875</text:p>
          </table:table-cell>
          <table:table-cell table:style-name="Table4.B2" office:value-type="string">
            <text:p text:style-name="P9">0.5305</text:p>
          </table:table-cell>
        </table:table-row>
        <table:table-row>
          <table:table-cell table:style-name="Table4.A4" office:value-type="string">
            <text:p text:style-name="P8">Sine Bullitt</text:p>
          </table:table-cell>
          <table:table-cell table:style-name="Table4.B4" office:value-type="string">
            <text:p text:style-name="P9">3</text:p>
          </table:table-cell>
          <table:table-cell table:style-name="Table4.B4" office:value-type="string">
            <text:p text:style-name="P9">40</text:p>
          </table:table-cell>
          <table:table-cell table:style-name="Table4.B4" office:value-type="string">
            <text:p text:style-name="P9">42.6</text:p>
          </table:table-cell>
          <table:table-cell table:style-name="Table4.B4" office:value-type="string">
            <text:p text:style-name="P9">5</text:p>
          </table:table-cell>
          <table:table-cell table:style-name="Table4.B4" office:value-type="string">
            <text:p text:style-name="P9">29.7</text:p>
          </table:table-cell>
          <table:table-cell table:style-name="Table4.B4" office:value-type="string">
            <text:p text:style-name="P9">0.4</text:p>
          </table:table-cell>
        </table:table-row>
        <table:table-row>
          <table:table-cell table:style-name="Table4.A2" office:value-type="string">
            <text:p text:style-name="P8">Sine TQTV</text:p>
          </table:table-cell>
          <table:table-cell table:style-name="Table4.B2" office:value-type="string">
            <text:p text:style-name="P9">3</text:p>
          </table:table-cell>
          <table:table-cell table:style-name="Table4.B2" office:value-type="string">
            <text:p text:style-name="P9">40</text:p>
          </table:table-cell>
          <table:table-cell table:style-name="Table4.B2" office:value-type="string">
            <text:p text:style-name="P9">100</text:p>
          </table:table-cell>
          <table:table-cell table:style-name="Table4.B2" office:value-type="string">
            <text:p text:style-name="P9">4.9536</text:p>
          </table:table-cell>
          <table:table-cell table:style-name="Table4.B2" office:value-type="string">
            <text:p text:style-name="P9">29.7215</text:p>
          </table:table-cell>
          <table:table-cell table:style-name="Table4.B2" office:value-type="string">
            <text:p text:style-name="P9">0.291</text:p>
          </table:table-cell>
        </table:table-row>
      </table:table>
      <text:p text:style-name="P23">Table 1<text:span text:style-name="T113"> – </text:span>Comparison to tortuosity of phantom centrelines in previous study</text:p>
      <text:p text:style-name="P18">5.<text:span text:style-name="T110">4</text:span>. <text:span text:style-name="T93">Comparison to previous real vessel study</text:span></text:p>
      <text:p text:style-name="P25">The toolbox was then applied to real cerebral vessels of interest, <text:span text:style-name="T114">and compared to a previous tortuosity quantification study.</text:span> <text:span text:style-name="T114">The </text:span>values d<text:span text:style-name="T114">id</text:span> no<text:span text:style-name="T114">t</text:span> match neither in magnitude or correlate. Bullitt<text:span text:style-name="T77">'</text:span>s data was however in mice not humans with vascular disorders, <text:span text:style-name="T106">as our data was</text:span>.</text:p>
      <text:p text:style-name="P31">5.<text:span text:style-name="T110">5</text:span> Real Human data – Hypertensive vs normaltensive</text:p>
      <text:p text:style-name="P34">The toolbox was then applied to a real population, the results are summarised in the table below.</text:p>
      <text:p text:style-name="P35">INSERT DATA AFTER ANALYSIS</text:p>
      <text:p text:style-name="P30">6. Discussion</text:p>
      <text:p text:style-name="P25">In this study a toolbox is developed, quantifying the tortuosity of cerebral vessels of interest. In conjunction with this, a validation toolbox tested the tortuosity measures against phantom vessel centrelines. Combined, they provide a rigorous platform for the experimental investigation of vessel tortuosity.</text:p>
      <text:p text:style-name="P27"><text:span text:style-name="T107"> FINDINGS AND COMPARISON - significance</text:span><text:line-break/>The phantom values of tortuosity closely matched that of a previous study, however there was a deviation as seen in table 1 of the require centreline input length to obtain comparable results. <text:span text:style-name="T84">This was interpreted as the difference in the definition of the phantoms </text:span><text:span text:style-name="T107">– </text:span><text:span text:style-name="T108">check this</text:span><text:span text:style-name="T107">. </text:span></text:p>
      <text:p text:style-name="P25">The aim of the phantom validation tool was to reveal how well the tortuosity metrics conveyed changes in a phantom centreline as a change in its magnitude. Ideally, indicating a relation to a basic definition of tortuosity as frequency and/or amplitude modulation. For sinusoidal phantom centrelines, the DM and ICM were found to both be frequency and amplitude dependent. It also further validated the ability for the ICM to combine DM values with additional number of inflection points in the curves. The SOAM was only frequency and amplitude dependent for small values. <text:span text:style-name="T91">Contrary to Bullitt concluding the SOAM is most effective at quantifying tightly coiled vessels, this indicates the SOAM would only be suitable for low frequency and amplitude centrelines, namely vessels with small radii centreline. </text:span>Furth<text:span text:style-name="T95">ermore, Turior found the ICM to decrease with frequency and amplitude modulation in simulations </text:span><text:reference-mark-start text:name="ADDIN CSL_CITATION {&quot;mendeley&quot;: {&quot;formattedCitation&quot;: &quot;(Turior et al., 2013)&quot;, &quot;plainTextFormattedCitation&quot;: &quot;(Turior et al., 2013)&quot;, &quot;previouslyFormattedCitation&quot;: &quot;(Turior et al., 2013)&quot;}, &quot;schema&quot;: &quot;https://github.com/citation-style-language/schema/raw/master/csl-citation.json&quot;, &quot;citationItems&quot;: [{&quot;itemData&quot;: {&quot;volume&quot;: &quot;39&quot;, &quot;container-title&quot;: &quot;ScienceAsia&quot;, &quot;issue&quot;: &quot;3&quot;, &quot;DOI&quot;: &quot;10.2306/scienceasia1513-1874.2013.39.265&quot;, &quot;type&quot;: &quot;article-journal&quot;, &quot;issued&quot;: {&quot;date-parts&quot;: [[&quot;2013&quot;]]}, &quot;abstract&quot;: &quot;The clinical recognition of abnormal retinal tortuosity enables the diagnosis of many diseases. Tortuosity is often interpreted as points of high curvature of the blood vessel along certain segments. Quantitative measures proposed so far depend on or are functions of the curvature of the vessel axis. In this paper, we propose a parallel algorithm to quantify retinal vessel tortuosity using a robust metric based on the curvature calculated from an improved chain code algorithm. We suggest that the tortuosity evaluation depends not only on the accuracy of curvature determination, but primarily on the precise determination of the region of support. The region of support, and hence the corresponding scale, was optimally selected from a quantitative experiment where it was varied from a vessel contour of two to ten pixels, before computing the curvature for each proposed metric. Scale factor optimization was based on the classification accuracy of the classifiers used, which was calculated by comparing the estimated results with ground truths from expert ophthalmologists for the integrated proposed index. We demonstrate the authenticity of the proposed metric as an indicator of changes in morphology using both simulated curves and actual vessels. The performance of each classifier is evaluated based on sensitivity, specificity, accuracy, positive predictive value, negative predictive value, and positive likelihood ratio. Our method is effective at evaluating the range of clinically relevant patterns of abnormality such as those in retinopathy of prematurity. While all the proposed metrics are sensitive to curved or kinked vessels, the integrated proposed index achieves the best sensitivity and classification rate of 97.8% and 93.6%, respectively, on 45 infant retinal images.&quot;, &quot;author&quot;: [{&quot;suffix&quot;: &quot;&quot;, &quot;parse-names&quot;: false, &quot;given&quot;: &quot;Rashmi&quot;, &quot;non-dropping-particle&quot;: &quot;&quot;, &quot;family&quot;: &quot;Turior&quot;, &quot;dropping-particle&quot;: &quot;&quot;}, {&quot;suffix&quot;: &quot;&quot;, &quot;parse-names&quot;: false, &quot;given&quot;: &quot;Danu&quot;, &quot;non-dropping-particle&quot;: &quot;&quot;, &quot;family&quot;: &quot;Onkaew&quot;, &quot;dropping-particle&quot;: &quot;&quot;}, {&quot;suffix&quot;: &quot;&quot;, &quot;parse-names&quot;: false, &quot;given&quot;: &quot;Bunyarit&quot;, &quot;non-dropping-particle&quot;: &quot;&quot;, &quot;family&quot;: &quot;Uyyanonvara&quot;, &quot;dropping-particle&quot;: &quot;&quot;}, {&quot;suffix&quot;: &quot;&quot;, &quot;parse-names&quot;: false, &quot;given&quot;: &quot;Pornthep&quot;, &quot;non-dropping-particle&quot;: &quot;&quot;, &quot;family&quot;: &quot;Chutinantvarodom&quot;, &quot;dropping-particle&quot;: &quot;&quot;}], &quot;ISBN&quot;: &quot;1513-1874&quot;, &quot;id&quot;: &quot;ITEM-1&quot;, &quot;title&quot;: &quot;Quantification and classification of retinal vessel tortuosity&quot;, &quot;page&quot;: &quot;265-277&quot;, &quot;ISSN&quot;: &quot;15131874&quot;}, &quot;id&quot;: &quot;ITEM-1&quot;, &quot;uris&quot;: [&quot;http://www.mendeley.com/documents/?uuid=0897cc48-d1ec-4cc1-bcc5-3d8e37bfc508&quot;]}], &quot;properties&quot;: {&quot;noteIndex&quot;: 0}} RNDmzr7HvWuCj"/><text:span text:style-name="T64">(Turior et al., 2013)</text:span><text:reference-mark-end text:name="ADDIN CSL_CITATION {&quot;mendeley&quot;: {&quot;formattedCitation&quot;: &quot;(Turior et al., 2013)&quot;, &quot;plainTextFormattedCitation&quot;: &quot;(Turior et al., 2013)&quot;, &quot;previouslyFormattedCitation&quot;: &quot;(Turior et al., 2013)&quot;}, &quot;schema&quot;: &quot;https://github.com/citation-style-language/schema/raw/master/csl-citation.json&quot;, &quot;citationItems&quot;: [{&quot;itemData&quot;: {&quot;volume&quot;: &quot;39&quot;, &quot;container-title&quot;: &quot;ScienceAsia&quot;, &quot;issue&quot;: &quot;3&quot;, &quot;DOI&quot;: &quot;10.2306/scienceasia1513-1874.2013.39.265&quot;, &quot;type&quot;: &quot;article-journal&quot;, &quot;issued&quot;: {&quot;date-parts&quot;: [[&quot;2013&quot;]]}, &quot;abstract&quot;: &quot;The clinical recognition of abnormal retinal tortuosity enables the diagnosis of many diseases. Tortuosity is often interpreted as points of high curvature of the blood vessel along certain segments. Quantitative measures proposed so far depend on or are functions of the curvature of the vessel axis. In this paper, we propose a parallel algorithm to quantify retinal vessel tortuosity using a robust metric based on the curvature calculated from an improved chain code algorithm. We suggest that the tortuosity evaluation depends not only on the accuracy of curvature determination, but primarily on the precise determination of the region of support. The region of support, and hence the corresponding scale, was optimally selected from a quantitative experiment where it was varied from a vessel contour of two to ten pixels, before computing the curvature for each proposed metric. Scale factor optimization was based on the classification accuracy of the classifiers used, which was calculated by comparing the estimated results with ground truths from expert ophthalmologists for the integrated proposed index. We demonstrate the authenticity of the proposed metric as an indicator of changes in morphology using both simulated curves and actual vessels. The performance of each classifier is evaluated based on sensitivity, specificity, accuracy, positive predictive value, negative predictive value, and positive likelihood ratio. Our method is effective at evaluating the range of clinically relevant patterns of abnormality such as those in retinopathy of prematurity. While all the proposed metrics are sensitive to curved or kinked vessels, the integrated proposed index achieves the best sensitivity and classification rate of 97.8% and 93.6%, respectively, on 45 infant retinal images.&quot;, &quot;author&quot;: [{&quot;suffix&quot;: &quot;&quot;, &quot;parse-names&quot;: false, &quot;given&quot;: &quot;Rashmi&quot;, &quot;non-dropping-particle&quot;: &quot;&quot;, &quot;family&quot;: &quot;Turior&quot;, &quot;dropping-particle&quot;: &quot;&quot;}, {&quot;suffix&quot;: &quot;&quot;, &quot;parse-names&quot;: false, &quot;given&quot;: &quot;Danu&quot;, &quot;non-dropping-particle&quot;: &quot;&quot;, &quot;family&quot;: &quot;Onkaew&quot;, &quot;dropping-particle&quot;: &quot;&quot;}, {&quot;suffix&quot;: &quot;&quot;, &quot;parse-names&quot;: false, &quot;given&quot;: &quot;Bunyarit&quot;, &quot;non-dropping-particle&quot;: &quot;&quot;, &quot;family&quot;: &quot;Uyyanonvara&quot;, &quot;dropping-particle&quot;: &quot;&quot;}, {&quot;suffix&quot;: &quot;&quot;, &quot;parse-names&quot;: false, &quot;given&quot;: &quot;Pornthep&quot;, &quot;non-dropping-particle&quot;: &quot;&quot;, &quot;family&quot;: &quot;Chutinantvarodom&quot;, &quot;dropping-particle&quot;: &quot;&quot;}], &quot;ISBN&quot;: &quot;1513-1874&quot;, &quot;id&quot;: &quot;ITEM-1&quot;, &quot;title&quot;: &quot;Quantification and classification of retinal vessel tortuosity&quot;, &quot;page&quot;: &quot;265-277&quot;, &quot;ISSN&quot;: &quot;15131874&quot;}, &quot;id&quot;: &quot;ITEM-1&quot;, &quot;uris&quot;: [&quot;http://www.mendeley.com/documents/?uuid=0897cc48-d1ec-4cc1-bcc5-3d8e37bfc508&quot;]}], &quot;properties&quot;: {&quot;noteIndex&quot;: 0}} RNDmzr7HvWuCj"/><text:span text:style-name="T95">⁠, whereas </text:span><text:soft-page-break/><text:span text:style-name="T95">here the ICM was found to increase for both. This could be due to different definitions of inflection point, Turior counts them as the number of twists, whereas here we follow the original method stated by Bullitt </text:span><text:reference-mark-start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lwgjZcdsPw"/><text:span text:style-name="T64">(Bullitt et al., 200</text:span><text:span text:style-name="T65">3</text:span><text:span text:style-name="T64">)</text:span><text:reference-mark-end text:name="ADDIN CSL_CITATION {&quot;mendeley&quot;: {&quot;formattedCitation&quot;: &quot;(Bullitt et al., 2008)&quot;, &quot;plainTextFormattedCitation&quot;: &quot;(Bullitt et al., 2008)&quot;, &quot;previouslyFormattedCitation&quot;: &quot;(Bullitt et al., 2008)&quot;}, &quot;schema&quot;: &quot;https://github.com/citation-style-language/schema/raw/master/csl-citation.json&quot;, &quot;citationItems&quot;: [{&quot;itemData&quot;: {&quot;volume&quot;: &quot;22&quot;, &quot;title&quot;: &quot;Images&quot;, &quot;issue&quot;: &quot;9&quot;, &quot;DOI&quot;: &quot;10.1109/TMI.2003.816964.Measuring&quot;, &quot;type&quot;: &quot;article-journal&quot;, &quot;issued&quot;: {&quot;date-parts&quot;: [[&quot;2008&quot;]]}, &quot;author&quot;: [{&quot;suffix&quot;: &quot;&quot;, &quot;parse-names&quot;: false, &quot;given&quot;: &quot;Elizabeth&quot;, &quot;non-dropping-particle&quot;: &quot;&quot;, &quot;family&quot;: &quot;Bullitt&quot;, &quot;dropping-particle&quot;: &quot;&quot;}, {&quot;suffix&quot;: &quot;&quot;, &quot;parse-names&quot;: false, &quot;given&quot;: &quot;Chapel Hill&quot;, &quot;non-dropping-particle&quot;: &quot;&quot;, &quot;family&quot;: &quot;Nc&quot;, &quot;dropping-particle&quot;: &quot;&quot;}, {&quot;suffix&quot;: &quot;&quot;, &quot;parse-names&quot;: false, &quot;given&quot;: &quot;Weili&quot;, &quot;non-dropping-particle&quot;: &quot;&quot;, &quot;family&quot;: &quot;Lin&quot;, &quot;dropping-particle&quot;: &quot;&quot;}, {&quot;suffix&quot;: &quot;&quot;, &quot;parse-names&quot;: false, &quot;given&quot;: &quot;Stephen R&quot;, &quot;non-dropping-particle&quot;: &quot;&quot;, &quot;family&quot;: &quot;Aylward&quot;, &quot;dropping-particle&quot;: &quot;&quot;}], &quot;id&quot;: &quot;ITEM-1&quot;, &quot;page&quot;: &quot;1163-1171&quot;}, &quot;id&quot;: &quot;ITEM-1&quot;, &quot;uris&quot;: [&quot;http://www.mendeley.com/documents/?uuid=b65cb010-c82d-4673-a347-7aa535e80cf7&quot;]}], &quot;properties&quot;: {&quot;noteIndex&quot;: 0}} RNDlwgjZcdsPw"/><text:span text:style-name="T95">⁠.</text:span></text:p>
      <text:p text:style-name="P25">Considering the tool was developed for use of researchers; speed, accuracy and reliability were paramount in the choice of methods. Having said this, the methods can be optimised further to increase the speed at which reliable values can be extracted from vessels. <text:span text:style-name="T75">For example</text:span>, the extraction of individual vessels could be optimized by selecting points of constant values within a volume (isosurfaces), which would reduce noise and unwanted vasculature from the centreline extraction. <text:span text:style-name="T75">This however increases code run time dramatically. </text:span>Another potentially more accurate method of segmentation is snake filling, which require user definition of a seed start point from which a surface is “filled” by a snake like algorithm to isolate specific vasculature.</text:p>
      <text:p text:style-name="P25">It has been noted that the most complete validation method would include a “ground truthing” method. Namely, hand labelling of vessel centrelines and comparisons to neurologists labels of tortuosity. This would be completed with a Jaccard or Sorensen-Dice index calculation between sets to quantify the overlap between computers extracted values and clinician labelled values of centreline and tortuosity. Another possible route of investigation would be to take MRA of artificial vessels with known projection angles, then running the images through the toolbox to test methods further. In this way comparisons could be made between phantom, artificial and real vessels, testing the reliability of the skeletisation method also. </text:p>
      <text:p text:style-name="P25">One clinical application of tortuosity is to hypertension. Something to consider is that the MRA images don’t replicate vessels exactly, they only image moving blood. The vessel walls therefore are ignored in these calculations. However, blood pressure is the pressure of blood against the vessel walls and therefore when trying to relate tortuosity to blood pressure ignoring the variability vessel wall thickness may be unwise. But as with most medical diagnosis multiple factors have to be considered.. Also, the accuracy of parameter calculations rely heavily on the accuracy of MRA images themselves, <text:span text:style-name="T29">so we require knowledge of noise in the signal and discuss how this would affect the desired parameters – </text:span><text:span text:style-name="T30">sources?</text:span><text:span text:style-name="T29">.</text:span></text:p>
      <text:p text:style-name="P25"><text:span text:style-name="T29">Another point to consider is the variability of clinician’s definitions of start-end points of vasculature – </text:span><text:span text:style-name="T30">thoughts?</text:span><text:span text:style-name="T29">.</text:span> When isolating specific vessels there may be some ambiguity.</text:p>
      <text:p text:style-name="P12">The obvious next line of investigation would be to include other measures of tortuosity quantification based on centreline analysis methods, such as curvature and total squared curvature <text:reference-mark-start text:name="ADDIN CSL_CITATION {&quot;mendeley&quot;: {&quot;formattedCitation&quot;: &quot;(Hart et al., 1999)&quot;, &quot;plainTextFormattedCitation&quot;: &quot;(Hart et al., 1999)&quot;, &quot;previouslyFormattedCitation&quot;: &quot;(Hart et al., 1999)&quot;}, &quot;schema&quot;: &quot;https://github.com/citation-style-language/schema/raw/master/csl-citation.json&quot;, &quot;citationItems&quot;: [{&quot;itemData&quot;: {&quot;volume&quot;: &quot;53&quot;, &quot;PMID&quot;: &quot;10193892&quot;, &quot;container-title&quot;: &quot;International Journal of Medical Informatics&quot;, &quot;issue&quot;: &quot;2-3&quot;, &quot;DOI&quot;: &quot;10.1016/S1386-5056(98)00163-4&quot;, &quot;type&quot;: &quot;article-journal&quot;, &quot;issued&quot;: {&quot;date-parts&quot;: [[&quot;1999&quot;]]}, &quot;abstract&quot;: &quot;Automatic measurement of blood vessel tortuosity is a useful capability for automatic ophthalmological diagnostic tools. We describe a suite of automated tortuosity measures for blood vessel segments extracted from RGB retinal images. The tortuosity measures were evaluated in two classification tasks: (1) classifying the tortuosity of blood vessel segments and (2) classifying the tortuosity of blood vessel networks. These tortuosity measures were able to achieve a classification rate of 91% for the first problem and 95% on the second problem, which confirms that they capture much of the ophthalmologists' notion of tortuosity. Finally, we discuss how the accuracy of these measures can be influence by the method used to extract the blood vessel segments.&quot;, &quot;author&quot;: [{&quot;suffix&quot;: &quot;&quot;, &quot;parse-names&quot;: false, &quot;given&quot;: &quot;William E.&quot;, &quot;non-dropping-particle&quot;: &quot;&quot;, &quot;family&quot;: &quot;Hart&quot;, &quot;dropping-particle&quot;: &quot;&quot;}, {&quot;suffix&quot;: &quot;&quot;, &quot;parse-names&quot;: false, &quot;given&quot;: &quot;Michael&quot;, &quot;non-dropping-particle&quot;: &quot;&quot;, &quot;family&quot;: &quot;Goldbaum&quot;, &quot;dropping-particle&quot;: &quot;&quot;}, {&quot;suffix&quot;: &quot;&quot;, &quot;parse-names&quot;: false, &quot;given&quot;: &quot;Brad&quot;, &quot;non-dropping-particle&quot;: &quot;&quot;, &quot;family&quot;: &quot;C\u00f4t\u00e9&quot;, &quot;dropping-particle&quot;: &quot;&quot;}, {&quot;suffix&quot;: &quot;&quot;, &quot;parse-names&quot;: false, &quot;given&quot;: &quot;Paul&quot;, &quot;non-dropping-particle&quot;: &quot;&quot;, &quot;family&quot;: &quot;Kube&quot;, &quot;dropping-particle&quot;: &quot;&quot;}, {&quot;suffix&quot;: &quot;&quot;, &quot;parse-names&quot;: false, &quot;given&quot;: &quot;Mark R.&quot;, &quot;non-dropping-particle&quot;: &quot;&quot;, &quot;family&quot;: &quot;Nelson&quot;, &quot;dropping-particle&quot;: &quot;&quot;}], &quot;ISBN&quot;: &quot;1386-5056 (Print)\\n1386-5056 (Linking)&quot;, &quot;id&quot;: &quot;ITEM-1&quot;, &quot;title&quot;: &quot;Measurement and classification of retinal vascular tortuosity&quot;, &quot;page&quot;: &quot;239-252&quot;, &quot;ISSN&quot;: &quot;13865056&quot;}, &quot;id&quot;: &quot;ITEM-1&quot;, &quot;uris&quot;: [&quot;http://www.mendeley.com/documents/?uuid=65f3d8de-38e2-4b0a-a870-c171bb413850&quot;]}], &quot;properties&quot;: {&quot;noteIndex&quot;: 0}} RND1uBKOu8vUU"/><text:span text:style-name="T67">(Hart et al., 1999)</text:span><text:reference-mark-end text:name="ADDIN CSL_CITATION {&quot;mendeley&quot;: {&quot;formattedCitation&quot;: &quot;(Hart et al., 1999)&quot;, &quot;plainTextFormattedCitation&quot;: &quot;(Hart et al., 1999)&quot;, &quot;previouslyFormattedCitation&quot;: &quot;(Hart et al., 1999)&quot;}, &quot;schema&quot;: &quot;https://github.com/citation-style-language/schema/raw/master/csl-citation.json&quot;, &quot;citationItems&quot;: [{&quot;itemData&quot;: {&quot;volume&quot;: &quot;53&quot;, &quot;PMID&quot;: &quot;10193892&quot;, &quot;container-title&quot;: &quot;International Journal of Medical Informatics&quot;, &quot;issue&quot;: &quot;2-3&quot;, &quot;DOI&quot;: &quot;10.1016/S1386-5056(98)00163-4&quot;, &quot;type&quot;: &quot;article-journal&quot;, &quot;issued&quot;: {&quot;date-parts&quot;: [[&quot;1999&quot;]]}, &quot;abstract&quot;: &quot;Automatic measurement of blood vessel tortuosity is a useful capability for automatic ophthalmological diagnostic tools. We describe a suite of automated tortuosity measures for blood vessel segments extracted from RGB retinal images. The tortuosity measures were evaluated in two classification tasks: (1) classifying the tortuosity of blood vessel segments and (2) classifying the tortuosity of blood vessel networks. These tortuosity measures were able to achieve a classification rate of 91% for the first problem and 95% on the second problem, which confirms that they capture much of the ophthalmologists' notion of tortuosity. Finally, we discuss how the accuracy of these measures can be influence by the method used to extract the blood vessel segments.&quot;, &quot;author&quot;: [{&quot;suffix&quot;: &quot;&quot;, &quot;parse-names&quot;: false, &quot;given&quot;: &quot;William E.&quot;, &quot;non-dropping-particle&quot;: &quot;&quot;, &quot;family&quot;: &quot;Hart&quot;, &quot;dropping-particle&quot;: &quot;&quot;}, {&quot;suffix&quot;: &quot;&quot;, &quot;parse-names&quot;: false, &quot;given&quot;: &quot;Michael&quot;, &quot;non-dropping-particle&quot;: &quot;&quot;, &quot;family&quot;: &quot;Goldbaum&quot;, &quot;dropping-particle&quot;: &quot;&quot;}, {&quot;suffix&quot;: &quot;&quot;, &quot;parse-names&quot;: false, &quot;given&quot;: &quot;Brad&quot;, &quot;non-dropping-particle&quot;: &quot;&quot;, &quot;family&quot;: &quot;C\u00f4t\u00e9&quot;, &quot;dropping-particle&quot;: &quot;&quot;}, {&quot;suffix&quot;: &quot;&quot;, &quot;parse-names&quot;: false, &quot;given&quot;: &quot;Paul&quot;, &quot;non-dropping-particle&quot;: &quot;&quot;, &quot;family&quot;: &quot;Kube&quot;, &quot;dropping-particle&quot;: &quot;&quot;}, {&quot;suffix&quot;: &quot;&quot;, &quot;parse-names&quot;: false, &quot;given&quot;: &quot;Mark R.&quot;, &quot;non-dropping-particle&quot;: &quot;&quot;, &quot;family&quot;: &quot;Nelson&quot;, &quot;dropping-particle&quot;: &quot;&quot;}], &quot;ISBN&quot;: &quot;1386-5056 (Print)\\n1386-5056 (Linking)&quot;, &quot;id&quot;: &quot;ITEM-1&quot;, &quot;title&quot;: &quot;Measurement and classification of retinal vascular tortuosity&quot;, &quot;page&quot;: &quot;239-252&quot;, &quot;ISSN&quot;: &quot;13865056&quot;}, &quot;id&quot;: &quot;ITEM-1&quot;, &quot;uris&quot;: [&quot;http://www.mendeley.com/documents/?uuid=65f3d8de-38e2-4b0a-a870-c171bb413850&quot;]}], &quot;properties&quot;: {&quot;noteIndex&quot;: 0}} RND1uBKOu8vUU"/><text:span text:style-name="T97">⁠. </text:span><text:span text:style-name="T49">Including other metrics, such as the discrete-derivative measure, a method based on the second differences of the positions of the vessel centreline. It quantifies tortuosity as the sum of these values divided by the sampling interval </text:span><text:reference-mark-start text:name="ADDIN CSL_CITATION {&quot;mendeley&quot;: {&quot;formattedCitation&quot;: &quot;(Diedrich et al., 2011)&quot;, &quot;plainTextFormattedCitation&quot;: &quot;(Diedrich et al., 2011)&quot;, &quot;previouslyFormattedCitation&quot;: &quot;(Diedrich et al., 2011)&quot;}, &quot;schema&quot;: &quot;https://github.com/citation-style-language/schema/raw/master/csl-citation.json&quot;, &quot;citationItems&quot;: [{&quot;itemData&quot;: {&quot;volume&quot;: &quot;12&quot;, &quot;PMID&quot;: &quot;22166145&quot;, &quot;container-title&quot;: &quot;BMC Bioinformatics&quot;, &quot;issue&quot;: &quot;Suppl 10&quot;, &quot;publisher&quot;: &quot;BioMed Central Ltd&quot;, &quot;DOI&quot;: &quot;10.1186/1471-2105-12-S10-S15&quot;, &quot;type&quot;: &quot;article-journal&quot;, &quot;issued&quot;: {&quot;date-parts&quot;: [[&quot;2011&quot;]]}, &quot;abstract&quot;: &quot;BACKGROUND: Hypertension may increase tortuosity or twistedness of arteries. We applied a centerline extraction algorithm and tortuosity metric to magnetic resonance angiography (MRA) brain images to quantitatively measure the tortuosity of arterial vessel centerlines. The most commonly used arterial tortuosity measure is the distance factor metric (DFM). This study tested a DFM based measurement's ability to detect increases in arterial tortuosity of hypertensives using existing images. Existing images presented challenges such as different resolutions which may affect the tortuosity measurement, different depths of the area imaged, and different artifacts of imaging that require filtering.\\n\\nMETHODS: The stability and accuracy of alternative centerline algorithms was validated in numerically generated models and test brain MRA data. Existing images were gathered from previous studies and clinical medical systems by manually reading electronic medical records to identify hypertensives and negatives. Images of different resolutions were interpolated to similar resolutions. Arterial tortuosity in MRA images was measured from a DFM curve and tested on numerically generated models as well as MRA images from two hypertensive and three negative control populations. Comparisons were made between different resolutions, different filters, hypertensives versus negatives, and different negative controls.\\n\\nRESULTS: In tests using numerical models of a simple helix, the measured tortuosity increased as expected with more tightly coiled helices. Interpolation reduced resolution-dependent differences in measured tortuosity. The Korean hypertensive population had significantly higher arterial tortuosity than its corresponding negative control population across multiple arteries. In addition one negative control population of different ethnicity had significantly less arterial tortuosity than the other two.\\n\\nCONCLUSIONS: Tortuosity can be compared between images of different resolutions by interpolating from lower to higher resolutions. Use of a universal negative control was not possible in this study. The method described here detected elevated arterial tortuosity in a hypertensive population compared to the negative control population and can be used to study this relation in other populations.&quot;, &quot;author&quot;: [{&quot;suffix&quot;: &quot;&quot;, &quot;parse-names&quot;: false, &quot;given&quot;: &quot;Karl T&quot;, &quot;non-dropping-particle&quot;: &quot;&quot;, &quot;family&quot;: &quot;Diedrich&quot;, &quot;dropping-particle&quot;: &quot;&quot;}, {&quot;suffix&quot;: &quot;&quot;, &quot;parse-names&quot;: false, &quot;given&quot;: &quot;John a&quot;, &quot;non-dropping-particle&quot;: &quot;&quot;, &quot;family&quot;: &quot;Roberts&quot;, &quot;dropping-particle&quot;: &quot;&quot;}, {&quot;suffix&quot;: &quot;&quot;, &quot;parse-names&quot;: false, &quot;given&quot;: &quot;Richard H&quot;, &quot;non-dropping-particle&quot;: &quot;&quot;, &quot;family&quot;: &quot;Schmidt&quot;, &quot;dropping-particle&quot;: &quot;&quot;}, {&quot;suffix&quot;: &quot;&quot;, &quot;parse-names&quot;: false, &quot;given&quot;: &quot;Chang-Ki&quot;, &quot;non-dropping-particle&quot;: &quot;&quot;, &quot;family&quot;: &quot;Kang&quot;, &quot;dropping-particle&quot;: &quot;&quot;}, {&quot;suffix&quot;: &quot;&quot;, &quot;parse-names&quot;: false, &quot;given&quot;: &quot;Zang-Hee&quot;, &quot;non-dropping-particle&quot;: &quot;&quot;, &quot;family&quot;: &quot;Cho&quot;, &quot;dropping-particle&quot;: &quot;&quot;}, {&quot;suffix&quot;: &quot;&quot;, &quot;parse-names&quot;: false, &quot;given&quot;: &quot;Dennis L&quot;, &quot;non-dropping-particle&quot;: &quot;&quot;, &quot;family&quot;: &quot;Parker&quot;, &quot;dropping-particle&quot;: &quot;&quot;}], &quot;ISBN&quot;: &quot;1471-2105&quot;, &quot;id&quot;: &quot;ITEM-1&quot;, &quot;title&quot;: &quot;Validation of an arterial tortuosity measure with application to hypertension collection of clinical hypertensive patients&quot;, &quot;page&quot;: &quot;S15&quot;, &quot;ISSN&quot;: &quot;1471-2105&quot;}, &quot;id&quot;: &quot;ITEM-1&quot;, &quot;uris&quot;: [&quot;http://www.mendeley.com/documents/?uuid=aeb0c346-1dc1-46db-84d8-0ce20a651a70&quot;]}], &quot;properties&quot;: {&quot;noteIndex&quot;: 0}} RNDmYsIYYIwbc"/><text:span text:style-name="T60">(Diedrich et al., 2011)</text:span><text:reference-mark-end text:name="ADDIN CSL_CITATION {&quot;mendeley&quot;: {&quot;formattedCitation&quot;: &quot;(Diedrich et al., 2011)&quot;, &quot;plainTextFormattedCitation&quot;: &quot;(Diedrich et al., 2011)&quot;, &quot;previouslyFormattedCitation&quot;: &quot;(Diedrich et al., 2011)&quot;}, &quot;schema&quot;: &quot;https://github.com/citation-style-language/schema/raw/master/csl-citation.json&quot;, &quot;citationItems&quot;: [{&quot;itemData&quot;: {&quot;volume&quot;: &quot;12&quot;, &quot;PMID&quot;: &quot;22166145&quot;, &quot;container-title&quot;: &quot;BMC Bioinformatics&quot;, &quot;issue&quot;: &quot;Suppl 10&quot;, &quot;publisher&quot;: &quot;BioMed Central Ltd&quot;, &quot;DOI&quot;: &quot;10.1186/1471-2105-12-S10-S15&quot;, &quot;type&quot;: &quot;article-journal&quot;, &quot;issued&quot;: {&quot;date-parts&quot;: [[&quot;2011&quot;]]}, &quot;abstract&quot;: &quot;BACKGROUND: Hypertension may increase tortuosity or twistedness of arteries. We applied a centerline extraction algorithm and tortuosity metric to magnetic resonance angiography (MRA) brain images to quantitatively measure the tortuosity of arterial vessel centerlines. The most commonly used arterial tortuosity measure is the distance factor metric (DFM). This study tested a DFM based measurement's ability to detect increases in arterial tortuosity of hypertensives using existing images. Existing images presented challenges such as different resolutions which may affect the tortuosity measurement, different depths of the area imaged, and different artifacts of imaging that require filtering.\\n\\nMETHODS: The stability and accuracy of alternative centerline algorithms was validated in numerically generated models and test brain MRA data. Existing images were gathered from previous studies and clinical medical systems by manually reading electronic medical records to identify hypertensives and negatives. Images of different resolutions were interpolated to similar resolutions. Arterial tortuosity in MRA images was measured from a DFM curve and tested on numerically generated models as well as MRA images from two hypertensive and three negative control populations. Comparisons were made between different resolutions, different filters, hypertensives versus negatives, and different negative controls.\\n\\nRESULTS: In tests using numerical models of a simple helix, the measured tortuosity increased as expected with more tightly coiled helices. Interpolation reduced resolution-dependent differences in measured tortuosity. The Korean hypertensive population had significantly higher arterial tortuosity than its corresponding negative control population across multiple arteries. In addition one negative control population of different ethnicity had significantly less arterial tortuosity than the other two.\\n\\nCONCLUSIONS: Tortuosity can be compared between images of different resolutions by interpolating from lower to higher resolutions. Use of a universal negative control was not possible in this study. The method described here detected elevated arterial tortuosity in a hypertensive population compared to the negative control population and can be used to study this relation in other populations.&quot;, &quot;author&quot;: [{&quot;suffix&quot;: &quot;&quot;, &quot;parse-names&quot;: false, &quot;given&quot;: &quot;Karl T&quot;, &quot;non-dropping-particle&quot;: &quot;&quot;, &quot;family&quot;: &quot;Diedrich&quot;, &quot;dropping-particle&quot;: &quot;&quot;}, {&quot;suffix&quot;: &quot;&quot;, &quot;parse-names&quot;: false, &quot;given&quot;: &quot;John a&quot;, &quot;non-dropping-particle&quot;: &quot;&quot;, &quot;family&quot;: &quot;Roberts&quot;, &quot;dropping-particle&quot;: &quot;&quot;}, {&quot;suffix&quot;: &quot;&quot;, &quot;parse-names&quot;: false, &quot;given&quot;: &quot;Richard H&quot;, &quot;non-dropping-particle&quot;: &quot;&quot;, &quot;family&quot;: &quot;Schmidt&quot;, &quot;dropping-particle&quot;: &quot;&quot;}, {&quot;suffix&quot;: &quot;&quot;, &quot;parse-names&quot;: false, &quot;given&quot;: &quot;Chang-Ki&quot;, &quot;non-dropping-particle&quot;: &quot;&quot;, &quot;family&quot;: &quot;Kang&quot;, &quot;dropping-particle&quot;: &quot;&quot;}, {&quot;suffix&quot;: &quot;&quot;, &quot;parse-names&quot;: false, &quot;given&quot;: &quot;Zang-Hee&quot;, &quot;non-dropping-particle&quot;: &quot;&quot;, &quot;family&quot;: &quot;Cho&quot;, &quot;dropping-particle&quot;: &quot;&quot;}, {&quot;suffix&quot;: &quot;&quot;, &quot;parse-names&quot;: false, &quot;given&quot;: &quot;Dennis L&quot;, &quot;non-dropping-particle&quot;: &quot;&quot;, &quot;family&quot;: &quot;Parker&quot;, &quot;dropping-particle&quot;: &quot;&quot;}], &quot;ISBN&quot;: &quot;1471-2105&quot;, &quot;id&quot;: &quot;ITEM-1&quot;, &quot;title&quot;: &quot;Validation of an arterial tortuosity measure with application to hypertension collection of clinical hypertensive patients&quot;, &quot;page&quot;: &quot;S15&quot;, &quot;ISSN&quot;: &quot;1471-2105&quot;}, &quot;id&quot;: &quot;ITEM-1&quot;, &quot;uris&quot;: [&quot;http://www.mendeley.com/documents/?uuid=aeb0c346-1dc1-46db-84d8-0ce20a651a70&quot;]}], &quot;properties&quot;: {&quot;noteIndex&quot;: 0}} RNDmYsIYYIwbc"/><text:span text:style-name="T49">⁠. Also the total square curvature, which has been shown to match clinical definitions of tortuosity</text:span><text:reference-mark-start text:name="ADDIN CSL_CITATION {&quot;mendeley&quot;: {&quot;formattedCitation&quot;: &quot;(Hart et al., 1999)&quot;, &quot;plainTextFormattedCitation&quot;: &quot;(Hart et al., 1999)&quot;, &quot;previouslyFormattedCitation&quot;: &quot;(Hart et al., 1999)&quot;}, &quot;schema&quot;: &quot;https://github.com/citation-style-language/schema/raw/master/csl-citation.json&quot;, &quot;citationItems&quot;: [{&quot;itemData&quot;: {&quot;volume&quot;: &quot;53&quot;, &quot;PMID&quot;: &quot;10193892&quot;, &quot;container-title&quot;: &quot;International Journal of Medical Informatics&quot;, &quot;issue&quot;: &quot;2-3&quot;, &quot;DOI&quot;: &quot;10.1016/S1386-5056(98)00163-4&quot;, &quot;type&quot;: &quot;article-journal&quot;, &quot;issued&quot;: {&quot;date-parts&quot;: [[&quot;1999&quot;]]}, &quot;abstract&quot;: &quot;Automatic measurement of blood vessel tortuosity is a useful capability for automatic ophthalmological diagnostic tools. We describe a suite of automated tortuosity measures for blood vessel segments extracted from RGB retinal images. The tortuosity measures were evaluated in two classification tasks: (1) classifying the tortuosity of blood vessel segments and (2) classifying the tortuosity of blood vessel networks. These tortuosity measures were able to achieve a classification rate of 91% for the first problem and 95% on the second problem, which confirms that they capture much of the ophthalmologists' notion of tortuosity. Finally, we discuss how the accuracy of these measures can be influence by the method used to extract the blood vessel segments.&quot;, &quot;author&quot;: [{&quot;suffix&quot;: &quot;&quot;, &quot;parse-names&quot;: false, &quot;given&quot;: &quot;William E.&quot;, &quot;non-dropping-particle&quot;: &quot;&quot;, &quot;family&quot;: &quot;Hart&quot;, &quot;dropping-particle&quot;: &quot;&quot;}, {&quot;suffix&quot;: &quot;&quot;, &quot;parse-names&quot;: false, &quot;given&quot;: &quot;Michael&quot;, &quot;non-dropping-particle&quot;: &quot;&quot;, &quot;family&quot;: &quot;Goldbaum&quot;, &quot;dropping-particle&quot;: &quot;&quot;}, {&quot;suffix&quot;: &quot;&quot;, &quot;parse-names&quot;: false, &quot;given&quot;: &quot;Brad&quot;, &quot;non-dropping-particle&quot;: &quot;&quot;, &quot;family&quot;: &quot;C\u00f4t\u00e9&quot;, &quot;dropping-particle&quot;: &quot;&quot;}, {&quot;suffix&quot;: &quot;&quot;, &quot;parse-names&quot;: false, &quot;given&quot;: &quot;Paul&quot;, &quot;non-dropping-particle&quot;: &quot;&quot;, &quot;family&quot;: &quot;Kube&quot;, &quot;dropping-particle&quot;: &quot;&quot;}, {&quot;suffix&quot;: &quot;&quot;, &quot;parse-names&quot;: false, &quot;given&quot;: &quot;Mark R.&quot;, &quot;non-dropping-particle&quot;: &quot;&quot;, &quot;family&quot;: &quot;Nelson&quot;, &quot;dropping-particle&quot;: &quot;&quot;}], &quot;ISBN&quot;: &quot;1386-5056 (Print)\\n1386-5056 (Linking)&quot;, &quot;id&quot;: &quot;ITEM-1&quot;, &quot;title&quot;: &quot;Measurement and classification of retinal vascular tortuosity&quot;, &quot;page&quot;: &quot;239-252&quot;, &quot;ISSN&quot;: &quot;13865056&quot;}, &quot;id&quot;: &quot;ITEM-1&quot;, &quot;uris&quot;: [&quot;http://www.mendeley.com/documents/?uuid=65f3d8de-38e2-4b0a-a870-c171bb413850&quot;]}], &quot;properties&quot;: {&quot;noteIndex&quot;: 0}} RNDTB7mPzyhob"/><text:span text:style-name="T60">(Hart et al., 1999)</text:span><text:reference-mark-end text:name="ADDIN CSL_CITATION {&quot;mendeley&quot;: {&quot;formattedCitation&quot;: &quot;(Hart et al., 1999)&quot;, &quot;plainTextFormattedCitation&quot;: &quot;(Hart et al., 1999)&quot;, &quot;previouslyFormattedCitation&quot;: &quot;(Hart et al., 1999)&quot;}, &quot;schema&quot;: &quot;https://github.com/citation-style-language/schema/raw/master/csl-citation.json&quot;, &quot;citationItems&quot;: [{&quot;itemData&quot;: {&quot;volume&quot;: &quot;53&quot;, &quot;PMID&quot;: &quot;10193892&quot;, &quot;container-title&quot;: &quot;International Journal of Medical Informatics&quot;, &quot;issue&quot;: &quot;2-3&quot;, &quot;DOI&quot;: &quot;10.1016/S1386-5056(98)00163-4&quot;, &quot;type&quot;: &quot;article-journal&quot;, &quot;issued&quot;: {&quot;date-parts&quot;: [[&quot;1999&quot;]]}, &quot;abstract&quot;: &quot;Automatic measurement of blood vessel tortuosity is a useful capability for automatic ophthalmological diagnostic tools. We describe a suite of automated tortuosity measures for blood vessel segments extracted from RGB retinal images. The tortuosity measures were evaluated in two classification tasks: (1) classifying the tortuosity of blood vessel segments and (2) classifying the tortuosity of blood vessel networks. These tortuosity measures were able to achieve a classification rate of 91% for the first problem and 95% on the second problem, which confirms that they capture much of the ophthalmologists' notion of tortuosity. Finally, we discuss how the accuracy of these measures can be influence by the method used to extract the blood vessel segments.&quot;, &quot;author&quot;: [{&quot;suffix&quot;: &quot;&quot;, &quot;parse-names&quot;: false, &quot;given&quot;: &quot;William E.&quot;, &quot;non-dropping-particle&quot;: &quot;&quot;, &quot;family&quot;: &quot;Hart&quot;, &quot;dropping-particle&quot;: &quot;&quot;}, {&quot;suffix&quot;: &quot;&quot;, &quot;parse-names&quot;: false, &quot;given&quot;: &quot;Michael&quot;, &quot;non-dropping-particle&quot;: &quot;&quot;, &quot;family&quot;: &quot;Goldbaum&quot;, &quot;dropping-particle&quot;: &quot;&quot;}, {&quot;suffix&quot;: &quot;&quot;, &quot;parse-names&quot;: false, &quot;given&quot;: &quot;Brad&quot;, &quot;non-dropping-particle&quot;: &quot;&quot;, &quot;family&quot;: &quot;C\u00f4t\u00e9&quot;, &quot;dropping-particle&quot;: &quot;&quot;}, {&quot;suffix&quot;: &quot;&quot;, &quot;parse-names&quot;: false, &quot;given&quot;: &quot;Paul&quot;, &quot;non-dropping-particle&quot;: &quot;&quot;, &quot;family&quot;: &quot;Kube&quot;, &quot;dropping-particle&quot;: &quot;&quot;}, {&quot;suffix&quot;: &quot;&quot;, &quot;parse-names&quot;: false, &quot;given&quot;: &quot;Mark R.&quot;, &quot;non-dropping-particle&quot;: &quot;&quot;, &quot;family&quot;: &quot;Nelson&quot;, &quot;dropping-particle&quot;: &quot;&quot;}], &quot;ISBN&quot;: &quot;1386-5056 (Print)\\n1386-5056 (Linking)&quot;, &quot;id&quot;: &quot;ITEM-1&quot;, &quot;title&quot;: &quot;Measurement and classification of retinal vascular tortuosity&quot;, &quot;page&quot;: &quot;239-252&quot;, &quot;ISSN&quot;: &quot;13865056&quot;}, &quot;id&quot;: &quot;ITEM-1&quot;, &quot;uris&quot;: [&quot;http://www.mendeley.com/documents/?uuid=65f3d8de-38e2-4b0a-a870-c171bb413850&quot;]}], &quot;properties&quot;: {&quot;noteIndex&quot;: 0}} RNDTB7mPzyhob"/><text:span text:style-name="T49">⁠</text:span><text:span text:style-name="T41">, </text:span><text:span text:style-name="T49">a measure defined as the integral of the square curvature of the vessel centreline.</text:span></text:p>
      <text:p text:style-name="P25"><text:span text:style-name="T97">Beyond these measures of centreline curvature it has been investigated that the thickness of the vessel at various points along its curve may contribute to tortuosity</text:span><text:reference-mark-start text:name="ADDIN CSL_CITATION {&quot;mendeley&quot;: {&quot;formattedCitation&quot;: &quot;(Marchenko et al., 2010)&quot;, &quot;plainTextFormattedCitation&quot;: &quot;(Marchenko et al., 2010)&quot;, &quot;previouslyFormattedCitation&quot;: &quot;(Marchenko et al., 2010)&quot;}, &quot;schema&quot;: &quot;https://github.com/citation-style-language/schema/raw/master/csl-citation.json&quot;, &quot;citationItems&quot;: [{&quot;itemData&quot;: {&quot;volume&quot;: &quot;23&quot;, &quot;PMID&quot;: &quot;19350326&quot;, &quot;container-title&quot;: &quot;Journal of Digital Imaging&quot;, &quot;issue&quot;: &quot;4&quot;, &quot;DOI&quot;: &quot;10.1007/s10278-009-9194-8&quot;, &quot;type&quot;: &quot;article-journal&quot;, &quot;issued&quot;: {&quot;date-parts&quot;: [[&quot;2010&quot;]]}, &quot;abstract&quot;: &quot;Modern imaging techniques are able to generate high-resolution multimodal angiographic scans. The analysis of vasculature using numerous 2D tomographic images is time consuming and tedious, while 3D modeling and visualization enable presentation of the vasculature in a more convenient and intuitive way. This calls for development of interactive tools facilitating processing of angiographic scans and enabling creation, editing, and manipulation of 3D vascular models. Our objective is to develop a vascular editor (VE) which provides a suitable environment for experts to create and manipulate 3D vascular models correlated with surrounding anatomy. The architecture, functionality, and user interface of the VE are presented. The VE includes numerous interactive tools for building a vascular model from multimodal angiographic scans, editing, labeling, and manipulation of the resulting 3D model. It also provides comprehensive tools for vessel visualization, correlation of 2D and 3D representations, and tracing of small vessels of subpixel size. Education, research, and clinical applications of the VE are discussed, including the atlas of cerebral vasculature. To our best knowledge, there are no other systems offering similar functionality as the VE does.&quot;, &quot;author&quot;: [{&quot;suffix&quot;: &quot;&quot;, &quot;parse-names&quot;: false, &quot;given&quot;: &quot;Yevgen&quot;, &quot;non-dropping-particle&quot;: &quot;&quot;, &quot;family&quot;: &quot;Marchenko&quot;, &quot;dropping-particle&quot;: &quot;&quot;}, {&quot;suffix&quot;: &quot;&quot;, &quot;parse-names&quot;: false, &quot;given&quot;: &quot;Ihar&quot;, &quot;non-dropping-particle&quot;: &quot;&quot;, &quot;family&quot;: &quot;Volkau&quot;, &quot;dropping-particle&quot;: &quot;&quot;}, {&quot;suffix&quot;: &quot;&quot;, &quot;parse-names&quot;: false, &quot;given&quot;: &quot;Wieslaw L.&quot;, &quot;non-dropping-particle&quot;: &quot;&quot;, &quot;family&quot;: &quot;Nowinski&quot;, &quot;dropping-particle&quot;: &quot;&quot;}], &quot;ISBN&quot;: &quot;1027800991948&quot;, &quot;id&quot;: &quot;ITEM-1&quot;, &quot;title&quot;: &quot;Vascular editor: From angiographic images to 3D vascular models&quot;, &quot;page&quot;: &quot;386-398&quot;, &quot;ISSN&quot;: &quot;08971889&quot;}, &quot;id&quot;: &quot;ITEM-1&quot;, &quot;uris&quot;: [&quot;http://www.mendeley.com/documents/?uuid=d5db4be9-15b0-44c5-8b65-d2fdd588d80f&quot;]}], &quot;properties&quot;: {&quot;noteIndex&quot;: 0}} RNDVVrOU7OoIn"/><text:span text:style-name="T67">(Marchenko et al., 2010)</text:span><text:reference-mark-end text:name="ADDIN CSL_CITATION {&quot;mendeley&quot;: {&quot;formattedCitation&quot;: &quot;(Marchenko et al., 2010)&quot;, &quot;plainTextFormattedCitation&quot;: &quot;(Marchenko et al., 2010)&quot;, &quot;previouslyFormattedCitation&quot;: &quot;(Marchenko et al., 2010)&quot;}, &quot;schema&quot;: &quot;https://github.com/citation-style-language/schema/raw/master/csl-citation.json&quot;, &quot;citationItems&quot;: [{&quot;itemData&quot;: {&quot;volume&quot;: &quot;23&quot;, &quot;PMID&quot;: &quot;19350326&quot;, &quot;container-title&quot;: &quot;Journal of Digital Imaging&quot;, &quot;issue&quot;: &quot;4&quot;, &quot;DOI&quot;: &quot;10.1007/s10278-009-9194-8&quot;, &quot;type&quot;: &quot;article-journal&quot;, &quot;issued&quot;: {&quot;date-parts&quot;: [[&quot;2010&quot;]]}, &quot;abstract&quot;: &quot;Modern imaging techniques are able to generate high-resolution multimodal angiographic scans. The analysis of vasculature using numerous 2D tomographic images is time consuming and tedious, while 3D modeling and visualization enable presentation of the vasculature in a more convenient and intuitive way. This calls for development of interactive tools facilitating processing of angiographic scans and enabling creation, editing, and manipulation of 3D vascular models. Our objective is to develop a vascular editor (VE) which provides a suitable environment for experts to create and manipulate 3D vascular models correlated with surrounding anatomy. The architecture, functionality, and user interface of the VE are presented. The VE includes numerous interactive tools for building a vascular model from multimodal angiographic scans, editing, labeling, and manipulation of the resulting 3D model. It also provides comprehensive tools for vessel visualization, correlation of 2D and 3D representations, and tracing of small vessels of subpixel size. Education, research, and clinical applications of the VE are discussed, including the atlas of cerebral vasculature. To our best knowledge, there are no other systems offering similar functionality as the VE does.&quot;, &quot;author&quot;: [{&quot;suffix&quot;: &quot;&quot;, &quot;parse-names&quot;: false, &quot;given&quot;: &quot;Yevgen&quot;, &quot;non-dropping-particle&quot;: &quot;&quot;, &quot;family&quot;: &quot;Marchenko&quot;, &quot;dropping-particle&quot;: &quot;&quot;}, {&quot;suffix&quot;: &quot;&quot;, &quot;parse-names&quot;: false, &quot;given&quot;: &quot;Ihar&quot;, &quot;non-dropping-particle&quot;: &quot;&quot;, &quot;family&quot;: &quot;Volkau&quot;, &quot;dropping-particle&quot;: &quot;&quot;}, {&quot;suffix&quot;: &quot;&quot;, &quot;parse-names&quot;: false, &quot;given&quot;: &quot;Wieslaw L.&quot;, &quot;non-dropping-particle&quot;: &quot;&quot;, &quot;family&quot;: &quot;Nowinski&quot;, &quot;dropping-particle&quot;: &quot;&quot;}], &quot;ISBN&quot;: &quot;1027800991948&quot;, &quot;id&quot;: &quot;ITEM-1&quot;, &quot;title&quot;: &quot;Vascular editor: From angiographic images to 3D vascular models&quot;, &quot;page&quot;: &quot;386-398&quot;, &quot;ISSN&quot;: &quot;08971889&quot;}, &quot;id&quot;: &quot;ITEM-1&quot;, &quot;uris&quot;: [&quot;http://www.mendeley.com/documents/?uuid=d5db4be9-15b0-44c5-8b65-d2fdd588d80f&quot;]}], &quot;properties&quot;: {&quot;noteIndex&quot;: 0}} RNDVVrOU7OoIn"/><text:span text:style-name="T97">⁠. As</text:span> such the phantom toolbox could be expanded to generate 3D vessels, with defined wall <text:span text:style-name="T75">thickness’</text:span>, to test this against previous measures and compare.</text:p>
      <text:p text:style-name="P12"><text:span text:style-name="T33">7. </text:span><text:span text:style-name="T36">1. </text:span><text:span text:style-name="T33">Conclusions</text:span><text:span text:style-name="T2"><text:line-break/></text:span><text:span text:style-name="T1">TQTV in conjunction with the simulated vessel centreline tool provide a rigorous platform for tortuosity experimentation. As there are few human cerebral tortuosity studies to compare to, further work is required to validate findings. </text:span><text:span text:style-name="T19">Expand</text:span></text:p>
      <text:p text:style-name="P12"><text:span text:style-name="T36">8</text:span><text:span text:style-name="T33">.</text:span><text:span text:style-name="T36">1</text:span><text:span text:style-name="T33"> Acknowledgements </text:span><text:bookmark text:name="_Toc409724566"/><text:span text:style-name="T33"><text:line-break/></text:span>Many thanks to the users of Mathworks forums for the discussions about Matlab problems.</text:p>
      <text:h text:style-name="P57" text:outline-level="1"><text:soft-page-break/><text:span text:style-name="T113">9.1. </text:span>Works Cited</text:h>
      <text:section text:style-name="Sect1" text:name="ADDIN Mendeley Bibliography CSL_BIBLIOGRAPHY  RND8XqqhW6Rln">
        <text:p text:style-name="P37">Bullitt, E., Aylward, S.R., Van Dyke, T., Lin, W., 2007. Computer-assisted measurement of vessel shape from 3T magnetic resonance angiography of mouse brain. Methods 43, 29–34. doi:10.1016/j.ymeth.2007.03.009</text:p>
        <text:p text:style-name="P38"><text:span text:style-name="T115">Bullitt, E., Nc, C.H., Lin, W., Aylward, S.R., 200</text:span><text:span text:style-name="T116">3</text:span><text:span text:style-name="T115">. </text:span><text:span text:style-name="T61">Measuring tortuosity of the intracerebral vasculature from MRA images. </text:span><text:span text:style-name="T115">Images 22, 1163–1171. doi:10.1109/TMI.2003.816964.Measuring</text:span></text:p>
        <text:p text:style-name="P37">Desai, B., Toole, J.F., n.d. Kinks, coils, and carotids: a review. Stroke. 6, 649–653. doi:10.1161/01.STR.6.6.649</text:p>
        <text:p text:style-name="P37">Diedrich, K.T., Roberts, J. a, Schmidt, R.H., Kang, C.-K., Cho, Z.-H., Parker, D.L., 2011. Validation of an arterial tortuosity measure with application to hypertension collection of clinical hypertensive patients. BMC Bioinformatics 12, S15. doi:10.1186/1471-2105-12-S10-S15</text:p>
        <text:p text:style-name="P37">Gávez, A., Iglesias, A., Cobo, A., Puig-Pey, J., Espinola, J., 2007. Bézier Curve and Surface Fitting of 3D Point Clouds Through Genetic Algorithms , Functional Networks and Least-Squares Approximation. Popul. (English Ed. 680–693.</text:p>
        <text:p text:style-name="P37">Geometric Analysis | vmtk - the Vascular Modelling Toolkit [WWW Document], n.d. URL http://www.vmtk.org/tutorials/GeometricAnalysis.html (accessed 8.6.15).</text:p>
        <text:p text:style-name="P37">Hart, W.E., Goldbaum, M., Côté, B., Kube, P., Nelson, M.R., 1999. Measurement and classification of retinal vascular tortuosity. Int. J. Med. Inform. 53, 239–252. doi:10.1016/S1386-5056(98)00163-4</text:p>
        <text:p text:style-name="P37">Helmberger, M., Pienn, M., Urschler, M., Kullnig, P., Stollberger, R., Kovacs, G., Olschewski, A., Olschewski, H., Bálint, Z., 2014. Quantification of tortuosity and fractal dimension of the lung vessels in pulmonary hypertension patients. PLoS One 9. doi:10.1371/journal.pone.0087515</text:p>
        <text:p text:style-name="P37">interparc - File Exchange - MATLAB Central [WWW Document], n.d. URL http://www.mathworks.com/matlabcentral/fileexchange/34874-interparc (accessed 8.6.15).</text:p>
        <text:p text:style-name="P37">Jiang, G., Gu, L., 2005. An automatic and fast centerline extraction algorithm for virtual colonoscopy. Conf. Proc. IEEE Eng. Med. Biol. Soc. 5, 5149–5152. doi:10.1109/IEMBS.2005.1615636</text:p>
        <text:p text:style-name="P37">Kerschnitzki, M., Kollmannsberger, P., Burghammer, M., Duda, G.N., Weinkamer, R., Wagermaier, W., Fratzl, P., 2013. Architecture of the osteocyte network correlates with bone material quality. J. Bone Miner. Res. 28, 1837–1845. doi:10.1002/jbmr.1927</text:p>
        <text:p text:style-name="P37">Lee, T.-C., Kashyap, R.L., Chu, C.-N., 1994. Building Skeleton Models via 3-D Medial Surface/Axis Thinning Algorithms.</text:p>
        <text:p text:style-name="P37">Maddah, M., Soltanian-Zadeh, H., Afzali-Kusha, A., Shahrokni, A., Zhang, Z.G., 2005. Three-dimensional analysis of complex branching vessels in confocal microscopy images. Comput. Med. Imaging Graph. 29, 487–498. doi:10.1016/j.compmedimag.2005.03.001</text:p>
        <text:p text:style-name="P37">Marchenko, Y., Volkau, I., Nowinski, W.L., 2010. Vascular editor: From angiographic images to 3D vascular models. J. Digit. Imaging 23, 386–398. doi:10.1007/s10278-009-9194-8</text:p>
        <text:p text:style-name="P37">Popa-Wagner, A., Buga, A.-M., Turner, R.C., Rosen, C.L., Toescu, E., 2012. Cerebrovascular disorders: role of aging. J. Aging Res. 2012, 128146. doi:10.1155/2012/128146</text:p>
        <text:p text:style-name="P37">Rashmi Turior Pornthep Chutinantvarodom, B.U., 2012. Automatic Tortuosity Classification Using Machine Learning Approach 244, 3143–3147. doi:10.4028/www.scientific.net/AMM.241-244.3143</text:p>
        <text:p text:style-name="P37">Savitzky, A., Golay, M.J.E., 1964. Smoothing and Differentiation of Data by Simplified Least Squares <text:soft-page-break/>Procedures. Anal. Chem. 36, 1627–1639. doi:10.1021/ac60214a047</text:p>
        <text:p text:style-name="P37">Savitzky-Golay filtering - MATLAB sgolayfilt - MathWorks United Kingdom [WWW Document], n.d. URL http://uk.mathworks.com/help/signal/ref/sgolayfilt.html?refresh=true (accessed 8.6.15).</text:p>
        <text:p text:style-name="P37">Seaman, M.E., Peirce, S.M., Kelly, K., 2011. Rapid analysis of vessel elements (RAVE): A tool for studying Physiologic, Pathologic and Tumor Angiogenesis. PLoS One 6. doi:10.1371/journal.pone.0020807</text:p>
        <text:p text:style-name="P37">TubeTK [WWW Document], n.d. URL http://www.tubetk.org/ (accessed 8.6.15).</text:p>
        <text:p text:style-name="P37">Turior, R., 2012. Curvature-based Tortuosity Evaluation for Infant Retinal Images 2, 9–18.</text:p>
        <text:p text:style-name="P37">Turior, R., Onkaew, D., Uyyanonvara, B., Chutinantvarodom, P., 2013. Quantification and classification of retinal vessel tortuosity. ScienceAsia 39, 265–277. doi:10.2306/scienceasia1513-1874.2013.39.265</text:p>
        <text:p text:style-name="P13"/>
      </text:section>
      <table:table table:name="Table6" table:style-name="Table6">
        <table:table-column table:style-name="Table6.A"/>
        <table:table-column table:style-name="Table6.B"/>
        <table:table-row>
          <table:table-cell office:value-type="string">
            <text:p text:style-name="P2">12.</text:p>
          </table:table-cell>
          <table:table-cell office:value-type="string">
            <text:p text:style-name="P1">C. R. Thore, J. A. A. D. M. M. V. R. C. M. C. M. a. W. R. B., <text:span text:style-name="T62">Morphometric analysis of arteriolar tortuoisty in human cerebral white matter of preterm, young and aged subjects</text:span>. <text:span text:style-name="T31">Journal of Neuropathology and Experimental Neurology</text:span>, 337-345 (2007).</text:p>
          </table:table-cell>
        </table:table-row>
        <table:table-row>
          <table:table-cell office:value-type="string">
            <text:p text:style-name="P2">18.</text:p>
          </table:table-cell>
          <table:table-cell office:value-type="string">
            <text:p text:style-name="P1">Leslie Verscheure, L. P. V. L. T. A.-S. D. M. V. S. M., <text:span text:style-name="T62">Dijkstra's Algorithm Applied to 3D Skeletonization of the Brain Vascular Tree: Evaluation and Application to Symbolic Description</text:span>. <text:span text:style-name="T31">Eng Med Biol Soc</text:span>, 3081-3084 (2010).</text:p>
          </table:table-cell>
        </table:table-row>
      </table:table>
      <text:p text:style-name="P22"/>
      <text:p text:style-name="P21"><text:span text:style-name="T113">10</text:span>.<text:span text:style-name="T113">1</text:span> Vitae</text:p>
      <text:p text:style-name="P25"><text:span text:style-name="T1">William Baker Morrison completed a masters in physics from Cardiff University in 2014, </text:span><text:span text:style-name="T18">with a project in </text:span><text:span text:style-name="T1">quantitative MRI, he then worked with Bristol University on this Project. He </text:span><text:span text:style-name="T18">is currently working at TU Berlin.</text:span><text:span text:style-name="T1"><text:line-break/><text:line-break/></text:span><text:span text:style-name="T14">Emma Hart is a British Heart Foundation Intermediate Research Fellow at Bristol University. Prior to this, she held a </text:span><text:span text:style-name="T15">post-doctoral</text:span><text:span text:style-name="T14"> position at Mayo Clinic, Department of Anaesthesiology in Rochester, US for 4 years.</text:span></text:p>
      <text:p text:style-name="P24"><text:span text:style-name="T111">Funding: </text:span>This research did not receive any specific grant from funding agencies in the public, commercial, or not-for-profit sectors. </text:p>
      <text:p text:style-name="P36">To do on the Paper</text:p>
      <text:list xml:id="list5789418632754637707" text:style-name="L1">
        <text:list-item>
          <text:p text:style-name="P48">Error in sum of angles calculation ( Ignore torsional angle)</text:p>
        </text:list-item>
        <text:list-item>
          <text:p text:style-name="P48">Error calculations (SOAM and ICM)</text:p>
        </text:list-item>
        <text:list-item>
          <text:p text:style-name="P47">Explore scalability of metrics (simulated)</text:p>
        </text:list-item>
        <text:list-item>
          <text:p text:style-name="P49">Laplace metric?</text:p>
        </text:list-item>
      </text:list>
      <text:p text:style-name="Text_20_body"><text:span text:style-name="T80">Extra Resources</text:span><text:span text:style-name="T79"><text:line-break/></text:span><text:a xlink:type="simple" xlink:href="http://chenlab.ece.cornell.edu/Publication/Cha/icip01_Cha.pdf" text:style-name="Internet_20_link" text:visited-style-name="Visited_20_Internet_20_Link"><text:span text:style-name="T79">http://chenlab.ece.cornell.edu/Publication/Cha/icip01_Cha.pdf</text:span></text:a><text:span text:style-name="T79"><text:line-break/></text:span><text:a xlink:type="simple" xlink:href="http://www.sciencedirect.com/science/article/pii/S0895611110001096" text:style-name="Internet_20_link" text:visited-style-name="Visited_20_Internet_20_Link"><text:span text:style-name="T79">http://www.sciencedirect.com/science/article/pii/S0895611110001096</text:span></text:a><text:span text:style-name="T79"><text:line-break/>Triangulation based volume calculation - Andrew Y.T. Kudowor</text:span></text:p>
      <text:p text:style-name="Text_20_body"><text:span text:style-name="T11">Journal </text:span><text:span text:style-name="T10">specs </text:span><text:span text:style-name="T9"><text:line-break/></text:span><text:a xlink:type="simple" xlink:href="http://www.medicalimageanalysisjournal.com/content/authorinfo" text:style-name="Internet_20_link" text:visited-style-name="Visited_20_Internet_20_Link"><text:span text:style-name="T27">http://www.medicalimageanalysisjournal.com/content/authorinfo</text:span></text:a><text:span text:style-name="T79"><text:line-break/></text:span><text:a xlink:type="simple" xlink:href="http://www.journals.elsevier.com/medical-image-analysis/" text:style-name="Internet_20_link" text:visited-style-name="Visited_20_Internet_20_Link"><text:span text:style-name="T27">http://www.journals.elsevier.com/medical-image-analysis/</text:span></text:a><text:span text:style-name="T79"><text:line-break/></text:span><text:soft-page-break/><text:a xlink:type="simple" xlink:href="http://www.elsevier.com/guidepublication" text:style-name="Internet_20_link" text:visited-style-name="Visited_20_Internet_20_Link"><text:span text:style-name="T27">http://www.elsevier.com/guidepublication</text:span></text:a><text:span text:style-name="T9">).<text:line-break/></text:span><text:a xlink:type="simple" xlink:href="http://www.elsevier.com/artworkinstructions" text:style-name="Internet_20_link" text:visited-style-name="Visited_20_Internet_20_Link"><text:span text:style-name="T27">http://www.elsevier.com/artworkinstructions</text:span></text:a><text:span text:style-name="T9">.</text:span><text:span text:style-name="T13"><text:line-break/></text:span><text:span text:style-name="T9"><text:line-break/></text:span><text:span text:style-name="T12">Journal abbreviations source</text:span></text:p>
      <text:p text:style-name="Text_20_body"><text:span text:style-name="T9">Journal names should be abbreviated according to the List of Title Word Abbreviations: </text:span><text:a xlink:type="simple" xlink:href="http://www.issn.org/services/online-services/access-to-the-ltwa/" text:style-name="Internet_20_link" text:visited-style-name="Visited_20_Internet_20_Link"><text:span text:style-name="T27">http://www.issn.org/services/online-services/access-to-the-ltwa/</text:span></text:a><text:span text:style-name="T9">.</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6T12:39:23.916000000</meta:creation-date>
    <dc:date>2016-06-28T14:34:41.215000000</dc:date>
    <meta:editing-duration>PT3H17M9S</meta:editing-duration>
    <meta:editing-cycles>11</meta:editing-cycles>
    <meta:generator>LibreOffice/5.0.0.5$Windows_x86 LibreOffice_project/1b1a90865e348b492231e1c451437d7a15bb262b</meta:generator>
    <meta:document-statistic meta:table-count="4" meta:image-count="0" meta:object-count="0" meta:page-count="10" meta:paragraph-count="259" meta:word-count="4484" meta:character-count="30350" meta:non-whitespace-character-count="26112"/>
    <meta:user-defined meta:name="Mendeley Citation Style_1">http://www.zotero.org/styles/medical-image-analysis</meta:user-defined>
    <meta:user-defined meta:name="Mendeley Document_1">True</meta:user-defined>
    <meta:user-defined meta:name="Mendeley User Name_1">willbakermorrison@gmail.com@www.mendeley.com</meta:user-defined>
  </office:meta>
</office:document-meta>
</file>